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PingFang TC" svg:font-family="PingFang TC"/>
  </office:font-face-decls>
  <office:automatic-styles>
    <style:style style:name="P1" style:family="paragraph" style:parent-style-name="Standard">
      <style:paragraph-properties style:line-height-at-least="0.2361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PingFang TC" fo:font-size="12.0pt" fo:color="#000000" fo:background-color="#e0e0e0"/>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P4"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P5" style:family="paragraph" style:parent-style-name="Standard">
      <style:paragraph-properties style:line-height-at-least="0.2361in"/>
      <style:text-properties style:font-name="PingFang TC" fo:font-size="12.0pt" fo:color="#000000" fo:background-color="#e0e0e0"/>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ableColumn1" style:family="table-column">
      <style:table-column-properties style:column-width="3.4625in" style:rel-column-width="32767*"/>
    </style:style>
  </office:automatic-styles>
  <office:body>
    <office:text>
      <text:p text:style-name="P1"><text:span text:style-name="T1">陳真 | 2009.08.31 15:27 | </text:span><text:span text:style-name="T2">#</text:span></text:p>
      <text:p text:style-name="P2"><text:span text:style-name="T1">謝謝阿忠,訊息還是很曖昧,一問三不知,總說還不確定. 最後決定直接打給邀請人,探探看有沒有內線消息,我有她的私人手機,但手機沒開.</text:span></text:p>
      <text:p text:style-name="P2"><text:span text:style-name="T1">目前的狀況似乎是桃園的演講確定取消,高雄的從一萬五千人巨蛋改成數百人小會議廳,但另有一場跟單國璽的對談,漢神那邊倒是很肯定地說 9.2.早上九點半開始,自由入場.</text:span></text:p>
      <text:p text:style-name="P1"><text:a xlink:type="simple" xlink:href="http://palinfo.habago.org/mt-comments.cgi?__mode=red&amp;id=18564"><text:span text:style-name="T2">柳春春阿忠</text:span></text:a><text:span text:style-name="T1"> | 2009.08.31 12:33 | </text:span><text:span text:style-name="T2">#</text:span></text:p>
      <text:p text:style-name="P3"><text:span text:style-name="T1">台灣圖博之友會有整理一個行程表：</text:span><text:span text:style-name="T3"><text:line-break/></text:span><text:span text:style-name="T1">http://blog.yam.com/taiwanfortibet/article/23629810</text:span><text:span text:style-name="T3"><text:line-break/></text:span><text:span text:style-name="T1">應該是除了記者會取消之外，其他行程照常。可以打電話詢問:達賴喇嘛西藏基金會-地址：臺北市基隆路二段189號十樓之4/5 電話： (02)2736-0366 傳真： (02)2377-9163。</text:span><text:span text:style-name="T3"><text:line-break/></text:span></text:p>
      <text:p text:style-name="P1"><text:span text:style-name="T1">陳真 | 2009.08.31 11:10 | </text:span><text:span text:style-name="T2">#</text:span></text:p>
      <text:p text:style-name="P2"><text:span text:style-name="T1">有關達賴演講場地與時間,訊息相當混亂,到底有沒有取消?有沒有人有確實消息?我想去瞻仰一下偶像.</text:span></text:p>
      <text:p text:style-name="P1"><text:span text:style-name="T1">陳真 | 2009.08.29 16:19 | </text:span><text:span text:style-name="T2">#</text:span></text:p>
      <text:p text:style-name="P3"><text:span text:style-name="T1">NOWnews</text:span></text:p>
      <text:p text:style-name="P3"><text:span text:style-name="T1">AIT新處長抵台履新　司徒文：聆聽台灣人民心聲(2009/08/29)</text:span></text:p>
      <text:p text:style-name="P3"><text:span text:style-name="T1">記者慶正／台北報導</text:span></text:p>
      <text:p text:style-name="P3"><text:span text:style-name="T1">美國在台協會(AIT)台北辦事處處長司徒文(William A. Stanton)，28日中午抵台，他以流利中文表示，將延續前幾任處長卓越表現，增進美台關係，維持台海的和平穩定。</text:span></text:p>
      <text:p text:style-name="P3"><text:span text:style-name="T1">司徒文搭乘華航班機抵台，他在桃園國際機場記者會上以中文向國人問好，表達非常榮幸再度回到台灣，擔任美國在台協會處長。</text:span></text:p>
      <text:p text:style-name="P3"><text:span text:style-name="T1">他說，這次距離他上次到台灣常駐已經22年，他對台灣一直有著美好的回憶，其中包括他的長女Kate是在台灣出生，是標準的「made in Taiwan」。</text:span></text:p>
      <text:p text:style-name="P3"><text:span text:style-name="T1">司徒文盛讚台灣過去這些年的快速進步，令人驚訝；而台灣本身就是一個經濟奇蹟，在幾乎完全沒有任何天然資源情況下，僅靠著台灣人民的智慧與勤奮，成為全球第26大經濟體。</text:span></text:p>
      <text:p text:style-name="P3"><text:span text:style-name="T1">他表示，美國對於長期支持台灣人民追求民主理想，美國對台政策的成功，向來是建立在已經有30年歷史的台灣關係法上，美國對於這項政策有堅定的承諾，也會在既有的台灣關係法的基礎上，繼續加強彼此的關係。</text:span></text:p>
      <text:p text:style-name="P3"><text:span text:style-name="T1">司徒文曾經在台灣學過中文，也擔任過駐中國大使館政治參事，和駐韓國使館副館長等職務。他是接替楊甦棣(Stephen M. Young)所留下來的遺缺。</text:span></text:p>
      <text:p text:style-name="P3"><text:span text:style-name="T1">他說這幾個月會積極展開拜會與學習，並且聆聽台灣人民的心聲，希望有機會重新認識並熟悉台灣。</text:span><text:span text:style-name="T3"><text:line-break/></text:span></text:p>
      <text:p text:style-name="P1"><text:span text:style-name="T1">陳真 | 2009.08.28 11:39 | </text:span><text:span text:style-name="T2">#</text:span></text:p>
      <text:p text:style-name="P2"><text:span text:style-name="T1">(再續前)</text:span></text:p>
      <text:p text:style-name="P2"><text:span text:style-name="T1">一個正直且心智正常的人理應是這樣: 他對思想概念或事物現象具有深刻犀利的批判力,但他對 "人" 卻是放水的寬容的甚至不感興趣,因為那畢竟與眾人無關,不在議論範圍.</text:span></text:p>
      <text:p text:style-name="P2"><text:span text:style-name="T1">比方說一個普通人(不是公眾人物)是否孝順,上課是否專心聽講,是不是很愛錢,是不是熱愛名利等等,統統不干我們的事,而且根本無從議論起.</text:span></text:p>
      <text:p text:style-name="P2"><text:span text:style-name="T1">你可以議論任何概念或任何現象,但你卻不可能議論概念或現象底下的任何個別人事物,因為後者牽涉無限不可知的細節. 只有上帝才有本事知道這一切不可能被知曉的細節.</text:span></text:p>
      <text:p text:style-name="P2"><text:span text:style-name="T1">簡單說,對概念對現象我們越凶猛越好--只要你言之成理,怕就怕你根本說不出個道理來,但是,對於個別人與事,你最好還是客氣些尊重些溫柔些.</text:span></text:p>
      <text:p text:style-name="P2"><text:span text:style-name="T1">但台灣人卻往往剛往相反,面對概念或現象毫無思考與批判能力,說不出什麼像樣的道理來,大腦像漿糊,但是對於個別人事物卻十分感興趣,不但議論不休,而且只要是非我族類或落水狗就努力攻擊之,興致非常高昂. 特別是四下無人處,什麼事都敢做什麼話都敢講.</text:span></text:p>
      <text:p text:style-name="P2"><text:span text:style-name="T1">前一陣子有些波蘭的家長 "鼓勵" 我不要怕,不要 "自暴自棄",應該 "勇敢" 繼續和那些整天匿名抹黑他人的台灣(醫)學生對抗.</text:span></text:p>
      <text:p text:style-name="P2"><text:span text:style-name="T1">這樣的 "鼓勵" 其實有點怪. 當你在公廁糞坑裏看到一堆沒頭沒臉的蛆,惡臭難聞長相醜陋,很可怕,於是趕緊掩鼻而去. 這時你該鼓勵他不要怕蛆蛆嗎?</text:span></text:p>
      <text:p text:style-name="P2"><text:span text:style-name="T1">誰不怕公廁裏或獵物屍體上的蛆蛆呢? 但是這跟你怕一個巨人是不一樣的. 面對巨人你才需要勇氣,面對大便上一堆動來動去很可怕的蛆,你需要什麼勇氣? 除了大掃除或是除了掩鼻而去之外,你能拿沒頭沒腦的蛆怎麼樣?</text:span></text:p>
      <text:p text:style-name="P2"><text:span text:style-name="T1">鄭南榕自焚而死之前曾自囚七十一天,不願讓國民黨抓,除非,除非: "over my dead body" (跨過我的屍體),意思是說,你要抓我可以,但你只有可能抓到我的屍體.</text:span></text:p>
      <text:p text:style-name="P2"><text:span text:style-name="T1">恰恰20年了,20年來許多時候,每當我對未來種種必然將至的艱難或噩運感到一種很深的悲哀時,鄭南榕這句英文就會浮現我心裏: over my dead body. 該來的都來吧! 我或許對命運或萬般艱難無能為力, 但命運或艱難跨不過我的人,它只能跨過我的屍體.</text:span></text:p>
      <text:p text:style-name="P2"><text:span text:style-name="T1">我說過的千言萬語可以濃縮成這樣一句話: 既然生為人,那就好好當個人. 不要辜負生命,不要當一隻窩囊沒出息但卻很嚇人的蛆.</text:span></text:p>
      <text:p text:style-name="P2"><text:span text:style-name="T1">當我們看電影 "教父",應該向教父的浪漫與勇氣看齊,而不是向那些面目模糊但卻惡形惡狀的保鑣或小囉囉看齊.</text:span></text:p>
      <text:p text:style-name="P2"><text:span text:style-name="T1">今天當我們面對艱難,即便艱難大到不是我們所能負荷時,我們依然是個 "人",有著鮮明面貌的人,而不會喪失任何尊嚴,我們或許無法打倒艱難,但只要我們願意說不,不管是艱難或命運都跨不過我們,它只能跨過我們的屍體.</text:span></text:p>
      <text:p text:style-name="P2"><text:span text:style-name="T1">推土機壓過了若雪,但再強大的推土機能壓過什麼呢?它只能壓過若雪的屍體.</text:span></text:p>
      <text:p text:style-name="P2"><text:span text:style-name="T1">張藝謀說得對,"交戰雙方都有自己的英雄". 你要站在哪一方或持有任何一種立場都不是重點,重點是你究竟是一個人或一條蛆. 很多台灣人雖然生為人,但卻以成為一條蛆為傲,以為這樣子很嚇人好像很厲害似的,其實人們怕牠是因為牠污穢醜陋,而不是因為牠很有力量或很厲害.</text:span></text:p>
      <text:p text:style-name="P2"><text:span text:style-name="T1">昆汀塔倫提諾當坎城影展主席那一年(2004?),莫名其妙把金棕櫚獎頒給一部大爛片叫什麼911的,是一個拿 "左派" 當商品的生意人拍的,台灣俗不可耐的文化界對他很捧場,叫做Michael Moore.</text:span></text:p>
      <text:p text:style-name="P2"><text:span text:style-name="T1">我和學姐在坎城影展現場,聽聞大獎揭曉此事,感到很錯愕,這樣的爛片也能得獎? 於是我們就用隨身的一個蓆子拿來當標語牌,用英文寫著 "政治宣傳不等於藝術",然後藏在身上,當昆汀塔倫提諾和Moore出現在坎城會場準備對記者講話時,我們就舉起這個蓆子標語表示不滿.</text:span></text:p>
      <text:p text:style-name="P2"><text:span text:style-name="T1">法國警察本來要來搶我們的蓆子,後來覺得我們並無進一步干擾行為,他們的長官就決定任由我們在那邊舉牌.</text:span></text:p>
      <text:p text:style-name="P2"><text:span text:style-name="T1">面對各方質疑,幾周後,坎城影展當局竟破天荒首度承認說,頒獎給這樣一部片是一種 "錯誤",並希望以後不要再發生這種事,希望讓藝術以藝術本身的價值來評價,而不是以藝術以外的任何意識形態來評價.</text:span></text:p>
      <text:p text:style-name="P2"><text:span text:style-name="T1">但昆汀塔倫提諾仍然堅持說藝術的內涵並不一定要如此狹隘. 我至今無法同意這樣的說法. 但這並不影響我在電影藝術上對昆汀塔倫提諾的推崇. 他雖然很怪胎,甚至有點邪門,但即便是那樣一種邪門都依然充滿人味. 你不一定要喜歡他或喜歡他的作品,但你無法否認他的鮮明個性與風格恰恰是成為一個 "人" 唯一的元素.</text:span></text:p>
      <text:p text:style-name="P2"><text:span text:style-name="T1">你不一定要做好人,你也可以很邪惡,但即便是選擇邪惡也不該放棄成為一個 "人" 這樣一個基本要求. 你應該面目清楚地邪惡,盡一切可能去做最殘酷最惡劣的事都沒關係,但你永遠都該像個人,而不要讓自己成為一條醜陋嚇人但卻面目模糊的蛆蛆.</text:span></text:p>
      <text:p text:style-name="P2"><text:span text:style-name="T1">昨天去看惡棍特工,這電影本來是翻譯成 "無恥混蛋",我比較喜歡無恥混蛋這個翻譯,比較接近塔倫提諾的 "精神",他不歌頌美德,卻闡揚卑鄙與殘酷,但你很難不被他所描繪的這樣一些無恥角色所打動.</text:span></text:p>
      <text:p text:style-name="P2"><text:span text:style-name="T1">比方說劇中人真是一個比一個混蛋,但那樣一些無恥行徑或不講美德只講報復的思維,或許令人痛恨,卻不會令人輕視. 我們只會輕視蛆,而不會去輕視一個 "人",即便這個人是個無恥混蛋.</text:span></text:p>
      <text:p text:style-name="P2"><text:span text:style-name="T1">就好像你可以痛恨阿扁,但你很難輕視他,因為他的無恥行徑依然面目清晰,也就是說,在某個重要意義上,扁依然是條漢子.</text:span></text:p>
      <text:p text:style-name="P2"><text:span text:style-name="T1">扁實在有夠壞,早在1993年我就給他取了一個 "大壞蛋" 的綽號,但我從不否認他是個 "人",是條漢子,即便是條可惡無恥的漢子.</text:span></text:p>
      <text:p text:style-name="P2"><text:span text:style-name="T1">昆汀塔倫提諾本人政治性並不高,但從劇中自殺式同歸於盡的情節看來,感覺似乎就是在影射一些什麼. 特別是那個猶太人復仇的 "巨臉",似乎就跟 911現場繪聲繪影從濃煙中冒出的臉孔一般.</text:span></text:p>
      <text:p text:style-name="P2"><text:span text:style-name="T1">我知道這樣講很不政治正確,比方說二戰後以色列人千方百計不擇手段四處去獵捕或獵殺納粹一樣,純粹就是報復,而不是依循什麼文明公義的方式去追究責任. 在某個意義上我是尊敬這種精神的,即便我是站在它的對立面. 因為這樣一種作風儘管邪惡或無恥,但它的背後依然挺立著一個 "人" 的臉孔,而不是一隻蛆沒有任何五官的可怕模樣.</text:span></text:p>
      <text:p text:style-name="P2"><text:span text:style-name="T1">很多人以為我或我們是要鼓勵大家做好人,但事實上應該這麼說: 你能夠擁有美德正直行事當然最好,但這種高標準我們自己能否做到都大有問題,或許重要的並不是當好人或當壞人,而是當一個 "人". 就算你要為惡幹無恥混蛋的事,也該像個人那樣去幹,而不要窩窩囊囊地擠成一團當一堆蛆裏頭的其中一條.</text:span></text:p>
      <text:p text:style-name="P2"><text:span text:style-name="T1">但我總感覺菁英好像離 "人" 的境界要遠一些,而離 "蛆" 的模樣卻相當接近,他們或許位高權重相當嚇人,但卻窩窩囊囊的很沒出息,不像個 "人",而比較像尼采說的 "烏合之眾",簡單說就是蛆蛆.</text:span></text:p>
      <text:p text:style-name="P1"><text:span text:style-name="T1">陳真 | 2009.08.27 04:17 | </text:span><text:span text:style-name="T2">#</text:span></text:p>
      <text:p text:style-name="P3"><text:span text:style-name="T1">(續前)</text:span></text:p>
      <text:p text:style-name="P3"><text:span text:style-name="T1">之前的白烏鴉名單只是舉例,而非全部出列,沒有被放在名單裏頭的可別誤會,比方說還可以寫上很多啊,例如紀萬生陳蘇菊蘇慶黎蘇新蔣渭水郭雨新余登發許信良胡適國父以及一大堆暴力也好非暴力也罷的抗日或抗蔣人士如林秋梧白雅燦鐘逸人謝雪紅刺蔣的黃文雄等等等,當然也包括許多共產黨人如周恩來陳獨秀...要我古今中外列出一千個讓我尊敬的政治人物或政治工作者恐怕也不是問題.</text:span></text:p>
      <text:p text:style-name="P3"><text:span text:style-name="T1">另外,一個人有可能喜歡歌劇,但同時也喜歡流行歌,這並不衝突,但我沒辦法想像一個人會喜歡龍應台,卻同時也會喜歡維根斯坦,這是 "邏輯上" 不可能的事,就好像一個人不可能仰慕耶穌卻同時也仰慕撒旦一樣.</text:span></text:p>
      <text:p text:style-name="P3"><text:span text:style-name="T1">我在此不做評價與比較,而只是想說有著這麼一些人事物本質上是互斥的. 一個會仰慕龍應台的,肯定會很看不起維根斯坦(當然,我指的是生前或成名之前的維根斯坦),同理,一個仰慕維根斯坦的人,讀到龍應台或看其所作所為,大概會八字不合而上吐下瀉. 這是必然的事,因為他們代表恰好完全相反的兩種品味.</text:span></text:p>
      <text:p text:style-name="P3"><text:span text:style-name="T1">如果有人覺得自己可以同時喜歡兩種相反的品味,那他一定是在自欺欺人,他最多只能喜歡其中一種.</text:span></text:p>
      <text:p text:style-name="P3"><text:span text:style-name="T1">常有些人說多麼喜歡我的文字思維,然後卻又說我很像或甚至很期待我有一天能夠像某人--某個讓我想吐的人,我都覺得挺荒唐,他們不是真的喜歡我,他們只是喜歡一個想像中的我;而這樣一種想像經不起一點毛毛雨,很快就會把我給唾棄了.</text:span></text:p>
      <text:p text:style-name="P3"><text:span text:style-name="T1">最近有位前輩說我為人相處上很 nice,為何文字犀利,我說我看不出我的人和我的字有任何落差,如果有人覺得有的話,那只意味著他對我其實一點也不了解. 既非高估,也非低估,而是錯估.</text:span></text:p>
      <text:p text:style-name="P3"><text:span text:style-name="T1">我還說,文字又不是寫給一個人看的,而是寫給連時空也不特定的一群人看的, 可當我們講話時,當然是對著一個人或特定的一群人講話,否則難道是在對空氣講話? 這時候講起話來當然跟文字形式不同. 因為文字所呈現的是一種抽象概念,但你講話時卻純粹是針對一種具體的個別人事物.</text:span></text:p>
      <text:p text:style-name="P3"><text:span text:style-name="T1">比方說,你大可痛罵升學主義,但你難道能自以為你知道誰是升學主義者然後對著 "他" 痛罵一番說他是升學主義的走狗. 或比方說,你大可厭惡 "醫師" 這樣種一種高高在上的 "身份",但你難道一看到醫生就應破口大罵? 我厭惡政客,但並不是所有參與政治的人都是混蛋,就好像並不是所有升學的人都是升學主義者一樣.</text:span></text:p>
      <text:p text:style-name="P3"><text:span text:style-name="T1">對於抽象概念你要怎麼罵都行,但對於 "人" 你要罵他什麼?</text:span></text:p>
      <text:p text:style-name="P3"><text:span text:style-name="T1">至少有一點是完全可以確定的, 不管是跟我當朋友或當敵人都大可放心,我對任何人事物所能講的所有難聽話一概都是當面講而不會背後大放送,或甚至背後有另一套不同的說法.</text:span></text:p>
      <text:p text:style-name="P3"><text:span text:style-name="T1">朋友若對我的話語感到刺耳,那他儘可放心,這就是我要說的一切,背後不會有更刺耳的言語了. 對敵人也一樣,我若要批評,肯定會讓那個人知道,而不會私下另行搞破壞.</text:span></text:p>
      <text:p text:style-name="P3"><text:span text:style-name="T1">但台灣人一般不是這樣為人處世,而是人前一套人後又是另一套,表面上讚美你,但背後要怎麼講你就不知道了,往往好話背後會加個 "但是",而這個 "但是" 通常才是重點. 對於敵人當然就更不留情,陰的陽的陸海空都出動了.</text:span></text:p>
      <text:p text:style-name="P1"><text:a xlink:type="simple" xlink:href="http://palinfo.habago.org/mt-comments.cgi?__mode=red&amp;id=18540"><text:span text:style-name="T2">柳春春阿忠</text:span></text:a><text:span text:style-name="T1"> | 2009.08.26 12:46 | </text:span><text:span text:style-name="T2">#</text:span></text:p>
      <text:p text:style-name="P2"><text:span text:style-name="T1">我在自己噗浪裡問了一個問題，到現在還沒人回答，想必是有點難答的樣子：</text:span><text:span text:style-name="T3"><text:line-break/></text:span><text:span text:style-name="T1">不會施政但是會作秀跟不會施政也不會作秀，這兩者那一個危害較大？</text:span></text:p>
      <text:p text:style-name="P2"><text:span text:style-name="T1">我是選前者。不會施政，兩個都一樣糟。不會施政還會作秀這等於糟上加糟。</text:span><text:span text:style-name="T3"><text:line-break/></text:span><text:span text:style-name="T1">比方：在新莊各界民意代表同聲反對樂生指定古蹟大遊行抗議前後，台北縣議員一致聲援，除了一個叫陳明義的縣議員的以外。在這點上，至少這位縣議員還知道什麼叫古蹟，古蹟對於人民的意義是什麼，一個城市為什麼要留下這些歷史的實體存在物，等等之類的。更重要的是，他還知道有個文資法呢！哈哈哈哈。在這點上，就說明了，天下政客並不一般黑。</text:span></text:p>
      <text:p text:style-name="P1"><text:span text:style-name="T1">陳真 | 2009.08.26 00:22 | </text:span><text:span text:style-name="T2">#</text:span></text:p>
      <text:p text:style-name="P3"><text:span text:style-name="T1">你在說啥啊? 我不是常稱讚戴振耀林義雄黃紀男林弘宣鄭南榕翁山蘇姬甘地達賴詹益樺江鵬堅陳定南林勤綱林黎(玉爭)陳婉真翁金珠劉峰松陳永興曼德拉卡斯楚哈維爾墨西哥蒙面俠marcos以及一大堆我就算說出來也不會有人認識的基層黨外黨工...等等等等等嗎?</text:span></text:p>
      <text:p text:style-name="P3"><text:span text:style-name="T1">何止稱讚,我的整個生命跟這樣一些人幾乎都脫離不了關係不是嗎?比方說我挑實習醫院的第一志願是彰化基督教醫院,原因不就是因為劉峰松和翁金珠夫婦在彰化. 我要出國唸書,得找個人推薦學術以外的人品或社會參與等層面,我就找林義雄寫. 有人會去找一個自己看不起的人來推薦自己的人品嗎? 有人會為了想跟自己看不起的人距離上更接近一些而把該醫院列為第一志願嗎?有人會為了一個自己看不起的人的自焚而死而老是想把手伸進火裏去烤一烤感受一下那種痛苦嗎?...餘不贅述.</text:span></text:p>
      <text:p text:style-name="P3"><text:span text:style-name="T1">同學,我敢說你從來不曾好好看過我寫的任何一個字,因為從你經常轉貼中國時報那些空洞的爛文章就能看得出來. 一個人畢竟不可能同時喜歡龍應台卻又同時喜歡維根斯坦,那是互斥的. 我不是說你喜歡龍應台,而只是打個比方.</text:span></text:p>
      <text:p text:style-name="P3"><text:span text:style-name="T1">記得黨外時有位護士公開對大家說,"陳醫師不會浪費時間聽什麼音樂或看什麼電影,每次大家要看電影想找他卻他都不去,他是那種連看到一座美麗的山都只會看到整座山好像寫著 '台獨' 二字那樣的人".</text:span></text:p>
      <text:p text:style-name="P3"><text:span text:style-name="T1">奇怪的是,我平常連對同志都不談政治,更不用說對一般人,政治不是用談的,是用做的. 人們對我之理解,事實上只是反映他們如何看待人事物而已,而不是反映了真實的我.</text:span></text:p>
      <text:p text:style-name="P3"><text:span text:style-name="T1">我對這一切奇奇怪怪各式各樣的誤解,就算沒有甘之如貽,也差不多可以免疫了.</text:span></text:p>
      <text:p text:style-name="P3"><text:span text:style-name="T1">我覺得,只有混蛋加笨蛋才會有 "政治人物一般黑" 這樣的一種很沒有水平的理解人事物的方式. 而我不是混蛋,也不是笨蛋,自然不可能有那麼庸俗低能且中產外加窩囊沒出息的理解方式, 擁有那類想法的人,感覺就像個吃飽穿暖關心美白關心周年慶沒出息的小孬孬似的.</text:span></text:p>
      <text:p text:style-name="P4"/>
      <text:p text:style-name="P1"><text:span text:style-name="T1">李秉叡 | 2009.08.25 16:24 | </text:span><text:span text:style-name="T2">#</text:span></text:p>
      <text:p text:style-name="P2"><text:span text:style-name="T1">沒想到陳真先生也有您尊敬的政治人物，因為從您平常的留言看來會讓人有天下的政客一樣黑的感覺。</text:span></text:p>
      <text:p text:style-name="P1"><text:span text:style-name="T1">陳真 | 2009.08.24 07:59 | </text:span><text:span text:style-name="T2">#</text:span></text:p>
      <text:p text:style-name="P3"><text:span text:style-name="T1">70 萬人送金大中 南北韓乘機談</text:span><text:span text:style-name="T3"><text:line-break/><text:line-break/></text:span><text:span text:style-name="T1">【聯合報╱編譯朱小明、陳世欽／綜合報導】 2009.08.24 04:16 am</text:span><text:span text:style-name="T3"><text:line-break/><text:line-break/></text:span><text:span text:style-name="T1">載運南韓前總統金大中遺體的靈車23日自首爾市政廳廣場緩緩駛向顯忠院時，大批南韓人夾道送別。</text:span></text:p>
      <text:p text:style-name="P3"><text:span text:style-name="T1">路透社</text:span><text:span text:style-name="T3"><text:line-break/><text:line-break/></text:span><text:span text:style-name="T1">南韓總統李明博（右）23日在首爾接見擔任北韓弔唁團團長的北韓勞動黨書記金基南，兩人握手致意。</text:span><text:span text:style-name="T3"><text:line-break/></text:span><text:span text:style-name="T1">路透</text:span><text:span text:style-name="T3"><text:line-break/><text:line-break/></text:span><text:span text:style-name="T1">南韓政府23日為前總統金大中舉行南韓史上規模最大的國葬，全國並降半旗致哀。估計有70萬人前往南韓全國各地的182處靈堂弔唁這位致力追求民主與朝鮮半島和平的領袖。</text:span></text:p>
      <text:p text:style-name="P3"><text:span text:style-name="T1">南北韓也趁勢展開「葬禮外交」。南韓總統李明博23日在青瓦台接見前來弔唁金大中的北韓特使團，雙方就南北韓關係廣泛交換意見，會談約30分鐘。青瓦台發言人李東官表示，弔唁團轉達北韓領導人金正日的口信。由於口信內容敏感，南韓政府不對外公開。</text:span></text:p>
      <text:p text:style-name="P3"><text:span text:style-name="T1">李明博向擔任弔唁團團長的北韓勞動黨書記金基南等人表示，「只要南北韓真誠對話，沒有不能解決的問題」。弔唁團則回以「希望兩韓今後能夠通力合作，以解決各項問題」。外界多認為，這是兩韓關係解凍的跡象，紛紛猜測「葬禮外交」能否為朝鮮半島的和平帶來曙光。</text:span></text:p>
      <text:p text:style-name="P3"><text:span text:style-name="T1">這是兩韓近2年來首次進行的重要政治對話，也是去年初李明博上任以來，北韓首次派官方代表團前往南韓。北韓代表團在23日下午金大中國葬儀式正式展開前，就返回北韓。</text:span></text:p>
      <text:p text:style-name="P3"><text:span text:style-name="T1">金大中正式靈堂設在國會前院，大批民眾22日趕在喪禮前排隊向金大中的靈柩致敬。金大中家鄉全羅南道荷衣島到處懸掛輓聯，大街小巷的樹上也掛滿為故人祈福的絲帶。</text:span></text:p>
      <text:p text:style-name="P3"><text:span text:style-name="T1">金大中葬禮以國葬形式舉行，這是南韓30年來首次為前總統舉行國葬，之前的一次是1979年為任內遇刺的朴正熙總統所舉行。</text:span></text:p>
      <text:p text:style-name="P3"><text:span text:style-name="T1">儀式長90分鐘，2萬多人參加，中國、美國及日本都派出重量級弔唁特使團，場外還有1萬4千人到場追悼。金大中治喪委員達2379人，也寫下有史以來最高紀錄，遠高於今年5月為前總統盧武鉉治喪的千餘人，朴正熙國葬的治喪委員會僅691人。這也是南韓首次在國會舉行國葬，主因是金大中曾任六屆國會議員，國會至今仍留有他親手栽植的樹木及書法作品。金大中的遺體安葬在國家顯忠院。</text:span></text:p>
      <text:p text:style-name="P3"><text:span text:style-name="T1">金大中18日因肺炎併發症去世，享年85歲。他是南韓第一位反對黨出身的總統，並因推動兩韓和解榮獲2000年諾貝爾和平獎。</text:span></text:p>
      <text:p text:style-name="P1"><text:span text:style-name="T1">陳真 | 2009.08.24 04:17 | </text:span><text:span text:style-name="T2">#</text:span></text:p>
      <text:p text:style-name="P2"><text:span text:style-name="T1">南韓民眾追悼金大中 逾43萬人</text:span><text:span text:style-name="T3"><text:line-break/></text:span><text:span text:style-name="T1">更新日期:2009/08/23 10:39</text:span><text:span text:style-name="T3"><text:line-break/><text:line-break/></text:span><text:span text:style-name="T1">（中央社記者姜遠珍首爾23日專電）據南韓行政安全部統計顯示，至22日天下午3時為止，已經有43萬2932人前往設在南韓全國各地182處的前總統金大中弔唁靈堂，焚香致哀。</text:span></text:p>
      <text:p text:style-name="P2"><text:span text:style-name="T1">南韓「聯合新聞通訊社」報導，據行政安全部統計顯示，以地區來看，首爾弔唁人數達到9萬3515人，已故金大中的政治發祥地光州為7萬5945名、全羅南道為11萬3496人，此外，全羅北道、京畿道、釜山市、大邱市分別達到3萬8620名、3萬5484名、1萬1293名、6460名。</text:span></text:p>
      <text:p text:style-name="P2"><text:span text:style-name="T1">就金大中弔唁靈堂設置情況來看，在16個特別市、廣域市和道（省）共設立22處靈堂；在普通市、郡和區共設立了160處靈堂。</text:span></text:p>
      <text:p text:style-name="P2"><text:span text:style-name="T1">由於今天下午2時在國會前廣場舉行前總統金大中永訣儀式，為佈置現場，設置在國會大廈正門的靈堂，已於22日晚間停止使用，其他設置在各地的弔唁靈堂，將使用至永訣儀式結束前。980823（中央社記者姜遠珍攝）</text:span><text:span text:style-name="T3"><text:line-break/></text:span></text:p>
      <text:p text:style-name="P1"><text:span text:style-name="T1">陳真 | 2009.08.24 04:17 | </text:span><text:span text:style-name="T2">#</text:span></text:p>
      <text:p text:style-name="P3"><text:span text:style-name="T1">南韓民眾追悼金大中 逾43萬人</text:span><text:span text:style-name="T3"><text:line-break/></text:span><text:span text:style-name="T1">更新日期:2009/08/23 10:39</text:span><text:span text:style-name="T3"><text:line-break/><text:line-break/></text:span><text:span text:style-name="T1">（中央社記者姜遠珍首爾23日專電）據南韓行政安全部統計顯示，至22日天下午3時為止，已經有43萬2932人前往設在南韓全國各地182處的前總統金大中弔唁靈堂，焚香致哀。</text:span></text:p>
      <text:p text:style-name="P3"><text:span text:style-name="T1">南韓「聯合新聞通訊社」報導，據行政安全部統計顯示，以地區來看，首爾弔唁人數達到9萬3515人，已故金大中的政治發祥地光州為7萬5945名、全羅南道為11萬3496人，此外，全羅北道、京畿道、釜山市、大邱市分別達到3萬8620名、3萬5484名、1萬1293名、6460名。</text:span></text:p>
      <text:p text:style-name="P3"><text:span text:style-name="T1">就金大中弔唁靈堂設置情況來看，在16個特別市、廣域市和道（省）共設立22處靈堂；在普通市、郡和區共設立了160處靈堂。</text:span></text:p>
      <text:p text:style-name="P3"><text:span text:style-name="T1">由於今天下午2時在國會前廣場舉行前總統金大中永訣儀式，為佈置現場，設置在國會大廈正門的靈堂，已於22日晚間停止使用，其他設置在各地的弔唁靈堂，將使用至永訣儀式結束前。980823（中央社記者姜遠珍攝）</text:span><text:span text:style-name="T3"><text:line-break/></text:span></text:p>
      <text:p text:style-name="P1"><text:span text:style-name="T1">陳真 | 2009.08.24 04:14 | </text:span><text:span text:style-name="T2">#</text:span></text:p>
      <text:p text:style-name="P2"><text:span text:style-name="T1">金大中國葬 長眠首爾國立墓地</text:span></text:p>
      <text:p text:style-name="P2"><text:span text:style-name="T1">更新日期:2009/08/23 18:35</text:span><text:span text:style-name="T3"><text:line-break/><text:line-break/></text:span><text:span text:style-name="T1">南韓前總統金大中的葬禮今天以國葬的規格舉行。從舉行告別式的國會到安葬地點「銅雀洞國立墓地」的路上，聚集了好幾十萬人，送金大中最後一程。</text:span></text:p>
      <text:p text:style-name="P2"><text:span text:style-name="T1">金大中遺孀李姬鎬、總統李明博和第一夫人、前總統金泳三、各國駐韓使節、各地代表總計三萬多人參加告別式，儀式進行了大約九十分鐘。</text:span></text:p>
      <text:p text:style-name="P2"><text:span text:style-name="T1">儀式結束後靈車啟動，傍晚五點抵達首爾顯忠院。途徑地區有不少民眾為金大中送行。金大中的遺體被運到顯忠院的八十多坪墓地，舉行儀式後正式安葬。</text:span></text:p>
      <text:p text:style-name="P2"><text:span text:style-name="T1">這是繼一九七九年遇刺身亡的南韓前總統朴正熙、時隔三十年之後舉行的另一次國葬。(王長偉　在首爾報導)</text:span></text:p>
      <text:p text:style-name="P2"><text:span text:style-name="T1">南韓向偉大領袖金大中隆重告別</text:span></text:p>
      <text:p text:style-name="P2"><text:span text:style-name="T1">更新日期:2009/08/23 19:20 羅苑韶</text:span><text:span text:style-name="T3"><text:line-break/><text:line-break/></text:span><text:span text:style-name="T1">（法新社首爾23日電） 南韓今天向前總統金大中（Kim Dae-Jung）隆重告別，他生前對抗獨裁力求實踐民主，並在總統任內致力與共黨北韓謀求和平。</text:span></text:p>
      <text:p text:style-name="P2"><text:span text:style-name="T1">金大中於18日過世，享壽85歲，南韓國務總理韓昇洙（Han Seung-Soo）在國葬上表示，「他是近代史上一位偉大領袖」，贏得全世界敬重。</text:span></text:p>
      <text:p text:style-name="P2"><text:span text:style-name="T1">上萬名政治人物、外國貴賓和一般民眾出席在國會外舉行的國葬儀式，彰顯金大中對民主的貢獻。</text:span></text:p>
      <text:p text:style-name="P2"><text:span text:style-name="T1">北韓領袖金正日（Kim Jong-Il）前天派出弔唁團，到首爾致贈花圈。他們與現任總統李明博（LeeMyung-Bak）舉行會談後，今天於葬禮開始前離開。在延續數月敵對狀態後，前述會談為雙方改善關係帶來希望。</text:span></text:p>
      <text:p text:style-name="P2"><text:span text:style-name="T1">政府宣佈舉國哀悼6天，降半旗。約有2萬4000人出席葬禮。</text:span></text:p>
      <text:p text:style-name="P2"><text:span text:style-name="T1">送葬人士在國會大門上繫上黃絲帶，一幅巨大的金大中遺像立在台上，當局部署數千名警力維安。</text:span></text:p>
      <text:p text:style-name="P2"><text:span text:style-name="T1">葬禮在本地時間下午2點開始，為時一小時。其後在巨大國旗前導下，由30名摩托車警力護送，將靈柩移往國立顯忠院。（譯者：中央社羅苑韶）</text:span><text:span text:style-name="T3"><text:line-break/></text:span></text:p>
      <text:p text:style-name="P1"><text:span text:style-name="T1">陳真 | 2009.08.23 06:19 | </text:span><text:span text:style-name="T2">#</text:span></text:p>
      <text:p text:style-name="P3"><text:span text:style-name="T1">戰爭會讓人失去人性,好好一個人,在所謂正義的戰火中往往如惡魔一般. 你看那些為惡者,當你把他逮到眼前時,你會發現他也只不過是個跟我們一樣有著喜怒哀樂的 "人",而沒有生毛帶角,可當他佔著優勢或趁著四下無人時,便惡向膽邊生,什麼壞事都幹得出來.</text:span></text:p>
      <text:p text:style-name="P3"><text:span text:style-name="T1">美萊大屠殺只是冰山一角,美軍罪行,罄竹難書.我對美萊事件略知一二,保存許多當年的照片,卻從不願多談,長久下來慢慢變成一個疤,放在心中一個角落便沒事,可是只要一碰觸傷口,心便要淌血.</text:span></text:p>
      <text:p text:style-name="P3"><text:span text:style-name="T1">美萊屠殺之殘酷,不在於其死傷人數,而在於其完全缺乏戰爭意義,是一種毫無目的甚至純粹只是無聊取樂的一種屠殺,比方說抓一些小孩來練槍靶,虐殺者幾乎全部是老弱婦孺.</text:span></text:p>
      <text:p text:style-name="P3"><text:span text:style-name="T1">在人性上,美軍當然沒有比較殘酷,任何民族任何軍隊,只要他佔著絕對優勢,差不多都是這種嘴臉,日本鬼子短短幾天內可以殺掉數十萬南京市民,而且用盡一切最殘忍的手段.</text:span></text:p>
      <text:p text:style-name="P3"><text:span text:style-name="T1">美軍對此道歉,但仍然還有千千萬萬個美萊事件沉冤未雪,而更可惡的是日本鬼子到現在都還想否認南京大屠殺. 至於德國,若也跟日本學,弄個靖國神社來祭拜他們的納粹英雄,不知世人將做何感想.</text:span></text:p>
      <text:p text:style-name="P3"><text:span text:style-name="T1">大陸新一代導演陸川拍了部新片叫 "南京南京",背景就是南京大屠殺,據說相對於另一部電影 "拉貝日記" 算是比較中立溫和的角度. 十月中就要在台灣上映了.</text:span></text:p>
      <text:p text:style-name="P3"><text:span text:style-name="T1">金大中過世,台灣社會一片寂靜,彷彿根本沒有這件事. 一般人可以想見,但昔日同志們呢? 難道忘了誰是金大中?</text:span></text:p>
      <text:p text:style-name="P3"><text:span text:style-name="T1">美麗島事件後,台灣的反對運對--也就是所謂黨外,精神領袖之一不是旁人,就是金大中,而跟他息息相關的韓國學生抗爭,更是黨外人士的歌頌對象. 那才是真正名符其實的學生運動,不拘男女,學生說跳樓就跳樓,說自焚就自焚.</text:span></text:p>
      <text:p text:style-name="P3"><text:span text:style-name="T1">如今,一個好漢走了,彷彿一整個時代也隨之告終,但有些說不上來的東西,你記得也好,忘記也罷,它都勢必長存.</text:span></text:p>
      <text:p text:style-name="P3"><text:span text:style-name="T1">今年二月,我在莫札特於維也納的故居,看到一則當年的剪報,報導莫札特的死訊,輕描淡寫的短短幾行字; 那個時代的人,似乎不明白他們正經歷一個什麼樣的事件.</text:span></text:p>
      <text:p text:style-name="P3"><text:span text:style-name="T1">陳真</text:span><text:span text:style-name="T3"><text:line-break/></text:span><text:span text:style-name="T1">===============</text:span><text:span text:style-name="T3"><text:line-break/></text:span><text:span text:style-name="T1">逾40年後 越戰美萊村大屠殺案帶隊軍官道歉</text:span></text:p>
      <text:p text:style-name="P3"><text:span text:style-name="T1">更新日期:2009/08/22 15:05 楊超寰</text:span><text:span text:style-name="T3"><text:line-break/><text:line-break/></text:span><text:span text:style-name="T1">（法新社華盛頓22日電） 在超過40年之後，當年下令部隊屠殺越南美萊村（My Lai）平民的美國軍官，終於公開道歉。</text:span></text:p>
      <text:p text:style-name="P3"><text:span text:style-name="T1">前美軍中尉凱利（William Calley）在喬治亞州大哥倫布地區同濟會（Kiwanis Club）一次會員聚會中表示：「我生命中沒有任何一天不為那天發生在美萊村的事情而悔恨自責。我愧對那些被殺的人、愧對他們的家人，也愧對捲入本案的美軍士兵和他們的家人。我很遺憾。」</text:span></text:p>
      <text:p text:style-name="P3"><text:span text:style-name="T1">凱利在19日爆出這一席話，但因聽眾人數少，外界直到今天才獲悉。</text:span></text:p>
      <text:p text:style-name="P3"><text:span text:style-name="T1">1968年3月16日發生在美萊村的這件血案不但激起全球公憤，也重挫美國民眾對越戰的支持，加速促成美國結束越戰。</text:span></text:p>
      <text:p text:style-name="P3"><text:span text:style-name="T1">當時凱利所指揮的「查理連」（Charlie Company）一名士兵在一項「搜索與殲滅」任務中，對美萊村及鄰近村落平民開火，引發大屠殺。</text:span></text:p>
      <text:p text:style-name="P3"><text:span text:style-name="T1">由於村落中多數年輕人都下田工作去了，美國士兵開槍的目標多為老弱婦孺，全部手無寸鐵。</text:span></text:p>
      <text:p text:style-name="P3"><text:span text:style-name="T1">血案的確實死亡人數仍有爭議，但美國估計當天被屠殺的平民應在347人到504人之間。（譯者：中央社楊超寰）</text:span></text:p>
      <text:p text:style-name="P1"><text:span text:style-name="T1">陳真 | 2009.08.20 03:55 | </text:span><text:span text:style-name="T2">#</text:span></text:p>
      <text:p text:style-name="P2"><text:span text:style-name="T1">2009年08月18日 格林尼治標準時間12:19北京時間 20:19發表</text:span><text:span text:style-name="T3"><text:line-break/></text:span><text:span text:style-name="T1">BBC中文網</text:span></text:p>
      <text:p text:style-name="P2"><text:span text:style-name="T1">金大中生平介紹---從死囚到總統</text:span><text:span text:style-name="T3"><text:line-break/><text:line-break/></text:span><text:span text:style-name="T1">金大中生平簡介</text:span></text:p>
      <text:p text:style-name="P2"><text:span text:style-name="T1">金大中(Kim Dae-Jung)出生於韓國全羅南道新安郡一個小康農民家庭。據認為，他應該出生在1924年1月6日，但是為了在日據時期躲過兵役，他將出生日期改為1925年12月3日。</text:span></text:p>
      <text:p text:style-name="P2"><text:span text:style-name="T1">1943年金大中畢業於全羅南道木浦商業學校，後在韓國高麗大學、慶熙大學及劍橋、哈佛等歐美多所大學學習，並獲政治學博士及多種名譽學位。</text:span></text:p>
      <text:p text:style-name="P2"><text:span text:style-name="T1">金大中1954年開始從政，1961年當選為第五屆國會議員，其後歷任多屆國會議員，長期從事反對韓國軍政府獨裁的活動，成為韓國民主運動的領袖並為此遭遇了流亡、入獄、乃至綁架等迫害。</text:span><text:span text:style-name="T3"><text:line-break/><text:line-break/></text:span><text:span text:style-name="T1">金大中逝世 功過是非誰評說?</text:span></text:p>
      <text:p text:style-name="P2"><text:span text:style-name="T1">作為主要反對黨領袖，金大中曾經在1971年的大選中贏得46%的選票，與軍人當選總統朴正熙的票數十分接近。</text:span></text:p>
      <text:p text:style-name="P2"><text:span text:style-name="T1">暗算</text:span></text:p>
      <text:p text:style-name="P2"><text:span text:style-name="T1">大選一個月後，他經歷了第一次暗殺行動。一輛大貨車將他乘坐的汽車撞出公路，車上兩人喪生，但金大中死裡逃生。</text:span></text:p>
      <text:p text:style-name="P2"><text:span text:style-name="T1">不過這次暗殺未遂行動造成他一條腿受傷，留下終身殘疾。</text:span><text:span text:style-name="T3"><text:line-break/><text:line-break/></text:span><text:span text:style-name="T1">金大中曾多次訪問中國</text:span></text:p>
      <text:p text:style-name="P2"><text:span text:style-name="T1">1973年，金大中對朴正熙修改憲法為自己謀取更大權利發表公開譴責後不久，在日本東京遭到韓國特工的綁架。雖然有傳言稱，由於美國方面的干預，金大中得以生還，但是隨後的幾年時間他遭到軟禁、逮捕並被流放。</text:span></text:p>
      <text:p text:style-name="P2"><text:span text:style-name="T1">1979年朴正熙被暗殺後，另一軍事強人全斗煥上台。金大中以叛國罪被判處死刑。由於美國政府出面干預，金大中被改判監禁20年。1982年，他離開韓國前往美國波士頓，在哈佛大學任教。 1985年，他返回韓國後儘管再次被軟禁，但仍然繼續擔當反對派領袖的角色。</text:span></text:p>
      <text:p text:style-name="P2"><text:span text:style-name="T1">執政</text:span></text:p>
      <text:p text:style-name="P2"><text:span text:style-name="T1">1997年，金大中成功以在野黨領袖當選韓國總統。這是韓國自1948年建國以來，執政黨將權利首次以和平的方式交出。</text:span></text:p>
      <text:p text:style-name="P2"><text:span text:style-name="T1">1998年上台執政之初，亞洲金融風暴席捲韓國，使韓國經濟處於崩潰邊緣。</text:span><text:span text:style-name="T3"><text:line-break/><text:line-break/></text:span><text:span text:style-name="T1">2000年，金大中與金正日歷史性握手</text:span></text:p>
      <text:p text:style-name="P2"><text:span text:style-name="T1">金大中執政五年期間，對經濟結構進行改革，使韓國完成了從低級產品出口型經濟向高科技型經濟的轉變。</text:span></text:p>
      <text:p text:style-name="P2"><text:span text:style-name="T1">金大中上任後，隨即尋求與朝鮮和解，推行"陽光政策"。</text:span></text:p>
      <text:p text:style-name="P2"><text:span text:style-name="T1">2000年6月，金大中前往平壤與朝鮮領袖金正日舉行了歷史性的高峰會議。因此，金大中獲得該年度的諾貝爾和平獎。</text:span></text:p>
      <text:p text:style-name="P2"><text:span text:style-name="T1">儘管作為韓國第一任由在野黨領袖當選的總統，金大中一直倡導反腐倡廉，但是金大中政府的高官不斷因權錢交易而鋃鐺入獄。他的兩個兒子也因受賄被判刑，為此金大中先後5次向國民公開道歉。</text:span></text:p>
      <text:p text:style-name="P2"><text:span text:style-name="T1">儘管如此，金大中因其遠見、勇氣和對民主政治堅持不懈的追求，奠定了他在韓國歷史上的特殊地位。</text:span><text:span text:style-name="T3"><text:line-break/></text:span></text:p>
      <text:p text:style-name="P1"><text:span text:style-name="T1">陳真 | 2009.08.20 03:54 | </text:span><text:span text:style-name="T2">#</text:span></text:p>
      <text:p text:style-name="P3"><text:span text:style-name="T1">金大中生平簡介---從死囚到總統。(Junko Kimura /Getty Images)</text:span></text:p>
      <text:p text:style-name="P3"><text:span text:style-name="T1">焦點人物：南韓前總統金大中</text:span></text:p>
      <text:p text:style-name="P3"><text:span text:style-name="T1">（中央社首爾18日路透電）前總統金大中是南韓由威權統治邁向繁盛民主政治的關鍵人物，他也因致力推動改變共黨北韓，獲得國際稱許。 以姓名縮寫DJ廣為人知，在南韓威權統治時代早期一度被判處死刑，並多次遭遇暗殺陰謀的金大中，1997年12月當選南韓總統。 金大中於今天辭世，享壽85歲。</text:span></text:p>
      <text:p text:style-name="P3"><text:span text:style-name="T1">他在國際上最受人矚目的是2000年6月，兩韓首次舉行高峰會時與北韓領袖金正日握手並擁抱的一幕。 那次高峰會是他所倡議的「陽光政策」（SunshinePolicy）的最高潮。這個政策構想是希望透過援助承諾換取北韓合作，最終經由經濟整合促成兩韓統一。金大中也因提倡這項政策獲得2000年諾貝爾和平獎。</text:span></text:p>
      <text:p text:style-name="P3"><text:span text:style-name="T1">但在南韓現任保守派領袖主政下，兩韓關係急轉直下，他也只能對南北和解快速流失徒呼負負。在南韓國內，金大中義無反顧的對抗威權統治者，獲得民眾愛戴。 金大中是一位虔誠的天主教徒，不論用韓文或英文都能流利發表振奮人心的演說。</text:span></text:p>
      <text:p text:style-name="P3"><text:span text:style-name="T1">1970年代他在一次暗殺行動中因座車遭卡車撞離路面受傷，以致終身步行時都只能拖著腳走。 金大中早年隨未婚母親住在小島荷衣（Hawi）上，母親開了一家商店兼客棧，作島上鹽工的生意。 一家人後來搬到本土西南部的木浦（Mokpo）。</text:span></text:p>
      <text:p text:style-name="P3"><text:span text:style-name="T1">金大中在校成績優異，但高中畢業後未上大學即前往一家航運公司工作，賺錢養家。 後來他開始參政，於1961年首次當選國會議員，但不出數日，時為陸軍少將的朴正熙發動政變，解散了國會。 在南韓當局加強軍事統治之際，金大中逐漸成為國會反對派的年輕領袖。</text:span></text:p>
      <text:p text:style-name="P3"><text:span text:style-name="T1">1971年他參選總統，雖挑戰朴正熙失敗，但獲得46%選票，且各方普遍質疑選舉舞弊，偏袒朴正熙。1973年，金大中在東京一家旅館遭南韓特務綁架。遭綑綁並矇眼的金大中被帶上一艘船，駛往南韓。他懷疑自己將被拋海，並嫁禍北韓特務。 但美國「中央情報局」（CIA）及日本官員偵知這項陰謀，美國並派出一架飛機追上這艘船。在綁架者當場人贓俱獲下，金大中雖保住性命，但仍被帶回南韓並軟禁在家。</text:span></text:p>
      <text:p text:style-name="P3"><text:span text:style-name="T1">「韓國人」（The Koreans）一書作者布林（Michael Breen）說，「他覺得是美國介入才救了自己。這是他生命中的大事，也強化他的宗教信仰。」 隨後數年中，金大中成為結束南韓威權、軍事統治、建立民主政治最熱切的代言人。</text:span></text:p>
      <text:p text:style-name="P3"><text:span text:style-name="T1">他的政治理念及拒絕與軍事當局妥協，為自己招致6年牢獄之災、3年流亡及10年軟禁與監視。他也逃過多次暗殺行動。 1980年一個軍事法庭以叛國罪將金大中判處死刑，但後來改為無期徒刑，再減為20年徒刑，1982年又改成緩刑，條件是他前往美國。</text:span></text:p>
      <text:p text:style-name="P3"><text:span text:style-name="T1">1985年金大中回到南韓，當時的威權統治者、前將領全斗煥所領導的政府，正是原將金大中判處死刑者。後來全斗煥自己也因案被判處死刑，但獲得金大中特赦。</text:span></text:p>
      <text:p text:style-name="P3"><text:span text:style-name="T1">1987年及1992年金大中又兩度參選總統，但均落敗。 第三次落敗後，金大中宣布退出政壇，前往劍橋大學研究德國統一，宣稱餘生將致力推動兩韓統一。後來南韓因亞洲金融危機而動盪不安，支持者呼籲他再度參選總統。最後，在第四次嘗試下，他終於在1997年12月當選總統，任期5年。</text:span></text:p>
      <text:p text:style-name="P3"><text:span text:style-name="T1">在總統任內，金大中大力推動縮減控制南韓經濟的家族企業集團─南韓所稱的「財閥」─權力，並因與國際金融機構合作引導南韓走出經濟危機而廣受讚揚。 他也努力改善與東京的冷淡關係，並與日本時任首相小淵惠三（Keizo Obuchi）達成協議，取消許多前任南韓政府採取的限制日本文化產品進口措施。日本曾於1910至1945年殖民統治朝鮮半島。</text:span></text:p>
      <text:p text:style-name="P3"><text:span text:style-name="T1">金大中擔任總統的四項要務是企業、金融、勞工與政府四部門的大幅改革，並為南韓萌芽中的資訊科技產業奠基。他也推動南韓進一步民主化及兩性平權。但他的政府，以及他的親近家人，都涉入醜聞。</text:span></text:p>
      <text:p text:style-name="P3"><text:span text:style-name="T1">他的部分高階助理因違法付款被定罪，但他本人則沒有任何法律責任。金大中的兩個兒子因涉及金額高達840億韓元賄賂醜聞而入獄。2002年9月金大中形容這件事是他「人生最大不幸」。</text:span><text:span text:style-name="T3"><text:line-break/></text:span></text:p>
      <text:p text:style-name="P1"><text:span text:style-name="T1">陳真 | 2009.08.20 03:54 | </text:span><text:span text:style-name="T2">#</text:span></text:p>
      <text:p text:style-name="P2"><text:span text:style-name="T1">熬過迫害逃過暗殺 73歲甫登大位</text:span></text:p>
      <text:p text:style-name="P2"><text:span text:style-name="T1">中國時報 / 閻紀宇／綜合報導 2009/08/19</text:span></text:p>
      <text:p text:style-name="P2"><text:span text:style-name="T1">十八日過世的南韓前總統金大中，堪稱是第三世界國家民主運動的傳奇人物。他的前半生飽受軍事獨裁政權迫害，幾度逃過暗殺與處決。南韓步上民主化正軌之後，他在總統選舉中屢敗屢戰，最後以七十三歲高齡當選，登上畢生事業巔峰。</text:span></text:p>
      <text:p text:style-name="P2"><text:span text:style-name="T1">金大中出生於朝鮮半島西南部的全羅南道。南韓政治與地域的關係極為密切，全羅南、北道長期被視為落後地區，在政治與經濟上受到排擠打壓。慶尚南、北道則是政治菁英薈萃，朴正熙、全斗煥、盧泰愚、金泳三到盧武鉉等歷任領導人，清一色出身慶尚道。金大中一生大起大落，但全羅道鄉親對他的支持始終不變。</text:span></text:p>
      <text:p text:style-name="P2"><text:span text:style-name="T1">青年時期金大中曾短暫經商，但旋即踏上從政的不歸路，他雄辯淘淘，很快就吸引一批忠貞擁戴者。一九六一年他首度當選國會議員，但軍事強人朴正熙發動政變，推翻民選政府奪權，兩人從此成為死對頭。</text:span></text:p>
      <text:p text:style-name="P2"><text:span text:style-name="T1">一九七一年四月，金大中出馬挑戰總統寶座，功敗垂成，讓朴正熙嚇出一身冷汗。之後他屢次陷入險境，選後一個月出了一場莫名其妙的車禍，導致終身不良於行。兩年後的八月，他在東京遭南韓中央情報部（ＫＣＩＡ）幹員綁架，送到船上，雙腳繫上重物，若非美國阻止，這位未來總統早已葬身海底。</text:span></text:p>
      <text:p text:style-name="P2"><text:span text:style-name="T1">接下來的十多年，金大中在街頭運動、法庭受審、監獄囚禁、家中軟禁、海外流亡中度過。一九八○年五月，全羅南道「光州事件」爆發，取代朴正熙的全斗煥出動軍隊殘殺平民，誣指金大中「主導內亂陰謀事件」並判處死刑。所幸美國強力干預，教宗若望保祿二世也出面求情（金大中是虔誠天主教徒），金大中再度逃出鬼門關。</text:span></text:p>
      <text:p text:style-name="P2"><text:span text:style-name="T1">一九八七年，南韓舉行十多年來第一次總統直接民選，金大中當仁不讓，但因在野黨陣營分裂而落敗。五年後再次披掛上陣，這回敗給昔日同在反對陣營打拚的金泳三，一度宣布退隱江湖。但終究難以忘情政治，一九九七年他放手一搏，挑戰成功。</text:span></text:p>
      <text:p text:style-name="P2"><text:span text:style-name="T1">入主青瓦台之後的金大中，首先要收拾亞洲金融風暴之後，滿目瘡痍的南韓經濟。他配合「國際貨幣基金」（ＩＭＦ）要求，大刀闊斧對金融、企業、公共部門和勞資四大領域進行改革，成功推動南韓走向以資訊為中心的高科技經濟型態。二○○二年與日本合辦世界盃足球賽，也是傲人成就。</text:span></text:p>
      <text:p text:style-name="P2"><text:span text:style-name="T1">不過金大中最受全球矚目的政績仍是「陽光政策」，他全力促成南北韓關係改善，二○○○年六月親赴平壤，與北韓最高領導人金正日舉行歷史性的兩韓高峰會議，也為他贏得當年度的諾貝爾和平獎。金大中深信唯有透過對話和交流，才是實現南北和解、共存共榮的不二法門。只可惜他卸任之後，朝鮮半島局勢丕變，陽光難敵陰霾。</text:span></text:p>
      <text:p text:style-name="P2"><text:span text:style-name="T1">金大中雖然打著「反貪、改革」大纛登上總統寶座，本人也能夠以身作則，但許多部屬仍然跳不出南韓政商勾結的醬缸，甚至連他的三個兒子金弘一、金弘業與金弘傑都一一捲進收賄醜聞，令金大中頗為難堪，先後五次向國民公開道歉。</text:span></text:p>
      <text:p text:style-name="P2"><text:span text:style-name="T1">如今斯人已邈，無論執政五年的功過是非如何，縱觀金大中波瀾壯闊的一生，稱他是東北亞一代人傑，應不為過。</text:span><text:span text:style-name="T3"><text:line-break/></text:span></text:p>
      <text:p text:style-name="P1"><text:span text:style-name="T1">陳真 | 2009.08.18 19:01 | </text:span><text:span text:style-name="T2">#</text:span></text:p>
      <text:p text:style-name="P3"><text:span text:style-name="T1">My Hero...</text:span></text:p>
      <text:p text:style-name="P3"><text:span text:style-name="T1">南韓民主英雄　前總統金大中病逝</text:span><text:span text:style-name="T3"><text:line-break/></text:span><text:span text:style-name="T1">更新日期:2009/08/18 14:42</text:span><text:span text:style-name="T3"><text:line-break/><text:line-break/></text:span><text:span text:style-name="T1">（路透首爾18日電）在南韓民主奮鬥之路扮演關鍵角色，並因尋求與北韓和解而贏得2000年諾貝爾和平獎的南韓前總統金大中，今天因心臟衰竭，與世長辭，享年85歲。</text:span></text:p>
      <text:p text:style-name="P3"><text:span text:style-name="T1">一名診治金大中肺炎的醫院主管證實了金大中的死訊。南韓媒體報導，金大中死於心臟衰竭。</text:span></text:p>
      <text:p text:style-name="P3"><text:span text:style-name="T1">在生命的最後一年，金大中眼見他的努力遭到破壞，兩韓關係在現任保守派總統李明博運作下再度急凍。</text:span></text:p>
      <text:p text:style-name="P3"><text:span text:style-name="T1">眾人喜歡以英文姓名縮寫「DJ」稱呼極受歡迎的金大中。他曾為政治犯入獄，於1997年12月獲選為南韓總統，是南韓政治史上首度由反對黨人士當選總統。</text:span></text:p>
      <text:p text:style-name="P3"><text:span text:style-name="T1">在國際上，金大中以和北韓領導人金正日在2000年6月歷史性握手、擁抱聞名，當時首度舉行兩韓高峰會。</text:span></text:p>
      <text:p text:style-name="P3"><text:span text:style-name="T1">該次高峰會是金大中「陽光政策」多年努力的結果，也是他榮獲諾貝爾和平獎的主因。他提議以援助和透過經濟整合消除兩韓敵意為誘因，使北韓願意談判。</text:span></text:p>
      <text:p text:style-name="P3"><text:span text:style-name="T1">在南韓，金大中之所以家喻戶曉，並啟發年輕世代，則來自他窮其一生和南韓早期獨裁政權的對抗。他對獨裁者朴正熙的批評毫不放鬆，曾於1973年8月在東京遭南韓中央情報部的探員綁架，一度就要被拋入海中，但美國和日本政府迅速行動，及時將他救出。</text:span></text:p>
      <text:p text:style-name="P3"><text:span text:style-name="T1">金大中是虔誠的天主教徒，是韓語、英語流利的雙聲帶，演講極受歡迎。他走起路來一跛一跛，因為他的腿在70年代一次未成功的暗殺行動中受傷；當時一輛卡車將他的座車撞飛。</text:span></text:p>
      <text:p text:style-name="P3"><text:span text:style-name="T1">金大中的出生日期並不確定，但許多傳記的記載為1924年1月6日。中央社（翻譯）</text:span></text:p>
      <text:p text:style-name="P1"><text:span text:style-name="T1">陳真 | 2009.08.18 18:40 | </text:span><text:span text:style-name="T2">#</text:span></text:p>
      <text:p text:style-name="P2"><text:span text:style-name="T1">洪水來襲,我的屏東老家,毀村滅鄉,滿目瘡痍.</text:span></text:p>
      <text:p text:style-name="P1"><text:span text:style-name="T1">陳真 | 2009.08.06 17:53 | </text:span><text:span text:style-name="T2">#</text:span></text:p>
      <text:p text:style-name="P3"><text:span text:style-name="T1">整修內部, 暫停營業.同學們可以凱旋回家了,打烊了.</text:span></text:p>
      <text:p text:style-name="P1"><text:span text:style-name="T1">陳真 | 2009.08.05 23:59 | </text:span><text:span text:style-name="T2">#</text:span></text:p>
      <text:p text:style-name="P2"><text:span text:style-name="T1">我把所有匿名發言且/或帶有惡意的文字全砍了,對於那些冒用我的名字惡搞的人渣,我也不知道該怎麼道德勸說了. 我只能說如果我有點閒暇時間,我很樂意用文明的方式讓你們得到應有的懲罰.</text:span></text:p>
      <text:p text:style-name="P2"><text:span text:style-name="T1">還有,我除了在巴勒網這個有著充份言論自由而且絕對自律的網站上發言,不會笨到或無聊到跑去其他一些無法確保人權的地方發言. 若有人冒名,也只能請各位明察.</text:span></text:p>
      <text:p text:style-name="P1"><text:span text:style-name="T1">陳真 | 2009.08.05 22:25 | </text:span><text:span text:style-name="T2">#</text:span></text:p>
      <text:p text:style-name="P3"><text:span text:style-name="T1">我把所有匿名留言全砍了,而且也對那些冒用我的名字的混蛋做了記號. 台灣人真是很可悲.</text:span></text:p>
      <text:p text:style-name="P1"><text:span text:style-name="T1">陳真 | 2009.08.05 01:07 | </text:span><text:span text:style-name="T2">#</text:span></text:p>
      <text:p text:style-name="P2"><text:span text:style-name="T1">小藥師及最近留言的那位謝小姐還在嗎?</text:span></text:p>
      <text:p text:style-name="P2"><text:span text:style-name="T1">我8/14早上八點半將會跟和信醫院黃達夫院長及賴其萬教授碰面,另外還有一位波蘭的醫學生也會來,我是想請問謝小姐,不知道妳或妳的小孩想不想來跟我們見個面? 彼此談談,不是很正式的會面,所以不用緊張.</text:span></text:p>
      <text:p text:style-name="P2"><text:span text:style-name="T1">這個會面本來是我和兩位前輩事先就約好的,只是剛好遇到波蘭醫師這些事,於是就邀請一位最近認識的波蘭留學生(還有他的一兩位波蘭同學)也一道來,大家見個面.</text:span></text:p>
      <text:p text:style-name="P2"><text:span text:style-name="T1">但我又覺得機會難得,不如也邀請一位反波人士來,所以想問問小藥師有無意願. 因為我看你還挺友善的,應該不會來跟我們打架才對.</text:span></text:p>
      <text:p text:style-name="P2"><text:span text:style-name="T1">如果兩位及謝小姐的小孩有意願的話,麻煩跟我連絡,謝謝: email: emirchen228@ntu.edu.tw</text:span></text:p>
      <text:p text:style-name="P2"><text:span text:style-name="T1">其他人我就不便邀請了,因為基本成員就已經有四五位,人若多了其實也不好講話. 當然,如果你非常非常有興趣想來湊一腳,那也請跟我說吧,我想把 "客人" 人數控制在頂多頂多五個人以內.</text:span></text:p>
      <text:p text:style-name="P2"><text:span text:style-name="T1">這次主要是邀請波蘭醫師這一邊的人,但小藥師若有意願想來,不必害怕居於少數,我們不會迫害少數,而且我通常會選擇跟少數人站在一塊. 只是說,你若來參加,總得讓我們知道真實身份,而不能見了面還要當藏鏡人了.</text:span></text:p>
      <text:p text:style-name="P4"/>
      <text:p text:style-name="P1"><text:span text:style-name="T1">學姊 | 2009.08.04 20:24 | </text:span><text:span text:style-name="T2">#</text:span></text:p>
      <text:p text:style-name="P3"><text:span text:style-name="T1">台灣動物社會研究室的"動物有福利、人類有福氣"的T-shirt開賣囉, 有興趣的朋友可以上網購買. 胸前有豬眼睛和鼻子, 胸後有豬尾巴,有黑白與彩色兩種. 我覺得沒有幾年前出品的"痛苦到牠為止"那件好看. 不過台灣動物社會研究室是很值得支持的團體喔!</text:span></text:p>
      <text:p text:style-name="P3"><text:span text:style-name="T1">http://www.east.org.tw/public_content.php?id=55</text:span><text:span text:style-name="T3"><text:line-break/></text:span><text:span text:style-name="T1">http://www.east.org.tw/public_content.php?id=56</text:span></text:p>
      <text:p text:style-name="P1"><text:span text:style-name="T1">陳真 | 2009.08.04 13:44 | </text:span><text:span text:style-name="T2">#</text:span></text:p>
      <text:p text:style-name="P2"><text:span text:style-name="T1">(續前)</text:span></text:p>
      <text:p text:style-name="P2"><text:span text:style-name="T1">在一個擂台上,本應雙方打鬥,才有所謂比賽. 但你能想像一個擂台,上頭只有一個人,然後對手卻躲起來,而且不只一個,而是一大群人從四面八方射飛鏢發冷箭打手槍,我是說開黑槍,然後揚言這是 "正義之戰",是"為了公義",是 "真英雄",是 "道德自覺運動",你們不覺得這樣很荒唐很可恥嗎?</text:span></text:p>
      <text:p text:style-name="P2"><text:span text:style-name="T1">如果暴行真的不可免,那就雙方應該在一種公平的基礎上決鬥,好好行使暴力. 即便是暴力也應講究品德,西部開發時期或日本武士決鬥,那些趁人之危或從背後開槍者,是為人所不齒的,更不用說一群人躲起來,用盡各種非法或敗德的手段攻擊特定的一群人.就算攻擊者有一千萬個正義的理由,依然是卑鄙的一方.</text:span></text:p>
      <text:p text:style-name="P2"><text:span text:style-name="T1">窩不窩囊,你只要回家面對自己的家人或小孩就知道,難道你好意思跟你的家人小孩說: 把拔今天很偉大,用匿名抹黑的方式,幹掉了一個歐巴桑? 把拔是無名英雄!</text:span></text:p>
      <text:p text:style-name="P2"><text:span text:style-name="T1">你的家人小孩聽了,會覺得你很偉大或很沒出息很窩囊?</text:span></text:p>
      <text:p text:style-name="P2"><text:span text:style-name="T1">貝多芬說得很對: “讓你的小孩獲得幸福最好的方法就是: 把他教導成為一個正直的人.” 你的窩囊敗德行為, 表面上好像你不會有損失, 表面上好像神不知鬼不覺, 但實際上窩囊者給自己寫下了窩囊的墓誌銘, 最大的受害者是你自己.</text:span></text:p>
      <text:p text:style-name="P2"><text:span text:style-name="T1">相反地, 你若乾乾淨淨正正直直地幹活, 表面上好像虧很大, 但其實不會真的吃虧. 我是說, 在一種普遍敗德的世俗社會你會很慘沒錯, 但在另一個世界, 你的靈魂足以安息.</text:span><text:span text:style-name="T3"><text:line-break/></text:span></text:p>
      <text:p text:style-name="P1"><text:span text:style-name="T1">陳真 | 2009.08.04 13:30 | </text:span><text:span text:style-name="T2">#</text:span></text:p>
      <text:p text:style-name="P3"><text:span text:style-name="T1">各位反波無名英雄們! 你們不覺得當一個人講得正義凜然時,卻沒有人知道他是誰,搞不好是AI (人工智慧)自己在練習寫作文,你不覺得這樣的正義凜然很可笑嗎? 當你上公廁,看到牆上有人罵皇帝,罵得正義凜然,你會不會很欽佩? 好一個正義之士?</text:span></text:p>
      <text:p text:style-name="P3"><text:span text:style-name="T1">一個人當然可以匿名談論任何問題,但那樣的談論,那樣的一種所謂正義凜然,就跟公廁塗鴉一樣窩囊,一樣毫無意義. 是否窩囊你只要照鏡子看就知道,你會很滿意自己在公廁牆上幹了一件正義凜然的事嗎?</text:span></text:p>
      <text:p text:style-name="P3"><text:span text:style-name="T1">一個人就該好好當一個人,別當蛆蛆. 我常說,我總感覺台灣菁英很像一堆蛆,沒頭沒臉的,好像很見不得人似的,但卻又意見一堆,好發議論,但卻往往沒有臉孔沒有五官,雌雄莫辨.</text:span></text:p>
      <text:p text:style-name="P3"><text:span text:style-name="T1">反波無名英雄們!你們講來講去就是一直在講波蘭醫師或審核制度如何如何,但我從來沒有在跟你們討論這些行政問題啊,一直抓著我談有何意義? 我又不是醫界大老,也不是當官的, 而且,就算你們的主張一百分滿分,但你們的論理能力和道德水平卻依然只能打零分. 知識,道德,法律,三樣都不及格,而這才是問題的重點.</text:span></text:p>
      <text:p text:style-name="P1"><text:span text:style-name="T1">陳真 | 2009.08.04 02:06 | </text:span><text:span text:style-name="T2">#</text:span></text:p>
      <text:p text:style-name="P2"><text:span text:style-name="T1">剛才又刪了一個長長的反波留言,各位反波救台灣的英雄們,如果你們真的對自己的發言內容之道德水平與法律責任及認知內涵如此有自信,那麼就請各位麻煩一下,做個自我介紹,包括姓名性別及工作屬性或工作單位等等,別人的律師也比較方便能找到你,或方便大家對您表示欽佩. 謝謝合作.</text:span></text:p>
      <text:p text:style-name="P2"><text:span text:style-name="T1">一個人匿名講正義是很可笑的. 至於喜歡討論的,也該報告你的基本身份資料,要不然我怎麼知道是該拿出幼稚園大班的教材還是中班?</text:span></text:p>
      <text:p text:style-name="P2"><text:span text:style-name="T1">如果連表示一下自己的身份都覺得很危險, 那表示你其實很清楚我在批評什麼, 既然如此, 那就更沒有理由藉著匿名來任意傷害他人. 這樣很窩囊很沒出息不是嗎? 要嘛,真正當個好漢,要不就保持沉默或謹守發言分寸, 勿傷他人.</text:span></text:p>
      <text:p text:style-name="P1"><text:span text:style-name="T1">陳真 | 2009.08.04 01:37 | </text:span><text:span text:style-name="T2">#</text:span></text:p>
      <text:p text:style-name="P3"><text:span text:style-name="T1">各位記得去看首頁之九月公告,在阿忠的妙手之下,巴勒網的科技水平又往前邁進一步!</text:span></text:p>
      <text:p text:style-name="P3"><text:span text:style-name="T1">九月是去AIT,特別選911 這一天.</text:span></text:p>
      <text:p text:style-name="P1"><text:span text:style-name="T1">陳真 | 2009.08.04 01:20 | </text:span><text:span text:style-name="T2">#</text:span></text:p>
      <text:p text:style-name="P2"><text:span text:style-name="T1">這位先生說他 "只代表自己",但"自己" 是誰他卻不告訴你.</text:span></text:p>
      <text:p text:style-name="P2"><text:span text:style-name="T1">匿名不是問題,問題是匿名惡搞. 如果你擔心自己的言論會給自己招來禍端,那就保持沉默,而不是躲在洞裏亂丟炸彈,炸死誰不管,反正死是死道友不是死貧道.</text:span></text:p>
      <text:p text:style-name="P2"><text:span text:style-name="T1">而且,你又沒有付我們錢,我們也不是開調查局,有什麼義務要幫一個個釋放所謂 "事實" 的匿名者查證訊息是否屬實?</text:span></text:p>
      <text:p text:style-name="P2"><text:span text:style-name="T1">再說,你只是匿名逞英豪,藉著匿名大放厥詞; 你釋放的一點都不是事實,而是偏見和抹黑,你只是要告訴大家: 只要給波蘭醫師看病穩死無疑,你只是要告訴大家: 波蘭醫師的家長個個財大氣粗為富不仁而且還潑婦罵街,你只是要告訴大家: 波蘭醫師是程度低劣投機取巧的害群之馬,請問這些是 "事實" 嗎?</text:span></text:p>
      <text:p text:style-name="P2"><text:span text:style-name="T1">再說,如果你是要提倡一種主張或意見,而不是要表達一種純粹 "只代表你自己" 的私人感情,那麼,這些話語就必須能找到一個足以為該話語負起責任的當事人,否則它就是一種黑函,一種根本不具任何認知意義的公廁塗鴉.</text:span></text:p>
      <text:p text:style-name="P2"><text:span text:style-name="T1">一個人除非吃飽太閒沒事幹,要不就是真的笨到不行,否則沒有人應該以這樣一種方式去理解事情或討論事情.</text:span></text:p>
      <text:p text:style-name="P2"><text:span text:style-name="T1">或許你是個三歲小孩也說不定,或許你是個我們理應執之以禮的長輩,當我們根本不知道你究竟是誰時,事實上我們根本不可能有任何實質意義的溝通.</text:span></text:p>
      <text:p text:style-name="P2"><text:span text:style-name="T1">網路如果只是這樣一種公廁塗鴉比賽,那真的是吃飽太閒. 討論任何問題都必然得知道彼此的基本身份,難道有人會無聊到每天跑到公共廁所牆上和那些沒有主人的塗鴉討論問題?</text:span></text:p>
      <text:p text:style-name="P2"><text:span text:style-name="T1">這些話我講過恐怕不下一千兩百多萬次,我想哈巴狗電台大概可以開一家哈巴狗附設幼稚園了,專門教台灣人這樣一些大約屬於幼稚園大班的道理.</text:span></text:p>
      <text:p text:style-name="P2"><text:span text:style-name="T1">你們其實不是真的不懂,而是不想懂,而只想便宜行事. 當然,這位老兄或小姐或阿桑或小朋友還算善類,許多匿名匪類就不光只是這樣了. 之前就有一個愛台灣的,整天裝神弄鬼,後來被我逮到了,罪證確鑿,但我還是饒了他,保全他的名譽,只要他不再犯下惡行.</text:span></text:p>
      <text:p text:style-name="P1"><text:span text:style-name="T1">我不代表民眾，我只代表我自己 | 2009.08.03 22:12 | </text:span><text:span text:style-name="T2">#</text:span></text:p>
      <text:p text:style-name="P3"><text:span text:style-name="T1">阿忠先生您好：</text:span></text:p>
      <text:p text:style-name="P3"><text:span text:style-name="T1">想先請問您，我提出的都是現有可以查到的網頁跟資料（甚至有波茲南學院的google庫存網頁），難道您會因為我的匿名認定這些是偽造、用來攻擊波蘭醫師的資料？</text:span></text:p>
      <text:p text:style-name="P3"><text:span text:style-name="T1">為了向您證明我不是台灣醫學界人士，我很樂意發信給您或是給您我的聯絡方式證明我只是一個上班族。</text:span></text:p>
      <text:p text:style-name="P3"><text:span text:style-name="T1">但是，就如您所說的，這邊的資訊全部公開可見，是否可以容我縮在網路的保護後，因為我一點也不想面對這些「有力人士」！</text:span></text:p>
      <text:p text:style-name="P3"><text:span text:style-name="T1">您知道今周刊發了那篇有關波蘭醫生的報導之後電話被潑媽占線多久嗎？（本句無錯字）</text:span></text:p>
      <text:p text:style-name="P3"><text:span text:style-name="T1">或是您看到藥師那個部落格的資訊了？</text:span></text:p>
      <text:p text:style-name="P3"><text:span text:style-name="T1">我誠實告訴您，我會怕。</text:span><text:span text:style-name="T3"><text:line-break/></text:span><text:span text:style-name="T1">怕被波爸波媽來鬧到沒工作。</text:span><text:span text:style-name="T3"><text:line-break/></text:span><text:span text:style-name="T1">怕關係東牽西牽哪天怎麼死的都不知道！</text:span><text:span text:style-name="T3"><text:line-break/></text:span><text:span text:style-name="T1">我沒錢沒權每天都要加班工作月領只有三萬多，沒辦法跟這些有力人士拼命！</text:span></text:p>
      <text:p text:style-name="P3"><text:span text:style-name="T1">但我還是希望進醫院可以直的走出來，所以請容我支持台生，並找相關的佐證資料讓進入台灣的「所有」醫學院留學生都要實習並參加國考證明實力好嗎？</text:span><text:span text:style-name="T3"><text:line-break/></text:span></text:p>
      <text:p text:style-name="P1"><text:span text:style-name="T1">陳真 | 2009.08.03 21:32 | </text:span><text:span text:style-name="T2">#</text:span></text:p>
      <text:p text:style-name="P2"><text:span text:style-name="T1">謝謝劍橋的學弟,也謝謝小藥師及另一位??的留言.</text:span></text:p>
      <text:p text:style-name="P2"><text:span text:style-name="T1">謝謝小藥師善意的理解. 我覺得,人與人之間,除非秉持著基本的尊重與善意,否則永遠不可能找到共識.</text:span></text:p>
      <text:p text:style-name="P2"><text:span text:style-name="T1">我只是路見不平,拔滑鼠相助; 至於制度種種,我沒有特別的想法. 任何人儘管去提出或推展他的遠大目標,我沒意見,我只對手段有意見.</text:span></text:p>
      <text:p text:style-name="P2"><text:span text:style-name="T1">我在黨外時期生平第一張名片上,印著一段聖經以賽亞書上的話:</text:span></text:p>
      <text:p text:style-name="P2"><text:span text:style-name="T1">"把刀劍鑄成犁頭,把槍矛打成鎌刀,這國不舉刀攻擊那國,人們不再學習戰事".</text:span></text:p>
      <text:p text:style-name="P2"><text:span text:style-name="T1">我反戰也反了將近30年了,除了警察和特務之外,除了抹黑和造謠之外,沒有人鳥我,謊言橫行,戰爭依舊,難道我要因此揭竿而起?</text:span></text:p>
      <text:p text:style-name="P2"><text:span text:style-name="T1">一年做不到的事,如果它真的那麼重要,那就花十年二十年三十年去做,萬一死了還是做不到,總有人會持續把它完成. 耶穌釘死在十字架上倏忽也已經兩千年了,上帝國卻連個影子也沒有,難道上帝該因此著急或遷怒人類之冥頑不靈?</text:span></text:p>
      <text:p text:style-name="P2"><text:span text:style-name="T1">沒有人理你並無法構成侵犯他人的理由,否則我大概可以愛侵犯誰就侵犯誰了,因為從來都沒有人理我.</text:span></text:p>
      <text:p text:style-name="P2"><text:span text:style-name="T1">小藥師匿名,不願說出身份姓名及工作機構,為什麼? 因為你也害怕被人侵犯不是嗎? 既然如此,就不應該找理由去侵犯他人.</text:span></text:p>
      <text:p text:style-name="P2"><text:span text:style-name="T1">一個人若想為惡,永遠不必發愁找不到理由. 可當他決心放棄惡行時,卻不需要任何理由. 我要把人給推到河裏淹死,我可以找出一百個理由,可當我看見有人溺水而奮不顧身去救他,卻不需要問自己理由何在? 這不需要理由,這只需要一種決心.</text:span></text:p>
      <text:p text:style-name="P2"><text:span text:style-name="T1">"基本是非" 是一種絕對值,但是任何典章制度的修訂卻只是一種相對意見(opinion),而非真理(truth). 為了某種意見而戰是荒唐的,同時也是智能不足的.</text:span></text:p>
      <text:p text:style-name="P2"><text:span text:style-name="T1">一生反核武反戰,到了九十幾歲都還因為在核彈基地靜坐被逮捕坐牢的羅素,他有句話很犬儒,但也不無道理. 他說: "我絕不會為某種信念而死,因為搞不好我是錯的."</text:span></text:p>
      <text:p text:style-name="P2"><text:span text:style-name="T1">但你們卻是 "為了某種意見,我不惜讓一些人死." 如果這能說得通,整個人類社會將解體,回到叢林時代,以拳頭大小決定真理;二頭肌發達的當王;而哲學家大概只好當奴隸.</text:span></text:p>
      <text:p text:style-name="P2"><text:span text:style-name="T1">我常說,我總覺得說出一種意見是很令人害羞的;因為我有什麼意見一點也不重要; 我若把它公然有模有樣地講出來,便顯得我彷彿覺得它很重要似的,我會因此擔心別人會不會以為我智能不足,若非智能不足,怎麼會有人看重自己的一己之見?</text:span></text:p>
      <text:p text:style-name="P2"><text:span text:style-name="T1">別說貫徹己意,就連把意見說出來我都覺得很尷尬很丟臉. 因為意見翻來覆去就那幾種,你屬於哪一種,他屬於哪一種,我屬於哪一種,實在毫無意義可言.</text:span></text:p>
      <text:p text:style-name="P2"><text:span text:style-name="T1">這非自貶,而是任何人都一樣,意見這種東西,實在沒有什麼好推展的. 一種運動,如果只是為了推展某種意見,那不如大家想辦法去當官或結交權貴還更快,何必從事運動從事得那麼辛苦?</text:span></text:p>
      <text:p text:style-name="P2"><text:span text:style-name="T1">一種運動理應是為了推展一種價值,而不是一種意見. 價值並不會依附在權力裏頭,因此,我們對追求權力並不感興趣,因為我們所渴望的價值並不會因為有了權力之後就能達成.</text:span></text:p>
      <text:p text:style-name="P2"><text:span text:style-name="T1">我要說的是,你們反覆在意見的層次上和細節上伸張已意,但別人並不是批評你們的意見,而是批評你們傷害了基本價值.</text:span></text:p>
      <text:p text:style-name="P2"><text:span text:style-name="T1">好吧,姑且就不談什麼價值好了,可是,即便是要談一種意見,你們述說意見的本事依然只能打零分,毫無認知內涵,這從你們把一些所謂 "名人" 的支持當成寶就可以看得出來.</text:span></text:p>
      <text:p text:style-name="P2"><text:span text:style-name="T1">你們連訴說意見的能力都缺乏,更不用說提出什麼具有認知意義的實質論證,你們只是停留在一種政客造勢的模式上打爛仗,並以人多勢眾進行烏賊戰術. 這讓那些原本在意見上與你們一致的人看了都要退避三舍,或甚至拔滑鼠相助你們所攻擊的一方.</text:span></text:p>
      <text:p text:style-name="P2"><text:span text:style-name="T1">英國承認台灣的醫學學歷,但你若要在英國執業,自然得通過層層關卡,對此我無異議,因此,外國學歷在台認證等等,補強一些措施,加強審核等等,這些我也都不反對. 雖然我也覺得很不公平.</text:span></text:p>
      <text:p text:style-name="P2"><text:span text:style-name="T1">比方說,我的幾個學弟妹,有的來自義大利有的來自西班牙,他們也是醫生,但在一些臨床能力上似乎還輸了我一些,畢竟我比她們年紀大, 但她們想要在英國行醫卻很方便,簡直就像在她們自己的國內. 這很不公平.可是,難道我要去污名化她們?</text:span></text:p>
      <text:p text:style-name="P2"><text:span text:style-name="T1">再比方說,假設今天如果英國人把台灣的醫學院學歷講得一文不值臭不可聞,把台灣留學生說成個個是投機份子,個個血統欠佳腦子如醬糊,如果有英國人這麼惡搞,恐怕英國社會內部馬上就會有一大堆人跳起來痛罵這樣的一種荒唐惡行.</text:span></text:p>
      <text:p text:style-name="P2"><text:span text:style-name="T1">加強制度審核或認證是一回事,你如何去表述這些主張卻又是另一回事. 你們應該搞清楚別人在批評你們什麼,而不是像中了邪似地抓狂,稍有批評便視若寇讎,進而匿名狂咬一陣.</text:span></text:p>
      <text:p text:style-name="P2"><text:span text:style-name="T1">你們口口聲聲污名化他人的血統與智能,但你們自己卻反倒在智能的表現上做了極其可笑的負面示範. 這意味著你們顯然並不如你們自己所想像或所宣稱的那般 "優秀" 或 "血統" 優良.</text:span></text:p>
      <text:p text:style-name="P2"><text:span text:style-name="T1">我並不是說你們血統不良,而是說只有蒙眛時期例如十九世紀義和團時代或民族主義發高燒的時代,才會有這樣的一種 "血統論述". 這意味著你們或許真的需要爬出古井,看看井外的世界,看看今夕何夕. 你們所操弄的那一套 "語言",已經是一百年前的遺跡了;但可悲的是,這樣一種語言卻依然在這島上隨處可聞.</text:span><text:span text:style-name="T3"><text:line-break/></text:span></text:p>
      <text:p text:style-name="P1"><text:a xlink:type="simple" xlink:href="http://palinfo.habago.org/mt-comments.cgi?__mode=red&amp;id=18452"><text:span text:style-name="T2">柳春春阿忠</text:span></text:a><text:span text:style-name="T1"> | 2009.08.03 21:01 | </text:span><text:span text:style-name="T2">#</text:span></text:p>
      <text:p text:style-name="P3"><text:span text:style-name="T1">各位想繼續針對就讀波蘭醫學院回國學生是否適任的討論的話，是否可以麻煩各位具名PO文？</text:span><text:span text:style-name="T3"><text:line-break/></text:span><text:span text:style-name="T1">雖然留言板管理者可以在後台看到您的email等資訊，但各位的PO文都是公開可見的。</text:span><text:span text:style-name="T3"><text:line-break/></text:span><text:span text:style-name="T1">誰知道是誰在說這些話啊？</text:span></text:p>
      <text:p text:style-name="P3"><text:span text:style-name="T1">約有497,000項符合小藥師的查詢結果，</text:span><text:span text:style-name="T3"><text:line-break/></text:span><text:span text:style-name="T1">約有2,010,000項符合我不代表民眾，我只代表我自己的查詢結果。</text:span></text:p>
      <text:p text:style-name="P3"><text:span text:style-name="T1">想匿名PO文的話，就繼續留在可以匿名的世界裡。好嗎？</text:span><text:span text:style-name="T3"><text:line-break/></text:span></text:p>
      <text:p text:style-name="P1"><text:span text:style-name="T1">小藥師 | 2009.08.03 19:30 | </text:span><text:span text:style-name="T2">#</text:span></text:p>
      <text:p text:style-name="P2"><text:span text:style-name="T1">陳醫師，您好！</text:span></text:p>
      <text:p text:style-name="P2"><text:span text:style-name="T1">事先聲明我不是醫學生(這點從ID中就可知道)，但我卻的的確確是反波的大鄉民！</text:span></text:p>
      <text:p text:style-name="P2"><text:span text:style-name="T1">推 Bigheadhan:原PO是無辜的！可以允許我罵一聲啃嗎？ 07/30 18:41</text:span></text:p>
      <text:p text:style-name="P2"><text:span text:style-name="T1">上面的這段推文就是我在醫學生版上的推文。雖然這段文字是針對該篇文章的不滿，而非個人。但如果你覺得不舒服，我願意道歉！</text:span></text:p>
      <text:p text:style-name="P2"><text:span text:style-name="T1">但有些話在看完你的文章後實在不吐不快！我想提出兩個論點：</text:span><text:span text:style-name="T3"><text:line-break/></text:span><text:span text:style-name="T1">1、以暴制暴是個不可取的手段，但有更好的方法嗎？</text:span></text:p>
      <text:p text:style-name="P2"><text:span text:style-name="T1">陳醫師您認為一個行動最重要的不在目的，而在達成的手段！貼上「波蘭醫師名單」這手段有沒有道德的爭議？我承認有！</text:span></text:p>
      <text:p text:style-name="P2"><text:span text:style-name="T1">但在採取這麼激烈的手段之前，不知您有沒有發現醫學生私下作的努力？當體制內的方法都不成功時，才迫使醫學生走到這一步的啊！</text:span></text:p>
      <text:p text:style-name="P2"><text:span text:style-name="T1">當您在譴責醫學生的不當行為之時，是不是也能請你看看在波波事件還沒爆發前。第一個揭發波波事件的台灣女醫學生是受到了怎樣的威脅恐嚇呢？</text:span><text:span text:style-name="T3"><text:line-break/></text:span><text:span text:style-name="T1">http://www.wretch.cc/blog/billypan101/14376818)</text:span></text:p>
      <text:p text:style-name="P2"><text:span text:style-name="T1">我想舉個例子。我雖然不老，但在醫院裡也待過一陣子。當時本院的藥委會在某年突然進了一大堆新藥。同成分同劑量不同品名的針劑、突然激增！光genta就來了7種。這樣的改變造成本院藥局極大的困擾。大家推測這麼荒謬的情形大概與廠商的後台脫不了關係！</text:span></text:p>
      <text:p text:style-name="P2"><text:span text:style-name="T1">當時藥局內有一個較老的學姐上書院方，走體制內的方法。希望能改變這個情形！但換來的是院方的不聞不問！有一個年輕的學長火了。一樣上書院方，但在文章的後面加了一段話「若未有妥善處置，將投書XX日報。以下附上日報電話：02-XXXXXXXX」。差不多的上書內容，院方卻很快有了回應。答應在下年度的審查中，將會嚴加管理用藥品項。到了第二年，院方果然沒再進那麼多無意義的藥了。但我這位學長卻也獲得不再續聘的結果！</text:span></text:p>
      <text:p text:style-name="P2"><text:span text:style-name="T1">我舉這個故事的目的有二：</text:span><text:span text:style-name="T3"><text:line-break/></text:span><text:span text:style-name="T1">(1)學長的手段絕對帶有威脅院方的意味。但不可否認的，這樣激烈的手段卻帶來了實質的改變！好的改變！</text:span></text:p>
      <text:p text:style-name="P2"><text:span text:style-name="T1">如果有其他的方法，我相信學長不會走這條路。但事實上是根本沒有這個方法啊~~~~</text:span></text:p>
      <text:p text:style-name="P2"><text:span text:style-name="T1">(2)陳醫生您說醫學生在爆料波波事蹟時，往往以一種不具名的抹黑方式。</text:span></text:p>
      <text:p text:style-name="P2"><text:span text:style-name="T1">我相信，在這些爆料的文章中。有可能有抹黑的，但也有可能是事實，但是不敢具名！</text:span></text:p>
      <text:p text:style-name="P2"><text:span text:style-name="T1">為什麼不敢具名？沒有人是聖人。許多人雖然極力反波，但卻沒有多少人願意為了反波而丟了自己的飯碗啊！</text:span></text:p>
      <text:p text:style-name="P2"><text:span text:style-name="T1">我一開始在看到網路上眾多波波事蹟時，其實心裡是抱著疑問的。由於家中有人也是醫生，我便問了一下他的觀感。</text:span></text:p>
      <text:p text:style-name="P2"><text:span text:style-name="T1">他說：「我不重視醫生是哪畢業的？但我重視的是實力！」但以他的觀察，在他院內的那個波波，實力確實不如國內的住院醫師啊！</text:span><text:span text:style-name="T3"><text:line-break/></text:span><text:span text:style-name="T1">(以他的說法，應該是病人血糖值已經過低了。但是這名波波卻沒有作即時的處置。</text:span><text:span text:style-name="T3"><text:line-break/></text:span><text:span text:style-name="T1">如果陳醫生覺得我是在抹黑波波。那麼請來信。我很願意告訴你這位波波的姓名及醫院。</text:span><text:span text:style-name="T3"><text:line-break/></text:span><text:span text:style-name="T1">但是要我提證據，我確實沒有。我選擇相信我家人)</text:span></text:p>
      <text:p text:style-name="P2"><text:span text:style-name="T1">2、考試的公平性</text:span><text:span text:style-name="T3"><text:line-break/></text:span><text:span text:style-name="T1">雖然我是藥師。但與醫學生不同，我反波的主因不是為了病人的健康也不是為了保飯碗。我只想維護考試的公平性！</text:span></text:p>
      <text:p text:style-name="P2"><text:span text:style-name="T1">在台灣，「醫師」二字代表的是優渥的收入及崇高的社會地位。為了考醫生，重考三、四年或是大學畢業後再拼後醫的人比比皆是！</text:span></text:p>
      <text:p text:style-name="P2"><text:span text:style-name="T1">但我卻看到一群人，能夠繞過台灣的體制。回台成為醫生，這確實是我無法接受的！我相信這也是許多非醫學生的鄉民為什麼反波的原因！</text:span></text:p>
      <text:p text:style-name="P2"><text:span text:style-name="T1">我知道這世界本不公平！有很多人在出生之時，就已註定承接父母的社會資源。但我選擇「盡力」去避免不公平的產生，盡力去維護考試的體制！畢竟，考試是許多低社經地位家族想翻身的唯一方法。</text:span></text:p>
      <text:p text:style-name="P2"><text:span text:style-name="T1">我必須承認，在此之前。我從未聽過陳醫師這一號人物。在bbs下的噓文也是針對該篇文章的不滿！當時的我認為陳醫師只不過是為反對而反對。但當我看到您與柳林的書信往來時，我的感覺是。你不是為反對而反對，但你所建築所提倡的是個過於「完美」的烏托邦世界。但「完美」從來就不存在現實社會中啊！</text:span><text:span text:style-name="T3"><text:line-break/></text:span></text:p>
      <text:p text:style-name="P1"><text:span text:style-name="T1">我不代表民眾，我只代表我自己 | 2009.08.03 19:24 | </text:span><text:span text:style-name="T2">#</text:span></text:p>
      <text:p text:style-name="P3"><text:span text:style-name="T1">陳真先生您好。</text:span></text:p>
      <text:p text:style-name="P3"><text:span text:style-name="T1">請容我以一個非醫學相關工作的民眾個人的身分請教您，波蘭醫生們持續說明的「實習」實際是見習而非實習？</text:span></text:p>
      <text:p text:style-name="P3"><text:span text:style-name="T1">先附上雜誌的稿子給您參考</text:span><text:span text:style-name="T3"><text:line-break/></text:span><text:span text:style-name="T1">http://img146.imageshack.us/img146/4324/popo016.jpg</text:span><text:span text:style-name="T3"><text:line-break/></text:span><text:span text:style-name="T1">http://img39.imageshack.us/img39/4702/popo017.jpg</text:span></text:p>
      <text:p text:style-name="P3"><text:span text:style-name="T1">以及網路的部分整理，當然這是一面倒的台灣生的整理。</text:span><text:span text:style-name="T3"><text:line-break/></text:span><text:span text:style-name="T1">http://ragwing.sg1009.myweb.hinet.net/popodoc.pdf</text:span></text:p>
      <text:p text:style-name="P3"><text:span text:style-name="T1">再附上兩份資料，煩請您過目，然後容我與您解說我的目的：</text:span></text:p>
      <text:p text:style-name="P3"><text:span text:style-name="T1">這邊是波蘭學生(同樣是您說的匿名)的新聞稿</text:span><text:span text:style-name="T3"><text:line-break/></text:span><text:span text:style-name="T1">http://www.etaiwannews.com/etn/news_content.php?id=1013250&amp;lang=tc_news&amp;cate_img=265.jpg&amp;cate_rss=news_MD#</text:span></text:p>
      <text:p text:style-name="P3"><text:span text:style-name="T1">google庫存－波茲南大學網頁</text:span><text:span text:style-name="T3"><text:line-break/></text:span><text:span text:style-name="T1">http://74.125.155.132/search?q=cache:BmbG7Sv0AkUJ:www.ump.edu.pl/eng/index.php%3Fstrona%3D3_430_1233754762%26am%3D430+%22THE+RIGHT+TO+PRACTICE+MEDICINE/DENTISTRY%22&amp;cd=4&amp;hl=zh-TW&amp;ct=clnk&amp;gl=tw&amp;client=firefox-a</text:span></text:p>
      <text:p text:style-name="P3"><text:span text:style-name="T1">同一頁目前的樣子</text:span><text:span text:style-name="T3"><text:line-break/></text:span><text:span text:style-name="T1">http://www.ump.edu.pl/eng/index.php?strona=3_430_1233754762&amp;am=430</text:span></text:p>
      <text:p text:style-name="P3"><text:span text:style-name="T1">請容我抓緊新聞稿中的這句話</text:span><text:span text:style-name="T3"><text:line-break/></text:span><text:span text:style-name="T1">「他說，再加考波蘭文後，通過醫師考試的外國學生即取得住院醫師的資格，展開13個月的住院醫師訓練，類似台灣住院醫師第一年的訓練，不是傳聞中的18個月，更不是學生在做的實習。」</text:span></text:p>
      <text:p text:style-name="P3"><text:span text:style-name="T1">但是google庫存頁中（google庫存代表本頁確實"曾經"存在）</text:span><text:span text:style-name="T3"><text:line-break/></text:span><text:span text:style-name="T1">According to the Polish law, in order to obtain full qualifications leading to obtaining the right to practice the profession, a person with the Polish “Lekarz Dentysta” or “Lekarz” degree diploma has to complete an obligatory post-graduate internship (staż podyplomowy) that lasts 12 months (for DDS) or 18 months (for MD) and pass the National Dental/Medical Exam (LDEP/LEP).</text:span><text:span text:style-name="T3"><text:line-break/></text:span><text:span text:style-name="T1">是否這段文字中有說要實習？是否是12個月/18個月？</text:span></text:p>
      <text:p text:style-name="P3"><text:span text:style-name="T1">我想要表達的是，現在跳出來的波蘭醫學生或波蘭醫生(請容我分不出來，因為這位Jimmy也是匿名)，表現中就如上面有很多有的沒的小漏洞，這些難道不足以作為懷疑的證據？</text:span></text:p>
      <text:p text:style-name="P3"><text:span text:style-name="T1">在群眾活動中自然會有很多激動的人出現，但是因此，您就忽略了另外一方的說詞，或認為他們不理性，是否會漏失部分的資訊？</text:span></text:p>
      <text:p text:style-name="P3"><text:span text:style-name="T1">引述您的話：「我真的挺樂意用法律行動來給各位做一種機會教育,當道德使不上力,或許唯有法律才會使人壓制他的惡念」</text:span></text:p>
      <text:p text:style-name="P3"><text:span text:style-name="T1">我個人看到這句其實很認同。但是我認為，當波蘭醫師講述那些充滿漏洞的話語的時候，</text:span></text:p>
      <text:p text:style-name="P3"><text:span text:style-name="T1">　「當道德使不上力」</text:span></text:p>
      <text:p text:style-name="P3"><text:span text:style-name="T1">我也只有支持台生們要求他們考試，要求他們實習。</text:span></text:p>
      <text:p text:style-name="P3"><text:span text:style-name="T1">　「唯有法律才會使人壓制他的惡念」</text:span></text:p>
      <text:p text:style-name="P3"><text:span text:style-name="T1">喔，惟有法律才可以保護我給夠資格的醫師看診。</text:span></text:p>
      <text:p text:style-name="P3"><text:span text:style-name="T1">不過目前法律看起來也不夠力了。</text:span><text:span text:style-name="T3"><text:line-break/></text:span><text:span text:style-name="T1">http://www .cna .com .tw/ShowNews/Detail.aspx?pSearchDate=&amp;pNewsID=200907170276&amp;pType0=READTIME&amp;pType1=&amp;pTypeSel=0</text:span><text:span text:style-name="T3"><text:line-break/></text:span><text:span text:style-name="T1">(cna .com .tw中間有空白，不然網頁不讓我submit)</text:span></text:p>
      <text:p text:style-name="P3"><text:span text:style-name="T1">請問陳醫師，我該怎麼尋找到真正夠資格的醫師保住我一條小命？</text:span></text:p>
      <text:p text:style-name="P3"><text:span text:style-name="T1">再回頭問謝小姐</text:span><text:span text:style-name="T3"><text:line-break/></text:span><text:span text:style-name="T1">　1.只是當年不想重考(高中唸怕了)</text:span><text:span text:style-name="T3"><text:line-break/></text:span><text:span text:style-name="T1">　2.就算我們國考考贏她們</text:span><text:span text:style-name="T3"><text:line-break/></text:span><text:span text:style-name="T1">上兩句會不會有點矛盾？國考難道會比大學好考？</text:span></text:p>
      <text:p text:style-name="P3"><text:span text:style-name="T1">再者「就算自願"多"實習一年」</text:span><text:span text:style-name="T3"><text:line-break/></text:span><text:span text:style-name="T1">　您知道波蘭留學生回到本國是「都要實習」的嗎？最少美國就是這樣喔。</text:span><text:span text:style-name="T3"><text:line-break/></text:span><text:span text:style-name="T1">　以及波蘭的醫師規定畢業後要再醫院實習滿18個月才算是正式醫師（請見上方英文字部分）</text:span><text:span text:style-name="T3"><text:line-break/></text:span><text:span text:style-name="T1">　您的「多」實習一年是從哪邊多的？</text:span><text:span text:style-name="T3"><text:line-break/></text:span></text:p>
      <text:p text:style-name="P1"><text:a xlink:type="simple" xlink:href="http://palinfo.habago.org/mt-comments.cgi?__mode=red&amp;id=18449"><text:span text:style-name="T2">柳春春阿忠</text:span></text:a><text:span text:style-name="T1"> | 2009.08.03 18:33 | </text:span><text:span text:style-name="T2">#</text:span></text:p>
      <text:p text:style-name="P2"><text:span text:style-name="T1">各位同學，目前正使用picasa上傳照片中，8月份以前的會歸入同一個照片集；陳真與學姊在英國站樁那幾張會另外開一個照片集。自8月份開始都會單獨開一個照片集。</text:span><text:span text:style-name="T3"><text:line-break/></text:span><text:span text:style-name="T1">然後過期的站樁公告會改標題為98年XX月站樁公告與站樁成員筆記簿(有更好名字的請提供，早上喝的咖啡因現在已經失效了)。</text:span></text:p>
      <text:p text:style-name="P1"><text:span text:style-name="T1">劉正威 | 2009.08.03 17:59 | </text:span><text:span text:style-name="T2">#</text:span></text:p>
      <text:p text:style-name="P3"><text:span text:style-name="T1">陳真學長,</text:span></text:p>
      <text:p text:style-name="P3"><text:span text:style-name="T1">四個月前我撰文"波蘭台生事件是台灣進入公民社會的契機"也希望發表類似學長的看法。無奈筆鋒不夠犀利，論述方式又過於戰戰兢兢，在論壇上看倌們連戰都不想戰...</text:span></text:p>
      <text:p text:style-name="P3"><text:span text:style-name="T1">對於學長提到台灣劍橋學生畢業選擇的那段描述，真是心有戚戚焉阿。</text:span></text:p>
      <text:p text:style-name="P3"><text:span text:style-name="T1">正威於劍橋</text:span></text:p>
      <text:p text:style-name="P1"><text:span text:style-name="T1">陳真 | 2009.08.03 15:37 | </text:span><text:span text:style-name="T2">#</text:span></text:p>
      <text:p text:style-name="P2"><text:span text:style-name="T1">我刪了一個叫大家去哪裡討論的匿名留言,要討論的人自己去討論,但不是懷著一種製造事件或看熱鬧的心理來炒作,很興奮似地,這樣實在很卑鄙; 不要拿別人的受害當成你的娛樂題材.</text:span></text:p>
      <text:p text:style-name="P1"><text:span text:style-name="T1">智巽 | 2009.08.03 14:49 | </text:span><text:span text:style-name="T2">#</text:span></text:p>
      <text:p text:style-name="P3"><text:span text:style-name="T1">這些醫學生真像著了魔..</text:span><text:span text:style-name="T3"><text:line-break/></text:span><text:span text:style-name="T1">聰明人有時讓人感覺很惡毒,如果他們唸過體育班搞不好還比較好!</text:span><text:span text:style-name="T3"><text:line-break/></text:span></text:p>
      <text:p text:style-name="P1"><text:a xlink:type="simple" xlink:href="http://palinfo.habago.org/mt-comments.cgi?__mode=red&amp;id=18444"><text:span text:style-name="T2">杜鑑哲</text:span></text:a><text:span text:style-name="T1"> | 2009.08.03 12:22 | </text:span><text:span text:style-name="T2">#</text:span></text:p>
      <text:p text:style-name="P2"><text:span text:style-name="T1">聽你說故事講道理一定是件愉悅的事情 看了些許你的文章</text:span></text:p>
      <text:p text:style-name="P2"><text:span text:style-name="T1">我想我漸漸能用更廣的角度看待同一件事情了</text:span></text:p>
      <text:p text:style-name="P1"><text:span text:style-name="T1">陳真 | 2009.08.03 07:08 | </text:span><text:span text:style-name="T2">#</text:span></text:p>
      <text:p text:style-name="P3"><text:span text:style-name="T1">謝小姐您好,</text:span></text:p>
      <text:p text:style-name="P3"><text:span text:style-name="T1">先說一件似乎遙遠且無關但卻又似乎近在眼前且跟我在那之後的一切言行都有關的陳年往事.</text:span></text:p>
      <text:p text:style-name="P3"><text:span text:style-name="T1">恰恰是 20年前(1989年)的五月十九日, 我有個朝夕相處情同手足的好朋友叫詹益樺, 在總統府前引火自焚, 我當時距離他不到十公尺. 當我們把他從從鐵蒺藜中拖出來時, 他還活著, 手還微微抽動,地上掉落一個千輝牌打火機.</text:span></text:p>
      <text:p text:style-name="P3"><text:span text:style-name="T1">在他引火撲向鐵絲網時, 同時往李登輝當家的總統府方向丟出一本聖經, 嘴裏喊了一句話: "主啊, 原諒他們, 因為他們不知道自己在做什麼".</text:span></text:p>
      <text:p text:style-name="P3"><text:span text:style-name="T1">我和幾位朋友把他送到台大急診處, 但我發現在運送過程中, 阿樺事實上已經斷氣.</text:span></text:p>
      <text:p text:style-name="P3"><text:span text:style-name="T1">遺體稍候送到一個類似太平間的地方, 我一直陪在身旁, 直到晚上九點多他被家人接走為止. 我清楚記得當他躺在太平間時的神情, 老實說, 比平常愁眉苦臉的他要安詳和樂許多.</text:span></text:p>
      <text:p text:style-name="P3"><text:span text:style-name="T1">後來, 在搬動遺體時, 他後腦勺因為有個被鐵蒺藜勾破的大傷口, 頭皮掀開, 頓時流出一灘黑色的血.</text:span></text:p>
      <text:p text:style-name="P3"><text:span text:style-name="T1">遺體稍晚移到別處了, 我目送他的離去, 看著一閃一閃的紅色車燈, 心裏一片空空蕩蕩. 死者已矣, 那麼, 還活著的人呢? 怎麼渡過他們的餘生?</text:span></text:p>
      <text:p text:style-name="P3"><text:span text:style-name="T1">20年倏忽即過. 這 20年來, 許多時候, 當我在廚房燒飯做菜, 看著烤箱或瓦斯爐, 我總忍不住伸手去火裏頭, 想知道全身被火燒是一種什麼樣的痛苦. 可是, 每次一燒痛, 我就忍不住把手縮回來. 太痛了, 我受不了. 如果連手指頭稍稍碰一下火燄都如此疼痛, 若是全身著火呢?...接下來我就不敢多想了, 彷彿有一種心碎的感覺. 那種心碎的感覺就好像剛上小學時在屠宰場看人用大鐵鉤勾住豬隻的嘴巴拖出來朝牠喉嚨用長刀猛刺的感覺; 在那之後, 任憑多麼美味, 我也不願再嚐一口.</text:span></text:p>
      <text:p text:style-name="P3"><text:span text:style-name="T1">一個人, 就算他真的無能為人或為生命做些什麼, 事實上他至少還會心碎. 聖經上好像有這麼一句話: "與哀哭的人同哀哭." 我們這是個反戰的網站, 人們常譏笑我們小貓兩三隻光是站在那裡日曬雨淋如何反戰? 或許我們一時一世都阻止不了任何戰爭, 但至少戰爭還能碎了我們的心; 我甚至相信或許有一天, 若上天垂憐, 眾人的淚水終能澆熄戰火.</text:span></text:p>
      <text:p text:style-name="P3"><text:span text:style-name="T1">我與您小孩, 既是同行, 日後總會有碰頭的機會, 希望你們此後就把我當成朋友吧--我的 email: emirchen228@ntu.edu.tw</text:span></text:p>
      <text:p text:style-name="P3"><text:span text:style-name="T1">妳及家人心裏深沉的感受, 我能體會一二, 但亦無能為力, 只能回報以淚. 至於這樣一些荒謬的醜化與惡毒的人權侵犯與攻擊, 理應受到人們嚴厲的譴責或法律懲處, 但台灣離這樣一種文明社會恐怕還有很漫長的一段路要走.</text:span></text:p>
      <text:p text:style-name="P3"><text:span text:style-name="T1">陳真 2009. 08. 03.</text:span><text:span text:style-name="T3"><text:line-break/></text:span></text:p>
      <text:p text:style-name="P1"><text:span text:style-name="T1">懷軒 | 2009.08.03 05:49 | </text:span><text:span text:style-name="T2">#</text:span></text:p>
      <text:p text:style-name="P2"><text:span text:style-name="T1">看了下面這些留言，腦子裡出然出現一段對白。</text:span></text:p>
      <text:p text:style-name="P2"><text:span text:style-name="T1">今天去看了電影「頭號公敵」，裡面有句話讓我挺感動，頭號通緝犯約翰‧狄林傑對著他那自覺出身貧寒的女友這麼說：</text:span><text:span text:style-name="T3"><text:line-break/></text:span><text:span text:style-name="T1">「People only see where you from, but they don't know the most important thing is where you go to.(原文大概是這樣)」(人們只看到妳的出身，但卻不知道，最重要的是你會往哪去。)</text:span></text:p>
      <text:p text:style-name="P2"><text:span text:style-name="T1">我想，臺灣人大概還要再過幾世紀才會懂這樣一個道理...。</text:span></text:p>
      <text:p text:style-name="P1"><text:span text:style-name="T1">謝小姐 | 2009.08.03 04:06 | </text:span><text:span text:style-name="T2">#</text:span></text:p>
      <text:p text:style-name="P3"><text:span text:style-name="T1">陳醫師您好,</text:span></text:p>
      <text:p text:style-name="P3"><text:span text:style-name="T1">看了您的文章以及寫給台灣醫學生的信後, 哭紅了眼, 隱忍了半年, 才盼到一位有風骨的人替我們講公道話, 我只是個家長, 在偶然的場合被拍了照, 從此身份暴光, 自此就是抄家滅族似的公怖背景, 知道嗎? 我現在大部份時間躲在家裡, 即便出門, 也經常戴著口罩, 反正N1H1肆虐, 戴口罩算是正常, 若流感沒了, 我還戴口罩嗎? 我小孩暑假回來也不出門了,因為鄰居朋友都當我們是台灣醫學生講的那般不堪, 他唸完藥學才唸波蘭後醫. 有那麼糟嗎? 只是當年不想重考(高中唸怕了),現在找到方向轉換跑道唸後醫系而已, 何罪之有?</text:span><text:span text:style-name="T3"><text:line-break/></text:span><text:span text:style-name="T1">這種暗無天日沒有是非的苦難何時才能結束呢? 有沒有更多的陳真來幫我们說公道話呢?</text:span></text:p>
      <text:p text:style-name="P3"><text:span text:style-name="T1">不只我這樣過日子, 摘錄一段波波的貼文, 便知我們大部份的人都如此過日子, 台灣的社會怎麼了? 連我們的父母官也如此糟蹋我們, 那裡才是我們安身的地方? 有誰能幫我的孩子找到一條回家的路?</text:span><text:span text:style-name="T3"><text:line-break/></text:span><text:span text:style-name="T1">台醫生→bunnys說:既然要當波波,要學會低調,學會低著頭走路07/29</text:span></text:p>
      <text:p text:style-name="P3"><text:span text:style-name="T1">PPT一堆口水中 我抓出這一句重點</text:span><text:span text:style-name="T3"><text:line-break/></text:span><text:span text:style-name="T1">請大家不要別過頭 把上面那句大聲的念三遍 然後說出你的感想</text:span><text:span text:style-name="T3"><text:line-break/><text:line-break/></text:span><text:span text:style-name="T1">就算我們國考考贏她們 就算自願"多"實習一年</text:span><text:span text:style-name="T3"><text:line-break/></text:span><text:span text:style-name="T1">就算這些都做到了還是不夠</text:span><text:span text:style-name="T3"><text:line-break/></text:span><text:span text:style-name="T1">因為事情已經不是本質上的問題而是意識形態問題</text:span><text:span text:style-name="T3"><text:line-break/></text:span><text:span text:style-name="T1">她們就是要打到我們 [低著頭走路]</text:span></text:p>
      <text:p text:style-name="P3"><text:span text:style-name="T1">這句話說明了我們的處境</text:span><text:span text:style-name="T3"><text:line-break/></text:span><text:span text:style-name="T1">也說明了我們的對手比想像中的多很多很多</text:span><text:span text:style-name="T3"><text:line-break/></text:span><text:span text:style-name="T1">就算是已經考上專科醫師執照跟我們沒利害關係的人</text:span><text:span text:style-name="T3"><text:line-break/></text:span><text:span text:style-name="T1">大部分心裡也認為我們應該 [低著頭走路]</text:span><text:span text:style-name="T3"><text:line-break/><text:line-break/></text:span><text:span text:style-name="T1">這句話說明了我們的處境</text:span><text:span text:style-name="T3"><text:line-break/></text:span><text:span text:style-name="T1">也說明了我們的敵人比想像中的多很多很多</text:span><text:span text:style-name="T3"><text:line-break/></text:span><text:span text:style-name="T1">就算是已經考上專科醫師執照跟我們沒利害關係的人</text:span><text:span text:style-name="T3"><text:line-break/></text:span><text:span text:style-name="T1">大部分心裡也認為我們應該 [低著頭走路]</text:span><text:span text:style-name="T3"><text:line-break/><text:line-break/></text:span><text:span text:style-name="T1">這場戰爭不是到年底就結束</text:span><text:span text:style-name="T3"><text:line-break/></text:span><text:span text:style-name="T1">這場戰爭是一輩子的</text:span><text:span text:style-name="T3"><text:line-break/></text:span><text:span text:style-name="T1">雖然有時我也覺得無助</text:span><text:span text:style-name="T3"><text:line-break/></text:span><text:span text:style-name="T1">但我不想一開始就輸</text:span></text:p>
      <text:p text:style-name="P3"><text:span text:style-name="T1">我不要在畢業前就知道考進台大醫院的機會是零</text:span><text:span text:style-name="T3"><text:line-break/></text:span><text:span text:style-name="T1">我要在診間跟診所招牌大方打出自己的學歷</text:span><text:span text:style-name="T3"><text:line-break/></text:span><text:span text:style-name="T1">(而不是台台在診所附近放黑函幫我打廣告說</text:span><text:span text:style-name="T3"><text:line-break/></text:span><text:span text:style-name="T1">社區那家新診所的醫生是波波 很危險)</text:span><text:span text:style-name="T3"><text:line-break/></text:span><text:span text:style-name="T1">我要主動跟病人說我在波蘭留學念醫科</text:span><text:span text:style-name="T3"><text:line-break/></text:span><text:span text:style-name="T1">我不要在台台醫生前低著頭 我要上仰四十五度</text:span><text:span text:style-name="T3"><text:line-break/><text:line-break/></text:span><text:span text:style-name="T1">儘管這條路很辛苦</text:span><text:span text:style-name="T3"><text:line-break/></text:span><text:span text:style-name="T1">而且我相信到我們被KO之前 這場仗不會結束</text:span><text:span text:style-name="T3"><text:line-break/></text:span><text:span text:style-name="T1">也不奢望她們會理性心軟放過我們</text:span><text:span text:style-name="T3"><text:line-break/></text:span><text:span text:style-name="T1">看看菲律賓醫師 就是血淋淋的例子</text:span><text:span text:style-name="T3"><text:line-break/></text:span><text:span text:style-name="T1">所以我會一貫的付出行動跟努力</text:span></text:p>
      <text:p text:style-name="P3"><text:span text:style-name="T1">以上是孩子們的對話&gt;</text:span></text:p>
      <text:p text:style-name="P3"><text:span text:style-name="T1">謝謝您幫我們說出內心的吶喊, 我們是無名小卒,無人聞問,當有人說公道話時, 自是感動五腑.</text:span></text:p>
      <text:p text:style-name="P1"><text:span text:style-name="T1">陳真 | 2009.08.03 01:54 | </text:span><text:span text:style-name="T2">#</text:span></text:p>
      <text:p text:style-name="P2"><text:span text:style-name="T1">翁山蘇姬獲國際特赦組織最高榮譽</text:span><text:span text:style-name="T3"><text:line-break/></text:span><text:span text:style-name="T1">更新日期:2009/07/28 01:05 F08郭美瑜</text:span><text:span text:style-name="T3"><text:line-break/><text:line-break/></text:span><text:span text:style-name="T1">（法新社都柏林27日電） 「國際特赦組織」（Amnesty International）表示，遭羈押的緬甸民主運動領袖翁山蘇姬（Aung San Suu Kyi），今天將在愛爾蘭搖滾樂團U2的演唱會中，獲頒該人權組織的最高榮譽。</text:span></text:p>
      <text:p text:style-name="P2"><text:span text:style-name="T1">諾貝爾和平獎得主翁山蘇姬將獲國際特赦組織2009年良心大使獎。她因被控違反軟禁令，正在仰光接受審判，而審判即將結束。</text:span></text:p>
      <text:p text:style-name="P2"><text:span text:style-name="T1">這項主要是象徵性榮譽，先前曾頒給諸如南非前總統曼德拉（Nelson Mandela）和捷克前總統哈維爾（Vaclav Havel）等。</text:span></text:p>
      <text:p text:style-name="P2"><text:span text:style-name="T1">國際特赦組織表示，U2合唱團主唱波諾（Bono）今天稍後將在都柏林的演唱會上，宣布翁山蘇姬獲此殊榮。U2先前也曾獲此殊榮。</text:span></text:p>
      <text:p text:style-name="P2"><text:span text:style-name="T1">國際特赦組織秘書長艾琳汗（Irene Khan）表示：「本月是翁山蘇姬被捕滿20週年，也是國際特赦組織宣布翁山蘇姬為良心犯歷經20年。」</text:span></text:p>
      <text:p text:style-name="P2"><text:span text:style-name="T1">「在過去那段漫長且往往晦暗的日子當中，翁山蘇姬一直是希望、勇氣以及永恆捍衛人權的象徵，不光是對緬甸人民而言，對全球各地人民也是如此。」（譯者：中央社郭美瑜）</text:span><text:span text:style-name="T3"><text:line-break/></text:span></text:p>
      <text:p text:style-name="P1"><text:span text:style-name="T1">陳真 | 2009.08.02 18:36 | </text:span><text:span text:style-name="T2">#</text:span></text:p>
      <text:p text:style-name="P3"><text:span text:style-name="T1">底下是最近寫的幾封信,收件人姓名略去.</text:span></text:p>
      <text:p text:style-name="P3"><text:span text:style-name="T1">==================</text:span><text:span text:style-name="T3"><text:line-break/></text:span><text:span text:style-name="T1">我是您的學長, 自認是個很粗鄙的人, 我從不罵人髒話, 但寫起文章粗話連篇. 不過, 一個人可以粗鄙但不要卑鄙; 鄉下人一般都很粗鄙, 但鄉下人若稍微有點過失對不起人, 心裏便掛念不斷, 他們雖然粗鄙, 但對於美感道德感卻一點也不粗更不鄙.</text:span><text:span text:style-name="T3"><text:line-break/><text:line-break/></text:span><text:span text:style-name="T1">相反地, 台灣很多受過高等教育的人, 他可能外在言行優雅, 但卻行為卑鄙污穢. 我並不是指任何人或任何特定團體, 但至少在比方說你們這個事件或運動上, 我看到的卻充滿大量卑鄙作風, 而這些匿名行事者, 我相信應該都受過高等教育或本身就是醫學生或醫生; 我更相信在陽光底下人們看不出他們竟然在匿名時言行就變了個樣. 也就是說, 人前人後檯面上下表現不一樣.</text:span><text:span text:style-name="T3"><text:line-break/><text:line-break/></text:span><text:span text:style-name="T1">既然是匿名, 當然就不知道對方是誰, 比方說我甚至還看到有人匿名說黃達夫院長是為了賺錢所以為波蘭醫師講話, 或猜測說他的小孩可能就是在波蘭唸書等等. 我們無法知道這些大量散佈的匿名言論背後是哪些人, 事實上也不需要去追查, 因為這樣一種現象到處瀰漫, 瀰漫到連我這樣一個向來刻意迴避網路世界的人都會反覆收到一些相關留言或訊息, 而這一切訊息沒有一個是具名可查的, 全是不負責任的發言.</text:span><text:span text:style-name="T3"><text:line-break/><text:line-break/></text:span><text:span text:style-name="T1">你們的團體若自信自己所屬成員或所屬成員的親友同學絕對不會幹這樣一些事, 光是喊冤並不夠, 喊冤之外更應積極表態, 表示你們對這些行為的厭惡與唾棄, 並且更重要的是要為此公開道歉, 這樣還不夠, 你們還應該對所造成的傷害一一去向當事</text:span><text:span text:style-name="T3"><text:line-break/></text:span><text:span text:style-name="T1">人致歉並尋求原諒及彌補, 而不是說什麼你們有寫信叫誰刪除 (但什麼也沒刪不是嗎?), 或甚至說什麼你們與此無關. 怎麼會無關? 一個運動或事件, 如果你們是主其事者, 所有後果你們當然都得概括承受.</text:span><text:span text:style-name="T3"><text:line-break/><text:line-break/></text:span><text:span text:style-name="T1">再說, 如果你們都能大張旗鼓舉辦反污名化的會議, 有什麼理由當自己必須負起這樣的污名化責任時卻反倒推說與你們無關? 一個人如果他真正反污名化, 當他遇到這樣一種情境, 他理應挺身而出, 而不是嘴巴講得激昂慷慨, 行為上卻缺乏實踐, 更不應該自己就是污名化事件之主其事者, 卻推說這跟你們無關. 若跟你們無關, 那跟誰有關?</text:span><text:span text:style-name="T3"><text:line-break/><text:line-break/></text:span><text:span text:style-name="T1">我們幾個好朋友, 每個月都固定會在台北舉辦一次針對戰爭與人權的靜站活動, 有時去AIT, 有時去以色列駐台機構等等,所有活動都會挑一個人當負責人或連絡人, 如果出了什麼事, 他就必須代表大家負起責任.</text:span><text:span text:style-name="T3"><text:line-break/><text:line-break/></text:span><text:span text:style-name="T1">比方說, 我們的活動向來拒絕提出申請, 但我們跟警方說, 你們如果打算依法行事把我們移送法辦, 我們將毫無怨言, 但我們還是不會提出申請, 如果在活動中引起衝突, 有人受了傷, 我們也絕對不會說這個衝突與我們無關, 我們絕不會說衝突者不是本組</text:span><text:span text:style-name="T3"><text:line-break/></text:span><text:span text:style-name="T1">織的成員. 整個活動既然是我們所主辦, 我們當然就有道德義務與責任為該活動的一切言行負起完全的責任.</text:span><text:span text:style-name="T3"><text:line-break/><text:line-break/></text:span><text:span text:style-name="T1">甘地從事不合作運動當然不使用暴力, 但有幾次, 因為不同教派內鬥, 場面失控, 有人使用暴力甚至還打死人, 甘地並沒有像台灣政客那樣說: 這麼龐大的一個運動, 衝突在所難免. 甘地反倒要求整個運動暫停, 他說 "我們顯然還沒準備好". 但群眾不聽, 甘地於是絕食, 一直到快死了時, 群眾才終於警覺到事態嚴重, 整個印度各地暴力內鬥情況才完全停止.</text:span><text:span text:style-name="T3"><text:line-break/><text:line-break/></text:span><text:span text:style-name="T1">更重要的是: 甘地說, 他並不是要以絕食來要要脅群眾放棄暴力, 絕食是他自己的一種自我反省及悔過, 因為這一切暴力他都難辭其咎.</text:span><text:span text:style-name="T3"><text:line-break/><text:line-break/></text:span><text:span text:style-name="T1">我們大概很難像甘地那樣做那麼一些很 "慘烈" 的懺悔或反省, 但是, 倒也不應該總是跟政客學, 學一些推諉責任或睜眼說瞎話的本事, 或是學一些滿口漂亮話, 但實際行為上卻令人難以恭維.</text:span><text:span text:style-name="T3"><text:line-break/><text:line-break/></text:span><text:span text:style-name="T1">事實上, 我總覺得你們跟黃院長所談的根本是兩回事, 你們一直要強調波蘭醫師有多爛, 但問題的重點是: 不管你從事什麼樣的主張或目標, 不管它多麼言之成理或多麼冠冕堂皇, 重要的不是你的訴求, 而是你行使訴求的手段. 唯有良善的手段才會導向良善的目標.</text:span><text:span text:style-name="T3"><text:line-break/><text:line-break/></text:span><text:span text:style-name="T1">在進入兩千年時, 英國一些機構各自舉辦了幾次大型民調, 選出過去一千年來人們心中覺得最偉大的人, 結果甘地總是名列一二. 一個對抗大英帝國的人, 百年之後卻被帝國子民所深深懷念, 並不是因為甘地成功了(事實上他的不合作運動嚴格說來並沒有成功),而是因為甘地非暴力抗爭所懷抱的良善贏得世人的心.</text:span><text:span text:style-name="T3"><text:line-break/><text:line-break/></text:span><text:span text:style-name="T1">甘地有句話我常引用, 他對同志們說, 我們不需要急, 因為 "只要我們走在正確的道路上, 我們遲早會到達目的地. "</text:span><text:span text:style-name="T3"><text:line-break/><text:line-break/></text:span><text:span text:style-name="T1">另外外界一般知道的是陳真, 很少人聽過陳興正. 陳真並不是我的筆名, 而是另一個真名. 我也不知道我為什麼跟國父一樣會有兩個名字, 我打算找個很有空的時間, 改變所有文件, 向戶政事務所正名為陳真, 但在正名之前要喊我陳真或陳興正都行. 我自己是比較習慣陳真, 因為當别人喊我陳興正時我一般都反應不過來那是在喊我, 除了國稅局之外, 那是很陌生很少人用的一個名字.</text:span><text:span text:style-name="T3"><text:line-break/><text:line-break/></text:span><text:span text:style-name="T1">我沒什麼本事或德性與各位面對面談話, 我總覺得這只是浪費了別人的時間, 我沒有什麼特殊見解可與人分享, 也沒有做過什麼像樣的事可以提供經驗, 我頂多只能以一個一般人的心意, 講一些其實三歲小孩也該明白的道理. 我並不覺得這些道理很難, 但</text:span><text:span text:style-name="T3"><text:line-break/></text:span><text:span text:style-name="T1">也許維根斯坦說得很對, 他說, 有些東西就明明白白在我們眼前, 但或許因為它太簡單距離我們太近了, 於是最簡單的事反倒變得最難而讓人根本看不見.</text:span><text:span text:style-name="T3"><text:line-break/><text:line-break/></text:span><text:span text:style-name="T1">維根斯坦還說, 理解一個東西最難的不在於智力的部份, 而在於意志, 有些東西如此簡單而明白, 而我們卻看不見它或無法理解它, 並不是因為我們智能上很笨, 而是因為我們意志上根本 "不願意" 去了解它.</text:span><text:span text:style-name="T3"><text:line-break/><text:line-break/></text:span><text:span text:style-name="T1">陳真</text:span><text:span text:style-name="T3"><text:line-break/></text:span><text:span text:style-name="T1">============</text:span><text:span text:style-name="T3"><text:line-break/></text:span><text:span text:style-name="T1">學弟, 我有收到你的信, 謝謝. 你安心準備國考, 不用急著回信或看信, 拖上多久都無所謂, 很多問題畢竟由來已久而非一朝一夕.</text:span><text:span text:style-name="T3"><text:line-break/><text:line-break/></text:span><text:span text:style-name="T1">我在立報一連寫了兩篇有關此事的文章, 另一篇下周一見報. 這兩篇文章本來都是要給蘋果, 但我後來臨時反悔, 決定給立報. 為什麼? 因為立報沒有什麼人看, 若是刊登在蘋果, 我大概能想見會有什麼樣的後果, 不外就是抹黑攻擊謾罵騷擾等等這些. 我對台灣人的品性很沒有信心.</text:span><text:span text:style-name="T3"><text:line-break/><text:line-break/></text:span><text:span text:style-name="T1">十二年前剛出國 (到英國)時, 聽一些留學生說有些英國小混混經常會在大街上叫亞洲人滾回自己的國家, 甚至會出手攻擊, 因為相關案例太多. 於是我就在抵達英國不到一個月內, 寫了一篇 "給英國人的公開信", 發起一個前後持續多年的運動, 叫做 CARD (Campaign Against Racial Discrimination), 事情鬧很大, 連英國國會議員都曾經來我宿舍按過門鈴, 找我溝通, 希望能解決問題.</text:span><text:span text:style-name="T3"><text:line-break/><text:line-break/></text:span><text:span text:style-name="T1">這運動使我深深深深感受到兩國人民的品性差異之巨大, 西方人往往理性討論, 而且個個具名, 但台灣人卻不是, 幾乎沒有人公開發言會具名, 而且寫出來的都不是嚴謹的討論, 而是完全不負責任的各種任意發言, 其中大多更是人身攻擊, 攻擊我是因為我之批評英國種族歧視, 讓許多留學生覺得很沒面子, 因為台灣人向來喜歡把留學給美化浪漫化得像個童話故事似的, 我這麼一公開討論並批判英國社會由來已久的種族歧視問題, 西方人感謝我著眼於這樣一個社會議題, 但台灣人卻覺得我彷彿拆穿了他們的美麗童話, 於是對我進行各種完全不是事實的抹黑與攻擊.</text:span><text:span text:style-name="T3"><text:line-break/><text:line-break/></text:span><text:span text:style-name="T1">而更讓我訝異的是. 這一連串卑劣作為的背後, 更有著台灣駐外單位的物力與人力的大力支持甚至是主導. 民進黨上台後, 情況更是惡化, 這樣一種抹黑異己的文化更是盛行.</text:span><text:span text:style-name="T3"><text:line-break/><text:line-break/></text:span><text:span text:style-name="T1">這些往事都有案可查, 罪證俱在, 但我並不是要談那些細節, 而只是要說台灣人或華人的確有著這樣一種文化, 似乎很難把問題的焦點集中在 "事情" 本身, 而總是喜歡把箭頭指向 "人".</text:span><text:span text:style-name="T3"><text:line-break/><text:line-break/></text:span><text:span text:style-name="T1">前幾天, 我收到一位醫師的來信, 態度很不屑, 說他看到我的那篇波蘭醫師掀波瀾的文章, 嘲諷說他根本看不懂我在寫什麼碗糕, 說我浪費了他的時間去閱讀這樣一篇不知所云的文章.</text:span><text:span text:style-name="T3"><text:line-break/><text:line-break/></text:span><text:span text:style-name="T1">我回信給他說, 我那文章應該不會很難懂才對, 我就說, 假設我今天覺得台大某科部很懶散, 一堆閒人, 上班不像上班, 倒像在渡假, 但我不去檢討這問題本身, 反而跑去網路上匿名告訴大家說:</text:span><text:span text:style-name="T3"><text:line-break/><text:line-break/></text:span><text:span text:style-name="T1">"大家看! 台大的什麼科部的那位醫師誰誰誰, 今天十點才看到他出現在院內, 而且啊, 他對病人多爛多凶你們知道嗎? 每次都亂開藥, 老是開同樣的藥, 不知道是不是跟藥商掛勾, 身為他的同事我真是很不屑, 還有啊, 他老婆也在醫院工作, 是藥劑部的, 整天在那邊修指甲, 聽說有個小孩準備要送去美國當小留學生, 養這些公務員真是浪費納稅人的錢. 這是事實, 請大家用力轉寄用力傳, 讓更多人知道台大的真相, 一同來維護台灣的醫療品質, 敬邀大家一起來當 "台灣醫療的真英雄".</text:span><text:span text:style-name="T3"><text:line-break/><text:line-break/></text:span><text:span text:style-name="T1">我這些純粹都是學這一次的波蘭醫師事件之無數類似發言, 包括那句 "邀大家一起來當台灣醫療的真英雄". 匿名抹黑及侵犯隱私權者, 卻自認是醫療的真英雄!</text:span><text:span text:style-name="T3"><text:line-break/><text:line-break/></text:span><text:span text:style-name="T1">當我如此表演給這位來信的醫師聽之後, 他沒再回信, 但我想他並不是聽懂了,因為他本來就懂, 他只是寫信來示威. 如果他硬要說他聽不懂, 那倒不如說他其實不是不懂, 而是不在乎.</text:span><text:span text:style-name="T3"><text:line-break/><text:line-break/></text:span><text:span text:style-name="T1">一般來講, 若倒霉鬼不是自己時, 我們總是不在乎, 反正死是死道友不是死貧道.可是, 今天我若如法炮製把箭頭指向任何一個人, 我相信任誰都能聽懂為什麼做這樣一些事是卑鄙的.</text:span><text:span text:style-name="T3"><text:line-break/><text:line-break/></text:span><text:span text:style-name="T1">你不能說什麼醫師名單不是祕密, 名單本身是中性的, 可當你把名單放在某個充滿鄙夷性質的 "意義範疇" 下來討論時, 這些就成為一種污名化的黑名單.</text:span></text:p>
      <text:p text:style-name="P3"><text:span text:style-name="T1">而且, 你也不能只關心是否合法, 合法的事很多都是不對的或不道德的. 比方說你去門診就醫, 遇到一個心不在焉的醫師和一個凶巴巴的護士在打情罵俏, 他們並無非法之舉, 但你覺得光是合法就夠了嗎? 更何況你們的作為是否真的合法還很難說.</text:span><text:span text:style-name="T3"><text:line-break/><text:line-break/></text:span><text:span text:style-name="T1">我舉個例, 約十年前, 我看到英國某個學術網站上有個論壇, 有一位學者質疑另一位學者的學術能力, 但他的質疑卻無根據, 他並不是針對某個問題來討論, 而是在言語中顯露輕衊之意. 對方要求該網站應該把這樣一種帶有羞辱性質的留言給刪除, 網站回信說該言論與我們無關. 於是這位物理學者就一狀告到法院, 結果勝訴, 判決該網站應賠償巨款並公開道歉.</text:span><text:span text:style-name="T3"><text:line-break/><text:line-break/></text:span><text:span text:style-name="T1">我再舉個例, 我在劍橋唸書時, 系上網站會把學生姓名及研究題目等資訊給貼出來, 但他們貼出之前都會一一詢問學生是否同意這麼做, 他們不會說 "啊你就是我們的學生啊, 這是一種事實啊, 為什麼我不能把事實給公告出來?"</text:span><text:span text:style-name="T3"><text:line-break/><text:line-break/></text:span><text:span text:style-name="T1">當然很多學校或醫院可能都不必經過當事人同意就給貼出來, 這麼做很可能合法, 但合法的事卻不一定合理, 更不一定合乎道德, 至於是否合乎細膩的美感就更不用說了.</text:span><text:span text:style-name="T3"><text:line-break/><text:line-break/></text:span><text:span text:style-name="T1">誰在哪個醫院工作雖是事實, 或是誰考了幾分雖是事實, 但當事人依然有權力決定這些事實該何時何地呈現以及以什麼樣的方式來呈現.</text:span><text:span text:style-name="T3"><text:line-break/><text:line-break/></text:span><text:span text:style-name="T1">比方說, 我知道跟我同一屆一同受訓的某位醫師, 專科醫師考試考了四次, 這是事實, 網路上或衛生單位資料庫也肯定都查得到. 如果今天我突然覺得大家要跟我一樣優秀才行, 唯有跟我一樣考第一次就過關的專科醫師才是真正有實力的醫師, 於是發起一個運動說以後應該規定考三次不過就必須重新受訓三年.</text:span><text:span text:style-name="T3"><text:line-break/><text:line-break/></text:span><text:span text:style-name="T1">然後, 我不去講述我對於這個主張的道理, 反倒把箭頭指向一個個有名有姓的人, 公布他們考了多少次的各種事實, 或甚至呼籲大家盡量匿名爆料這類考三四次才過關的爛醫生在醫院的爛表現!</text:span><text:span text:style-name="T3"><text:line-break/><text:line-break/></text:span><text:span text:style-name="T1">我若這麼做, 並且聲稱自己這樣做是為了維護台灣專科醫師醫療品質, 是為了愛, 為了公義, 不知道你聽了會做何感想?</text:span><text:span text:style-name="T3"><text:line-break/><text:line-break/></text:span><text:span text:style-name="T1">況且, 在波蘭醫師這件事的無數毫無分寸的匿名發言, 恐怕才是重點. 比方說你在給黃院長的信件中引述了一段匿名留言, 自稱是個護士, 自稱曾經跟某位有名有姓的波蘭醫師在急診工作, 然後把他講得跟白癡沒兩樣.</text:span><text:span text:style-name="T3"><text:line-break/><text:line-break/></text:span><text:span text:style-name="T1">當你看到這樣一種極度卑鄙的留言不但不生氣, 反倒還引用在信件裏頭給大家看,雖然在給黃院長的信件中, 你把被抹黑者的姓名給塗掉, 但問題是, 今天如果那個被抹黑的人就是你, 我若如此引用一個匿名者極盡荒唐的言論四處流傳, 即便我有時把你的名字給打上馬賽克, 你心裏做何感想?</text:span><text:span text:style-name="T3"><text:line-break/><text:line-break/></text:span><text:span text:style-name="T1">難道你不會覺得很荒唐? 為什麼會有人這樣引用一種完全不知道來源完全無法判別真偽的資料來呈現一種觀點? 如果今天這樣一個黑資料只是一種可笑的科學證據, 別人頂多覺得你研究能力有問題, 怎麼會有人引用毫無根據的資料來說明一種觀點? 可是, 當它不光只是一種沒有根據的科學數據, 更是一個有名有姓的人的人格與能力時, 難道你不認為我們不光是要慎重, 而且事實上我們根本沒有任何權力這麼做.</text:span><text:span text:style-name="T3"><text:line-break/><text:line-break/></text:span><text:span text:style-name="T1">假設今天我看某個醫生很爛, 對病人不好對老婆也不好, 我很不爽, 於是我就具名在網路上攻擊他爛得多麼離譜, 連panadol 都不知道是什麼, 有了老婆還整天和年輕護士眉來眼去.</text:span><text:span text:style-name="T3"><text:line-break/><text:line-break/></text:span><text:span text:style-name="T1">我或許舉證歷歷, 或許我講的有些的確是事實, 但請問你會覺得我這樣做是應該的嗎? 即便我具名也不應該! 因為對方不是公眾人物, 他如何可能為自己的名譽辯護? 網路世界漫漫無止境, 他就算想辯護也根本無從辯護起不是嗎?</text:span><text:span text:style-name="T3"><text:line-break/><text:line-break/></text:span><text:span text:style-name="T1">而且, 以台灣人之八卦性格, 一旦看到這種爆料, 馬上就會很興奮, 四處用力傳,你覺得這樣對當事人是公平的嗎?</text:span><text:span text:style-name="T3"><text:line-break/><text:line-break/></text:span><text:span text:style-name="T1">我已盡我所能希望把一個很簡單的道理看能不能講得更簡單, 但我想, 這些道理根本一點也不難, 如果它顯得很難, 難到連一些醫界前輩都要來信罵人說他們看不懂我在寫什麼碗糕, 那肯定是因為這些覺得這道理很難懂的人事實上不是不懂, 而是不在乎.</text:span><text:span text:style-name="T3"><text:line-break/><text:line-break/></text:span><text:span text:style-name="T1">任何制度總是不斷改變, 但是基本的做人的道理卻不太會變. 唯有當我們堅持後者, 那麼, 前者之改變才有可能往一種好的方向發展; 反之亦然, 當我們用不好的手段去做事時. 或許能圖得一時迅速的成果, 但你所埋下的惡果將會遠遠大於那樣一個成果.</text:span><text:span text:style-name="T3"><text:line-break/><text:line-break/></text:span><text:span text:style-name="T1">我若是你, 若事情演變至此, 我會停止所有活動, 關閉所有留言, 或者做好應有的言論道德管控. 然後一個一個寫信或打電話或親自拜訪, 跟所有受害者道歉, 並且寫一封公開信向社會道歉, 同時也表示自己無法忍受那樣一些卑鄙的行為, 希望大家不要再做那樣的事.</text:span><text:span text:style-name="T3"><text:line-break/><text:line-break/></text:span><text:span text:style-name="T1">等我做完這一切並取得對方的原諒之後, 我若真的覺得這事很重要, 我會花比方說半年的時間, 重新做好各種研究, 想辦法在道理上去說服人, 並且盡力取得那些在改革過程中權益受損的人的諒解; 或是盡量在不影響大局的情況下, 讓那些當初因為相信原有政策而到波蘭留學的人, 能夠依然維持政府當初對他們的承諾.</text:span><text:span text:style-name="T3"><text:line-break/><text:line-break/></text:span><text:span text:style-name="T1">我講話不文雅, 很粗魯, 但我並無粗魯之惡意. 一個懷有惡意的人不會花時間講這麼一些理應不需要講的基本做人的道理.</text:span><text:span text:style-name="T3"><text:line-break/><text:line-break/></text:span><text:span text:style-name="T1">我不敢說我所言句句真理, 我只能說我已盡力使自己不要犯錯--不管是行為上的錯或思想上的錯. 但不管我怎麼努力, 依然只是一種個人想法而不是什麼金科玉律或金言良語, 也因此, 它也只能僅供參考而無絲毫倚老賣老之意.</text:span><text:span text:style-name="T3"><text:line-break/><text:line-break/></text:span><text:span text:style-name="T1">唯一可確定的是, 我確實非常厭惡那樣一些獵巫運動般的污名化行為以及它所蘊含的自大與偏見等心態.</text:span><text:span text:style-name="T3"><text:line-break/><text:line-break/></text:span><text:span text:style-name="T1">祝考試順利, 平安.</text:span><text:span text:style-name="T3"><text:line-break/><text:line-break/></text:span><text:span text:style-name="T1">學長</text:span><text:span text:style-name="T3"><text:line-break/></text:span><text:span text:style-name="T1">陳真</text:span><text:span text:style-name="T3"><text:line-break/><text:line-break/></text:span><text:span text:style-name="T1">==============</text:span><text:span text:style-name="T3"><text:line-break/></text:span><text:span text:style-name="T1">在個人層次上，我不會懷疑你或你們一些同學的基本用心之良善，否則我也不會想多費唇舌了。但有句話說，「善意有時恰恰是通往地獄之路。」個人的良好動機，並不必然會導向一個善的結果，更不表示集體行動的良善。除了好的動機，我們還需要一點點理性能力，更需要一種良好的體會能力，體會那些一時很難訴諸語言的東西。</text:span></text:p>
      <text:p text:style-name="P3"><text:span text:style-name="T1">十幾年來，我常跟人講一個讓我很感動的經驗，但我不知道要怎麼讓人聽了感動，一般都是聽了一頭霧水，這有可能是因為我文學表達能力不好，也有可能是對方缺少一種文學上的理解力或想像力。</text:span></text:p>
      <text:p text:style-name="P3"><text:span text:style-name="T1">這故事是這樣，我曾在淡水馬偕工作兩三年。我就住在醫院後方山坡地上的一間民宅，跟一些大學生住一起。山腳下有家工廠，有時會從裏頭發出隆隆聲，就好像裏頭躲著一隻野獸似的。</text:span></text:p>
      <text:p text:style-name="P3"><text:span text:style-name="T1">有一天清晨，我值完班，準備回家拿點東西。大約是早上七點多吧。我沿著坡路低頭往前走，路很陡，所以我每一步都得出點力。走在我前方的是一對母子。可能是因為一大早精神還不是很清醒吧，她們也是低頭走路，一路無語。</text:span></text:p>
      <text:p text:style-name="P3"><text:span text:style-name="T1">一直走到那家工廠門口，媽媽走了進去，肯定是去上班；小孩則揹著書包依然往前走，兩人分手，依然無語。小孩走了幾步，突然往回跑，跑到媽媽面前。媽媽從口袋裏掏出一個五塊錢。小孩拿了錢，壓低帽子，擋著寒風，又繼續往前走。從頭到尾都沒有講話。</text:span></text:p>
      <text:p text:style-name="P3"><text:span text:style-name="T1">夏日清晨的空氣，卻帶點秋的氣息。我走在後面，目睹這無聲無言的一幕，心裏非常感動。我不知道什麼東西感動了我，總覺得就像沈從文說的：我彷彿瞬間理解了世上一切的道理。</text:span></text:p>
      <text:p text:style-name="P3"><text:span text:style-name="T1">今天，如果我們只是要談一種數學問題，那就簡單多了，我只要列出式子，證明給你看就能讓你信服；但今天我們在談的卻是一種不需多少智能，但卻需要很好的注意力與敏感度的東西時，表達上或理解上就困難許多了。</text:span><text:span text:style-name="T3"><text:line-break/><text:line-break/></text:span><text:span text:style-name="T1">公私纏身，我平常都很忙，只能挖出一點點零零碎碎的睡眠時間或吃飯時間，寫點學術以外的東西。還好我一小時能寫上兩三千字。但就算我寫作速度多快，終究也很難全面性有系統性地說說我的想法，那恐怕得寫上好幾本書的量了。我只好東說一點西說一點，希望不會浪費你或你們的寶貴時間。</text:span></text:p>
      <text:p text:style-name="P3"><text:span text:style-name="T1">如果你覺得我講的這些東西，看兩行就覺得不值得看，我也不會介意。事實上也的確如此。這樣一些信並沒有什麼閱讀的價值，如果它值得一顧，那肯定不是因為文字本身，而是因為文字背後有個當真的人。</text:span></text:p>
      <text:p text:style-name="P3"><text:span text:style-name="T1">謝謝你傳一些「名人」例如九把刀等人支持你們的活動的文章給我看。我看了。你說這算不算污名化？當然算。</text:span></text:p>
      <text:p text:style-name="P3"><text:span text:style-name="T1">我常寫文章批評「菁英」，但你很難說我污名化菁英，因為菁英是一種概念，而不是一群人。我也常寫文章批評台灣醫界或醫生；醫生總該是一群人了吧？但你依然很難說我在污名化醫生。因為當我批評醫生時，依然是批評一種集體概念，而不是批評一群人，更不是批評「某些」人或甚至有名有姓的非公眾人物。</text:span></text:p>
      <text:p text:style-name="P3"><text:span text:style-name="T1">這是有著根本差別的。簡單說，當我批評「醫生」這個集體概念時，我總是有著特定的議題指涉，比方說我會批評說台灣的醫生普遍看病太草率，或是很少從頭查看病歷而只會不斷ditto，胃藥更是當做調味料在使用，毫無學理根據。或者批評台灣醫生普遍跟藥商走太近，大大小小的物質利益藉著巧立名目來輸送。</text:span></text:p>
      <text:p text:style-name="P3"><text:span text:style-name="T1">可是，今天如果我不是批評醫生某些作為，而是把醫生整個族群給說爛說臭，說得臭不可聞，彷彿只要是醫生就是人渣，只要是醫生就是混蛋，彷彿醫生這個行業根本就是有錢人子女才培養得起的齷齪職業。我若這麼說，那我就是在污名化醫生這個行業。</text:span></text:p>
      <text:p text:style-name="P3"><text:span text:style-name="T1">問題是，即便我傻到這麼做，醫生也不會覺得受傷害，因為醫生是高度強勢的一個族群，你很難傷害到他。就好像我們也能歧視英國人啊，但他們不會在乎，就好像我不會在乎一個小學生說我文筆不好一樣。</text:span><text:span text:style-name="T3"><text:line-break/><text:line-break/></text:span><text:span text:style-name="T1">而且，強勢者一般能見度很高，你很難扭曲它的性質或意義，也就是說你很難把它污名化。就比方說要污名化黃達夫院長恐怕很難，但要把我污名化就太容易了，因為我不是名人，我的真實性無法被大眾所了解；隨便道聽途說一番，都難以招架，若有什麼委屈，想開記者會為自己澄清，也不會有記者感興趣，人們也無從判斷真偽。</text:span></text:p>
      <text:p text:style-name="P3"><text:span text:style-name="T1">不管是污名化或歧視，自然是出現在強對弱的一方。相對於台灣醫生及醫學生，波蘭那一小撮人自然是弱勢，只能任你們宰割。你看有位波蘭學生受訪者，宛如驚弓之鳥，似乎還蒙著臉，背對著鏡頭。並不是因為他心虛，而是因為他知道他若以真實身份面對你們時，他肯定會成為你們絲毫不留情的祭品。</text:span></text:p>
      <text:p text:style-name="P3"><text:span text:style-name="T1">相對地，你們這一邊卻大唱高調，甚至如你所說還當眾唸什麼醫師誓詞，在我看來這是一種非常不好的做秀行為，因為一種嚴肅的東西不該成為一種活動的表演項目。</text:span></text:p>
      <text:p text:style-name="P3"><text:span text:style-name="T1">總之，你們的種種言行十分高調。為什麼如此高調？因為你們是強勢的一方。強勢並不是因為你們很有理，而是因為你們人多勢眾很有力，而且為所欲為，要怎麼污名化對方就怎麼污名化對方，絲毫不客氣。</text:span></text:p>
      <text:p text:style-name="P3"><text:span text:style-name="T1">污名化的意思就是：「某某人事物，by definition，『就是』這麼爛，」重點在這個「就是」，簡單說這是一種本質論或血統論。這種污名化的手法跟民進黨長期汙名化大陸人或中國人沒兩樣，遇到SARS，就一定要說什麼「中國SARS」，一講到民進黨過去其實曾經高度肯定並主動推動的兩岸共同市場，就在報上大登廣告說我們的公園，我們的美麗社區，將被一群骯髒的中國人的尿給淹沒，然後配上一大張圖片，上面幾個中國人在街上小便，為的是要告訴大家：中國人本質上血統上「就是」這麼髒這麼爛。</text:span></text:p>
      <text:p text:style-name="P3"><text:span text:style-name="T1">這就好像布希主政下的反恐政策，把回教及回教徒給污名化成反恐份子，污名化為一種邪教，一種信奉暴力的宗教。於是，別說美國，英國在那幾年之間，光是包頭巾被揍的案例一年就有數千起。甚至還有一群青少年，就只因為社區雜貨店老闆是從巴基斯坦移民來的，信奉回教，於是光天化日下竟把他拖出來，當街活活打死。</text:span><text:span text:style-name="T3"><text:line-break/><text:line-break/></text:span><text:span text:style-name="T1">這些人，不管是打人的或是被打的，殺人的或是被殺的，都是污名化的受害者。你知道以巴衝突吧？雙方的教育及媒體都努力把對方說成青面獠牙的魔鬼，簡單說就是：「『他們』這些人，『就是』這麼爛。」既然這麼爛，當然死有餘辜。</text:span></text:p>
      <text:p text:style-name="P3"><text:span text:style-name="T1">有一天，一個以色列女孩撥電話，不小心撥錯號碼，撥到巴勒斯坦去了，無意中聊了起來。結果發現，通話的雙方都有親友在彼此的戰鬥中喪失生命。掛斷電話時，他們互相祝福，相約日後再談。</text:span></text:p>
      <text:p text:style-name="P3"><text:span text:style-name="T1">那女孩挺感動，於是希望能成立一種專線，讓以巴雙方的人民能夠更了解彼此，他們將發現彼此有著許多共同點，並且各有優缺點，對方並不是惡魔。這就是「嗨，和平！」這個藉著提供熱線讓以巴雙方人民彼此溝通的一個著名社會運動的由來。</text:span></text:p>
      <text:p text:style-name="P3"><text:span text:style-name="T1">我寫過非常多文章，就是在談這樣一些事。比方說印巴之間的衝突，跟台灣非常類似，簡直如出一轍。政客們每天忙著抹黑敵人，製造敵人，他們最不想看到的一件事就是雙方的溝通，因為一旦溝通，你將發現所謂敵人所謂共匪，根本一點也不壞，友善親切得很，跟任何地區的人都沒啥兩樣。但政客們卻努力藉著污名化的手段來製造敵人，藉以獲得個人利益或政黨利益。</text:span></text:p>
      <text:p text:style-name="P3"><text:span text:style-name="T1">我不是說你們就是存心要這麼幹，我只是說你們的行為事實上跟政客的各種選舉造勢或平常的污名化言語並無兩樣；即便你們懷著好意，但污名化的事實卻依然存在。美國很多愛國人士，我相信他們也都是懷著好意，但他們的好意卻透過無數的偏見去執行與貫徹。</text:span></text:p>
      <text:p text:style-name="P3"><text:span text:style-name="T1">「概念上有這麼一些現象或有這麼一種可能性」跟「事實上他們就是這樣」基本上是兩種完全不一樣的態度。有一些回教徒，的確主張以暴力對付異己，這是事實，但只是很小的一種事實；而且這樣的一種事實隨處可見，同樣也發生在其他宗教。</text:span></text:p>
      <text:p text:style-name="P3"><text:span text:style-name="T1">比方說基督教類似的暴力鎮壓史，恐怕更是連篇累牘，豈是回教所能望其項背？而污名化卻是有意無意要把一種現象給冠到特定人事物頭上，變成是某些人「他們」的一種「特質」或「不良血統」。</text:span></text:p>
      <text:p text:style-name="P3"><text:span text:style-name="T1">就好像很多人講起愛滋病，馬上就從事道德聯想，認為他們一定性濫交或吸毒或行為不檢等等，例如呂秀蓮因此就公開說愛滋病是一種天譴。呂的說法就是一種污名化。這時候，你舉再多例子來證明愛滋病與吸毒或性濫交之間的關係也沒用，這樣一層關係原本只是一種中性的科學數據，但你已經對這樣一種數據抹上色彩，賦予價值判斷，而且是一種本質性的道德評價。</text:span></text:p>
      <text:p text:style-name="P3"><text:span text:style-name="T1">許多數據也指出，精神科醫師藥物濫用的比例比一般人高出數倍，難道你就要因此大張旗鼓地各地造勢說：「精神科醫師是一群嗑藥者」或甚至一群毒蟲？為了維護醫療品質，然後呼籲大家努力爆料，呼籲大家一起來當什麼「台灣醫療的真英雄」，然後公布精神科醫師的名單及就醫紀錄，看哪些人是否涉及藥物濫用。為了民眾的健康福祉，歡迎大家踴躍檢舉。然後舉出哪些名人也支持你們的作法等等，然後當眾對一群記者表演醫師誓詞之宣誓，證明你們多麼有愛心多麼有公義。你們的作為，基本上似乎就是這樣。</text:span></text:p>
      <text:p text:style-name="P3"><text:span text:style-name="T1">各種人事物都有著豐富無止盡的意涵，把這樣一種豐富性多樣性與複雜性給單一化、刻板化或甚至本質化，就是一種污名化。</text:span></text:p>
      <text:p text:style-name="P3"><text:span text:style-name="T1">我所屬的劍橋國王學院的前院長叫Bernard Williams，是一個維根斯坦的學者，哲學字典上都能找到名字的一個大師。他曾說過一個觀念我覺得挺有意思。他說，科學與人文有著不同的演化方向；科學知識不在乎意義深刻與否，它對世界的理解是往內聚的一種方向，企圖找到單一的原理，包含更大的共識基礎，但道德或人文對人事物的理解，卻是向外發散，朝著一種多元豐富而且追求意義深刻的方向發展。</text:span></text:p>
      <text:p text:style-name="P3"><text:span text:style-name="T1">很顯然，如果像音樂藝術或哲學這些「沒有用的」東西，能夠硬要找到什麼用處，大概就是它能豐富我們對世界的理解。它不是像科學那樣要指出「什麼」給你看，它或許只是讓你觀看世界的方式上昇到一種高度。「高度」本身是沒有用處的，它甚至不存在，它只是一種事物之間的關係，但是，藉著沒有用的「高度」，卻能讓你看到一個完全不一樣的風景，完全不一樣的世界。</text:span></text:p>
      <text:p text:style-name="P3"><text:span text:style-name="T1">我有個小學最好的朋友之一，我每次都考第一名，但他每次幾乎都最後一名。他父母看他很痛苦，小學畢業後就把他送到美國。十幾年前我遇到他，知道他已經在大學任教，教英文系，而且後來還當了系主任。</text:span></text:p>
      <text:p text:style-name="P3"><text:span text:style-name="T1">這個好朋友，在台灣的成績爛到不行，但事實上他頭腦很靈活，像個鬼靈精似的。你不能說他在台灣成績不好就是什麼「又笨又混」「腦子不好血統欠佳」等等。</text:span></text:p>
      <text:p text:style-name="P3"><text:span text:style-name="T1">維根斯坦的老師之一叫Frege，是個邏輯學家。Frege哲學上有句名言：To understand a word is to understand a sentence。維根斯坦把它擴充為 To understand a sentence is to understand a language。後來甚至變成 To imagine a language is to imagine a form of life。這意思是說，你不可能了解一個東西，除非你了解這個東西所屬的範疇。或者換句話說，一個東西唯有在它所屬的世界才有可能被理解。</text:span></text:p>
      <text:p text:style-name="P3"><text:span text:style-name="T1">比方說你不可能了解A、B、C是什麼碗糕，除非你了解存在著「英文」這麼一個東西。我若拿一小塊木頭上面寫個「炮」問你這是什麼，你將一頭霧水。但我若說它會飛，而且還能翻山越嶺，那你就知道這東西是一個棋子。</text:span></text:p>
      <text:p text:style-name="P3"><text:span text:style-name="T1">重點是，一旦脫離了「棋盤」這個「世界」，它將什麼也不是，你說它會翻山越嶺，將沒有人知道你在說什麼。一塊小木頭怎麼翻山越嶺？就好像一個賽跑冠軍，一旦出了跑道就什麼也不是，他若以為整個世界就只是一個跑道，以為他是這個世界的王，那真的很可笑。但台灣的醫生或學生很多就是這樣，他只是曾經某次考試考高分，然後他不但一輩子記得這件事，甚至以為整個世界就是一種考試，因此他是世界的王。</text:span></text:p>
      <text:p text:style-name="P3"><text:span text:style-name="T1">西方有句俗話說：「當有人以為自己是根鐵錘，他放眼看世界便一切都是釘子了。」同樣地，賽跑冠軍便以為到處都是跑道了，但他其實應該明白，出了跑道，他便什麼冠軍也不是，他只是一個人；這世界並不是一條跑道，也不是一場考試。你跑再快也沒用，我跑得慢，但我會開車，你能跑比我快嗎？</text:span></text:p>
      <text:p text:style-name="P3"><text:span text:style-name="T1">你很會背很會考試也沒用，我或許不太會背，不太有辦法在短時間內作答，但我可能比你更有靈感，也可能比你更知道怎麼使用知識或創造知識。比方說我跑一百公尺不行，但若是要跑馬拉松，你就不一定是我的對手。</text:span><text:span text:style-name="T3"><text:line-break/><text:line-break/></text:span><text:span text:style-name="T1">我要說的是，世界充滿無限的可能：世界不光只是一個跑道或一場考試。就好像地球上有海洋有森林有泥土一樣；你別笑我不會游泳，我是在天上飛的生物，我何必一定要會游泳呢？</text:span></text:p>
      <text:p text:style-name="P3"><text:span text:style-name="T1">我們理應去營造一種豐富的世界，讓各式各樣的生物都能愉快地生存。就跟種田一樣，不同的土壤不同的環境，便適合長出不同的植物。當一顆西瓜在沙質土壤裏長大了，他不該嘲笑葡萄種子怎麼長不大，是不是「又笨又混」「腦子不好血統欠佳」？葡萄長不出來是因為他本來就不是匍匐在地長在沙子裏。</text:span></text:p>
      <text:p text:style-name="P3"><text:span text:style-name="T1">一顆大西瓜看著自己的身材，哇，媽的，好大一顆，相當滿意，自我感覺非常良好。但他可別以為「大」就是一種放諸四海皆準的道理；他不該以為大家都一定想追求「大」，他也不該以為「大不大」意味著好不好或優不優秀。蓮霧小小一顆，但他並不需要因此而感到自卑或遭到大西瓜的嘲笑。</text:span><text:span text:style-name="T3"><text:line-break/><text:line-break/></text:span><text:span text:style-name="T1">這道理很簡單，連西瓜都懂，但台灣的醫生或醫學生卻很可能不懂；完全不知道天高地厚。這當然不能怪他們，畢竟台灣長期以來就是推崇單一價值單一標準；並且努力把原本豐富的世界給萎縮成某種特定環境，只讓大西瓜可以成長，其它各種水果一概乾枯而死。有些幸運一點的種子跑掉了，在海外豐沃的土壤成長了，大西瓜卻硬說唯有沙土才是世界，唯有「大」才是優秀的保證。</text:span></text:p>
      <text:p text:style-name="P3"><text:span text:style-name="T1">我記得剛要申請學校去英國研究哲學時，牛津哲學系無條件錄取了，直接就能唸碩士，但劍橋卻很麻煩，還得有一兩年的轉換課程，決定錄取與否之前還有個口試。我很緊張，花了幾個月準備，把羅素、Popper、Peter Singer、John Rawls等等一堆重要哲學家的基本想法給背得滾瓜爛熟，真是很蠢就是了。</text:span></text:p>
      <text:p text:style-name="P3"><text:span text:style-name="T1">沒想到考官卻問我一些根本不需要事先準備應考的怪問題，後來一整年的課程也一樣，全是談一些怪問題，如魚得水，完全合了我喜歡胡說八道胡思亂想的本性。比方說老師問我「如果來了一個外星人，你怎麼跟他解釋狗這種生物？你有沒有可能給狗做出一種正面的定義（positive definition）？」「我如果要你辯護說精神病只有一種，你如何辯護？」</text:span></text:p>
      <text:p text:style-name="P3"><text:span text:style-name="T1">我常提一事。曾聽一位大學部很聰明的大陸學生說，他當初申請進劍橋時，考官只問他一個問題：「你覺得這間教室有幾塊磚頭？」我忘了那學生怎麼答，但我說我大概會回答一塊磚，而不會真的去細數磚塊數，因為概念上我們可以依據概念所需來呈現各式各樣不同的「真實」（reality）。那學生說，考官若聽你這麼回答，他大概會覺得你很適合唸哲學，但可能不會讓你去唸工程系。</text:span></text:p>
      <text:p text:style-name="P3"><text:span text:style-name="T1">但我有時的確還是很納悶，一般英國大學生想唸研究所或想進入劍橋，那可是非常非常難的，但他們卻很輕易地讓海外留學生進來就讀，而這些留學生，很多人的程度的確是差得嚇人，但他們經過幾年的訓練後，照樣回台當教授，照樣發表論文，照樣還不是負起教學與研究的工作責任？</text:span></text:p>
      <text:p text:style-name="P3"><text:span text:style-name="T1">當然，有些人說西方名校得靠這些外國學生三倍於本土學生的高學費來生存，但我想，除了這個原因之外，還有個重要原因就是：追求多元與異樣。</text:span></text:p>
      <text:p text:style-name="P3"><text:span text:style-name="T1">我常跟台大的大老們或長官們說，你們不應該一直講什麼血統，一直排斥或歧視其他醫學院的畢業生，因為，從演化或生物學的觀點來看，近親繁殖不但很容易產生不好的下一代，而且，越是異質性、越是多元多樣化的一個機構，便越有可能產生新奇原創事物，而且也越能適應環境的不斷變化。</text:span></text:p>
      <text:p text:style-name="P3"><text:span text:style-name="T1">國外一些名校的主其事者，例如劍橋、哈佛的兩位校長，都不約而同說過類似的話。他們覺得這樣一種開放政策，長期而言是極為有利的，因為不同文化將帶來很不一樣的刺激，產生更豐富的成果，因此他們很感激留學生所帶來的寶貴經驗與刺激。</text:span></text:p>
      <text:p text:style-name="P3"><text:span text:style-name="T1">但台灣社會卻很顯然少了這樣一種開放性，反倒努力虛構一些什麼台大的高貴血統之類，不但可笑，而且可悲，完全不知道天高地厚。</text:span></text:p>
      <text:p text:style-name="P3"><text:span text:style-name="T1">最後，我要說的是，你們的活動如我之前所說，基本上是一種造勢，就跟政客搞選舉沒兩樣。簡單說，你們藉助大量缺乏實質認知意義的「修辭」（rhetoric）來推銷你們的偏見，藉著各種修辭或甚至大量完全沒有可信度的匿名爆料，企圖影響大眾的觀感，讓大家去敵視或輕視某一群人。</text:span></text:p>
      <text:p text:style-name="P3"><text:span text:style-name="T1">這也就是為什麼你們為什麼會「九把刀」這樣的「名人」之「支持」視為寶，而且還寄來給我看，爭取認同。但是，一個稍微有點理性的人，怎麼可能用這樣一種造勢的方式來談論這樣一個需要充份理性的問題？你覺得像那樣一些「支持」，除了因為他是個名人之外，文字本身有什麼認知意義嗎？或許很有趣，但很空洞。如果你們只是想損人，那它便有其功能，但如果你們當真想討論問題，那它便毫無意義。</text:span><text:span text:style-name="T3"><text:line-break/><text:line-break/></text:span><text:span text:style-name="T1">台灣大學生雖然不必像英國大學生那樣必須整天不斷寫各種小論文，但至少也該有一點最起碼的做學問能力不是嗎？但我從你們的造勢中卻絲毫看不見這樣的治學基本能力，反倒看見無數的反智言論及愚蠢修辭。不可思議的是，你們卻自我感覺良好，認為自己很棒很優秀很聰明很典範。</text:span></text:p>
      <text:p text:style-name="P3"><text:span text:style-name="T1">最近在圖書館看到一本書，借回家還沒看，只看了前言介紹覺得很新奇。該書是要說：我們向來只依賴合乎邏輯推理的各種論述或證據來進行知識議論，但作者認為，在這樣一種理性論述的空間之外，似乎仍然有修辭的一席之地。</text:span></text:p>
      <text:p text:style-name="P3"><text:span text:style-name="T1">基本上我是支持這樣一種觀點。當理性告終，當邏輯到了盡頭，當你面對的是另外一種世界的生物時，或許我們不但需要邏輯，也需要修辭；就像齊克果所說的，把人「給騙進真理裏頭來」。你聽不懂邏輯，你缺乏理性，我只好用騙的。但我並不是撒謊，而只是想盡辦法，包括唱歌跳舞說故事，就像在做廣告那樣，想辦法把你的注意力給吸引到我所看見的那個世界來。</text:span></text:p>
      <text:p text:style-name="P3"><text:span text:style-name="T1">因此，我並不是一個反對修辭的人，但我反對一種充滿偏見而且極其可笑的修辭。一個好的修辭，依然必須建立在一種共同的理性基礎上，否則你將連三歲小孩也騙不了。三歲小孩也知道大西瓜雖然大，但不一定會比一顆小荔枝好吃。</text:span></text:p>
      <text:p text:style-name="P3"><text:span text:style-name="T1">希望沒有打擾你準備考試。我爸生病，住在台南，我常回去。去高雄也不遠，兩位姪女也都唸高醫。或許等你有空，我也可以去高雄找你們。我的電話是....，除了email，也可以電話聯絡。</text:span></text:p>
      <text:p text:style-name="P3"><text:span text:style-name="T1">但我其實並沒有意思想要改變你們或是想跟你們談這樣一些事；我只是說，如果有機會，認識一下也無妨；倒不一定要談這樣一些可怕的話題。我其實也不想見了面還談這些。</text:span><text:span text:style-name="T3"><text:line-break/><text:line-break/></text:span><text:span text:style-name="T1">至於我這些信，你如果要公開貼出或轉寄，我都 ok；丟到垃圾桶當然也沒關係；它沒有什麼特別值得看的內容，只是表示我對你們的一點心意，以及一點不平之鳴。</text:span></text:p>
      <text:p text:style-name="P3"><text:span text:style-name="T1">祝平安，</text:span></text:p>
      <text:p text:style-name="P3"><text:span text:style-name="T1">陳真 敬上 2009. 7. 30.</text:span></text:p>
      <text:p text:style-name="P3"><text:span text:style-name="T1">============</text:span><text:span text:style-name="T3"><text:line-break/></text:span><text:span text:style-name="T1">學弟好，</text:span></text:p>
      <text:p text:style-name="P3"><text:span text:style-name="T1">我只是講一些「我的」看法；如果你覺得我講的全然沒有道理，如果你還是覺得你們做得很對，沒有過錯，那也只能如此，畢竟自己覺得有沒有錯跟談戀愛一樣，是無法勉強的。反正這些想法你想看就看，不想看也無妨，不要有任何壓力，也不一定要回應。</text:span></text:p>
      <text:p text:style-name="P3"><text:span text:style-name="T1">但你有沒有仔細想過什麼是污名化？污名化背後有著一些什麼樣的思維？一般台灣醫學生大概不會有興趣，也不太有機會去思考這樣一些問題。可是，你有沒有想過，不管是有意或無意，事實上，你們現在所做的，並不是把時間和討論對象集中在制度上，比方說如何建立一個對任何來源的醫學生都具有鑑別力的審核機制，反倒是把幾乎所有時間和口水用在打擊波蘭醫師這一群人，努力用各種修辭去污名化他們，營造底下這樣一種思想聯想：</text:span><text:span text:style-name="T3"><text:line-break/><text:line-break/></text:span><text:span text:style-name="T1">波蘭醫師等於庸醫，波蘭醫師等於一群投機份子，波蘭醫師品性不端，波蘭醫師不努力卻只想混水摸魚，波蘭醫師個個很有錢，波蘭醫師大多是醫師的子女，波蘭醫師讓醫師這行業變成世襲制，波蘭醫師的波爸波媽個個很有權勢，靠老爸老媽打點混進醫院，波蘭醫師是一群智能低程度差的白癡，波蘭醫師血統欠佳腦子不好，波蘭醫師是一群害群之馬，哪個醫院僱用波蘭醫師就是為了賺錢的黑心醫院，波蘭醫師等於一種黑心醫師，波蘭醫學院是黑心醫學院，波蘭醫師跟病毒一樣很可怕，大家要小心，看病之前一定要小心查詢是否遇到波蘭醫師，遇到的話你就慘了。</text:span></text:p>
      <text:p text:style-name="P3"><text:span text:style-name="T1">這一連串等號或結論，全是根據你們所推動的這個運動所大量呈現的一個原貌，這些台詞和等號都不是我自己發明的，而是你們有意無意所要告訴大家的。</text:span></text:p>
      <text:p text:style-name="P3"><text:span text:style-name="T1">這樣一種造勢方式就跟政客一樣，比方說，只要如何如何（只要不支持台獨，只要不支持公投綁大選，只要替中國說話，只要去大陸玩，只要看某某報紙，只要不說台語，只要不支持正名運動，只要有綠卡，只要反阿扁，只要反民進黨，只要如何如何…），就是不愛台灣，不愛台灣就是台奸，台奸當然就不用對他客氣。</text:span></text:p>
      <text:p text:style-name="P3"><text:span text:style-name="T1">你不覺得你們的行為基本上就是政客作為的翻版嗎？你們無意如此，但事實上還是受到社會各種歪風的影響。</text:span></text:p>
      <text:p text:style-name="P3"><text:span text:style-name="T1">底下是一封兩年前我寫給台大雲林分院精神科同仁的信，是沿續本科部某次的 Journal Reading討論到有關污名化。稍微有點academic，僅供參考。~~陳真 敬上</text:span></text:p>
      <text:p text:style-name="P3"><text:span text:style-name="T1">-------------</text:span><text:span text:style-name="T3"><text:line-break/></text:span><text:span text:style-name="T1">Sent: Wednesday, October 10, 2007 2:26 AM</text:span><text:span text:style-name="T3"><text:line-break/><text:line-break/></text:span><text:span text:style-name="T1">住院醫師的 journal reading 之後，有同事問起我在會議中講的一些東西，補充如下：</text:span><text:span text:style-name="T3"><text:line-break/><text:line-break/></text:span><text:span text:style-name="T1">1.我提到的那個著名社會學家叫 Erving Goffman（1922-1982），沒有馬克思或韋伯那麼有名，但也算是一代宗師；但我不是唸社會學，無法評價其想法優劣；我只知道我們一般所講的污名化（stigma）或精神科之機構化（institutionalization）這兩個概念，他可能就是最早提出的人，至少是最早有系統地講述這兩個觀念的人。</text:span></text:p>
      <text:p text:style-name="P3"><text:span text:style-name="T1">2. 我知道 Erving Goffman寫了幾本社會學經典，比方說：《Asylums，1961》講到精神病人的「機構化」與「污名化」問題。比方說《Stigma：notes of the management of spoiled identity，1963》講到污名化的形成與社會成員因應策略；社會成員必須持續對所謂「正常」做出回應，避免污名化的危險。</text:span></text:p>
      <text:p text:style-name="P3"><text:span text:style-name="T1">3. 另外 Goffman更早之前（1959）還有一本《The Presentation of Self in Everyday Life》，講到關於「自我呈現」。Goffman認為，世界是異質的、流動的，同樣的人事物在不同狀況下，將會有不同的意義與不同對應方式；世界就像劇場，生活於是就像表演那樣，有不同的表演策略；觀眾定義角色，角色「應觀眾要求」而演出，但角色同時也企圖透過表演來影響觀眾的印象，台前台後有不同演出。在 Goffman看來，所有社會關係幾乎都能歸結為一種戲劇。</text:span></text:p>
      <text:p text:style-name="P3"><text:span text:style-name="T1">4. 關於污名化，許多人認為，它伴隨著恐懼與無知；於是對精神病或愛滋病，有所謂天譴或惡魔附身的說法。一直到今天，人們其實並不是真的了解精神病或愛滋病等等，這些詞彙就像一種「隱喻」（metaphor），用來提供對於「非我族類者」一種幻想或抹黑的基礎。</text:span></text:p>
      <text:p text:style-name="P3"><text:span text:style-name="T1">5. 簡單說就是，對我所不了解的人事物，迅速建立起一種充滿偏見與誤解的概念或分類，把對方丟進這個框框，以此來理解對方的一言一行。但他並不是真的想了解你或有能力了解你，他只是喜歡對你做各種解釋與定型化的揣測，進而把定型揣測視為真實，於是他自以為了解了這些與他不一樣的人事物。</text:span></text:p>
      <text:p text:style-name="P3"><text:span text:style-name="T1">6. 今天林醫師所提供的那篇文章，裏面引了Norman Sartorius的一句話，這人是當代很有名的一位精神科醫師，國際上很活躍，身兼多職，是世界衛生組織在精神衛生方面的負責人，迄今一直在努力推動「反精神病污名化運動」。他兩三年前寫了一本書叫《Fighting for Mental Health. A Personal View》，劍橋大學出版社出版，似乎也是在談這類問題。</text:span></text:p>
      <text:p text:style-name="P3"><text:span text:style-name="T1">7. 台灣很多醫生熱衷於談論所謂醫學倫理，但往往缺乏知識內涵。醫生會治病，可當疾病變成一種概念時，那就不是僅僅接受醫學教育的醫生所能適當理解與掌握的了。</text:span></text:p>
      <text:p text:style-name="P3"><text:span text:style-name="T1">8. 這文章開頭引用 Norman Sartorius的一句話說：「要解決污名化問題，精神醫學從業人員就應先檢查自己對待精神病人的態度。」這話說得沒錯，問題是，態度問題卻不是這樣的一種所謂實證研究所能理解；我們更需要的倒也不僅僅是一種有別於實證研究的概念分析，而是一種更為完整的美學活動。</text:span></text:p>
      <text:p text:style-name="P3"><text:span text:style-name="T1">9. 那篇文章說：對精神病人越了解，排斥或污名化反而更嚴重。我完全不贊同這種說法。這樣的一種所謂實證性的「了解」，其實只是一種更為深沉的誤解。有人說，科學是一種高級迷信，我想大概就是這樣。</text:span></text:p>
      <text:p text:style-name="P3"><text:span text:style-name="T1">10. 舉個例來講，看過Pedro Almodovar的「Talk to Her」（悄悄跟她說）這部電影的人，我看很少有人不被主角的癡迷所感動。可是，主角幹了什麼偉大的事呢？就「實證」意義來講，主角是個男護士，負責照顧一個年輕貌美的植物人，結果竟然強暴了她，因為懷孕而東窗事發。這樣一件事如果讓台灣媒體來報導，肯定會講得很難聽，主角將會被貼上各種病態標籤，然後可能會送到精神科來「治療」。</text:span></text:p>
      <text:p text:style-name="P3"><text:span text:style-name="T1">11. 或許吧，或許這個男護士真的能符合某種精神醫學診斷也說不定。問題是，如果這就是我們的所謂「了解」，這世界將變得很扭曲很怪異很膚淺；美麗不見了，詩歌不再需要，因為科學彷彿已經告訴了我們一切。可是，這就是人事物的真實面貌嗎？當然不是。</text:span></text:p>
      <text:p text:style-name="P3"><text:span text:style-name="T1">12. 大多數精神病人都缺乏病識感，他們並不是因為少知道了「某些」資訊，而是缺少一整個「面向」（aspect），他們陷入一種無法自救的困境與盲點。我想台灣的醫療專業人員也一樣，除非你意識到自己少掉某個面向，否則根本無法想像自己缺少了什麼東西。</text:span></text:p>
      <text:p text:style-name="P3"><text:span text:style-name="T1">13. 科學有專家，但有關美麗或道德的事卻無專家可言，就好像沒有孝順父母的專家或談戀愛的高手一樣；愛因其樸素笨拙與單純而崇高，而不是因為它的熟練，更不是因為它有著一套什麼心理機轉，於是能掌握這套機轉的就變成戀愛專家。在美學或道德事務上塑造專家是對這些重要事物的一種傷害。</text:span><text:span text:style-name="T3"><text:line-break/><text:line-break/></text:span><text:span text:style-name="T1">14. 科學講究「是或不是」，但「是或不是」之外，還有個有關美醜或對錯的世界。我們應該對這樣一個世界保持敬畏之心，而不是反而扮演起什麼專家，橫伸魔掌，傷害這些美好的事物。羅素說得對：「我們本來只是無知，接受教育後卻變得愚蠢。」</text:span></text:p>
      <text:p text:style-name="P3"><text:span text:style-name="T1">15. 當人們知道像「Talk to Her」那位男護士那樣一件事，往往只是像八卦媒體那樣，忙著污名化當事人，更不用說什麼感動了。可是，世界或生命卻不是長那副德性，世界或生命應該是美麗的、豐富的、彩色的、無法定論而只能無窮感受的。即便是一粒沙都有著無窮的內涵，何況一個生命或是一整個世界。</text:span></text:p>
      <text:p text:style-name="P3"><text:span text:style-name="T1">16. 文化需要一種想像。講實話很容易，說謊卻很難。一個小嬰兒必須長得夠大，比方說兩歲，才能夠學會說謊，學會理解與想像各種「與事實不符」的概念。或許台灣社會正需要這樣一種成長，至少要長大到兩歲大，才能夠學會想像，想像與自己不一樣的人事物；而不要總是以為大家都一樣，以為舉世皆然，以為大家都必然是這樣那樣地活著，以為大家都必然是這樣那樣地渴望著一模一樣的功名利祿，以為這就是所謂「正常」，進而污名化少數族群或非我族類。</text:span></text:p>
      <text:p text:style-name="P3"><text:span text:style-name="T1">17. 如果「欣賞與自己不一樣的人事物」是一種能力，那麼，以這個能力來理解一個社會的文明與野蠻，或許是一個很好的指標。</text:span></text:p>
      <text:p text:style-name="P3"><text:span text:style-name="T1">18. 我常提我一些劍橋的朋友，他們拿到博士學位後，並沒有申請大學教職，有的開書店，有的開雜貨店，有的甚至開起武道館，教起詠春拳。甚至有一位知己，是台灣學生，性情中人，唸的是超難的英國文學，治學嚴謹而勤奮，但他卻在拿到博士學位後，放棄明明可以錄取的中研院研究員不當，卻留在英國，選擇當小學老師的助教，協助維持課堂秩序。他不想返台的原因之一就是害怕台灣社會的封閉。</text:span></text:p>
      <text:p text:style-name="P3"><text:span text:style-name="T1">19. 這些例子在台灣人看來，一定會開始進行污名化八卦活動，開始揣測當事人是否混得不好，是否吃不開，或是有什麼見不得人的祕密；若是精神科人員，肯定會進一步揣測當事人是否人格有問題，是否精神有問題等等。整個台灣社會完全無法理解（更不用說欣賞）跟所謂主流不一樣的人事物，凡是非我族類者就劃歸為異端或病態，進而污名化其人格。</text:span></text:p>
      <text:p text:style-name="P3"><text:span text:style-name="T1">20. 羅素說他小時候常想著什麼是心靈（mind）或物質（matter）等等這些問題，他奶奶很擔心，以為這小孩腦袋不正常，奶奶對他說：“乖孫啊，What is mind? No matter! What is matter? Never mind!” 這段英文很難翻譯，因為它是一種雙關語，意思就是說，什麼是心靈，那不重要啦！什麼是物質？不用管它啦！</text:span></text:p>
      <text:p text:style-name="P3"><text:span text:style-name="T1">21. 就如Goffman講的，社會成員往往從他人眼光來定義自己（就像演戲，觀眾定義了角色）。羅素說他在這樣一種「污名化」的壓力下，開始也懷疑自己是不是真的哪根筋有問題，可是他說，一直到了劍橋唸書後，他才知道像他這樣的怪人在這校園裏到處都是。</text:span></text:p>
      <text:p text:style-name="P3"><text:span text:style-name="T1">22. 劍橋創校八百年，是世界最古老的大學之一；有些我平常出入的建築或樓梯，聽說已經維持數百年的原貌；樓梯或地板走起來吱吱作響，很像鬼屋。可是，古老並不保證某種成就。</text:span></text:p>
      <text:p text:style-name="P3"><text:span text:style-name="T1">23. 我看過一篇英文文章，討論劍橋的「傑出」與屹立不搖，該文章作者認為，劍橋的成就之重要原因之一可能是因為它掌握了做為大學的一個重要因素，那就是異質性。簡單說就是：它不但容忍各種稀奇古怪的想法，甚至鼓勵之，由之產生一種學術所最需要的原創性。</text:span></text:p>
      <text:p text:style-name="P3"><text:span text:style-name="T1">24. 「異質性」更給成員彼此之間帶來各種用錢買不到的刺激與激盪。也因此，校方寧可放棄一個更為「優秀」的英國學生，而錄取一個「較不優秀」的外國學生，因為後者之異質與刺激，正是成就這所大學的重要因素。</text:span></text:p>
      <text:p text:style-name="P3"><text:span text:style-name="T1">25. 我並不是很認同這文章。我倒認為劍橋牛津招收大量外國學生主要是為了賺錢，其次才是想到什麼異質多元文化的刺激。我事實上也不認為劍橋有著什麼異質性；我倒認為劍橋師生幾乎都長得一個模樣；每次去電影院就是遇到這些人，感覺很難受；感覺這些科學怪人或哲學怪人好像不是來看電影，而是來參加研討會。</text:span></text:p>
      <text:p text:style-name="P3"><text:span text:style-name="T1">26. 可是，我認同這文章講的有關異質性的道理。或許劍橋離理想狀況還很遠，但比起密不通風、跡近完全封閉或自閉的台灣學界或醫界，實在好太多太多了。</text:span></text:p>
      <text:p text:style-name="P3"><text:span text:style-name="T1">27. 至於阿吉問我的那個問題，我回答說我反污名化，但我更反對一種「反對污名化精神病的運動」。因為，所謂「運動」，必然帶來一種粗糙與教條化特質，而這樣一些特質跟它所要追求的目標，恰恰背道而馳。</text:span></text:p>
      <text:p text:style-name="P3"><text:span text:style-name="T1">28. 美感或道德感是一種很微妙的東西，於是它也只能以微妙而緩慢甚至完全不經意的方式去改變，而無法經由一種刻意形成的所謂「運動」去執行。</text:span></text:p>
      <text:p text:style-name="P3"><text:span text:style-name="T1">29. 運動當然會有成效，但它不美；美醜理應比是非對錯都重要才是。就好像「Talk to Her」那位男護士，在法律上他當然是錯的，但他的所作所為卻很美。除了透過詩歌的表現方式來訴說之外，無法用三言兩語來呈現世界或生命之真實豐厚的動人內涵。</text:span></text:p>
      <text:p text:style-name="P3"><text:span text:style-name="T1">30. 我常引用Charles Stevenson的一句話：「最重要的問題從哪裡開始，我們的研究就應該在哪裡結束。」同樣地，我也常認為，最重要的問題從哪裡開始，我們的社會運動就應該在哪裡結束；我們應扮演詩人，扮演哲學家，而不是扮演革命家。革命只能革政治或政客的命，但美感或道德感之類的東西或文化，卻只能透過詩歌透過文史哲，以千百年為單位，或許才會有所改變。</text:span></text:p>
      <text:p text:style-name="P3"><text:span text:style-name="T1">31. 愛情很重要，但如果有人要發起一個「推廣真愛運動」，我將誓死反對。對於精神病人或愛滋病人的污名化也一樣，我不想發起運動禁止你怎麼想或怎麼說，但我希望詩人或哲學家們能改變你怎麼「看」；我相信，只要你戴上一副美學眼鏡，配上度數良好的詩歌鏡片，你就會看到一個完全不一樣的美麗世界，而不再恐懼，不再排斥。</text:span></text:p>
      <text:p text:style-name="P3"><text:span text:style-name="T1">32. 污名化的對象經常是弱勢或少數（諸如肥胖、離婚、未婚、同性戀、外籍新娘新郎或異議份子等）；污名化不但針對人，也包括動物，比方說「豬狗不如」、「人面獸心」、「獸性大發」、「禽獸不如」、「髒得跟豬一樣」、「如笨如豬」、「狼心狗肺」、「色狼」等等，但根據種種研究，豬並不笨，甚至比狗聰明；豬更不髒，甚至還有點潔癖。可見污名化往往出於一種無知與強勢。</text:span></text:p>
      <text:p text:style-name="P3"><text:span text:style-name="T1">33. 舉個例：記得十八年前（1989年）在彰基實習，輪派到精神科時，科內剛好請來一位「大老」每周來教學。有一回case conference，我有個黨外朋友患有癲癇及失眠剛好來住院，因為癲癇及身為民進黨員而屢屢失業，為此而疑似有 "精神病性憂鬱" 症狀。當護士報告到他的身份是民進黨時，全場爆出鄙夷笑聲（註：敝人是民進黨建黨黨員，1987年第一次退黨被慰留，94</text:span><text:span text:style-name="T3"><text:line-break/></text:span><text:span text:style-name="T1">年退黨成功，因為那時已經沒幾個人在乎我退不退黨了）。</text:span></text:p>
      <text:p text:style-name="P3"><text:span text:style-name="T1">34. 當時，我身上正揹著一個有期徒刑七年以上的涉嫌叛亂罪名，太太當時才剛唸高二，因為刊登我的鼓吹兒童人權文章在高中校刊而被退學，父母更是飽受情治單位威脅恐嚇，家破人散，百般委屈。看大家笑，我啞巴吃黃蓮，心裏有說不出的悲傷。那位大老卻有模有樣地止住大家的笑聲說：「你們不要笑，這正是要特別小心的地方，精神科要細心，要學會觀察，像這樣的人（加重語調！！），我們就要注意看他是否有什麼人格問題，比方說有沒有反社會人格或躁症或甚至被害妄想，以為國民黨要迫害他啦什麼的…」。</text:span></text:p>
      <text:p text:style-name="P3"><text:span text:style-name="T1">35. 不可思議的是，大老一邊講解，許多同事一邊猛點頭表示對這位精神科大老「細心觀察人性」的佩服。更不可思議的是，這位大老幾年後變得很「愛台灣」，整天喊著「咱台灣郎」及獨立建國等等，仇視大陸人，變成民進黨的死忠。我在想，他現在如果遇到一個統派或大陸新娘來掛號，是不是也要冠給對方一些根本莫須有的病名？</text:span></text:p>
      <text:p text:style-name="P3"><text:span text:style-name="T1">36. 這真實故事告訴我們：當某種條件或特質成為一種主流強勢時，便很容易對少數或弱勢進行污名化。在一種不良文化體質下，往昔被污名化者，一旦取得優勢，便也往往同樣氣燄高張糟蹋異己。政治如此，疾病也一樣。</text:span><text:span text:style-name="T3"><text:line-break/><text:line-break/></text:span><text:span text:style-name="T1">37. 回到疾病本身：同樣都是疾病，為什麼糖尿病沒有污名化，精神病或愛滋病卻被污名化？Goffman認為，被污名化的疾病，往往有一些共同特質，比方說，人們認為當事人應該為自己的病負責，是你自己害的；比方說疾病的真相不為人所知；比方說該病是無法痊癒的。</text:span></text:p>
      <text:p text:style-name="P3"><text:span text:style-name="T1">38. 但這些說法其實都可以找出反例，比方說癌症不但無法痊癒，而且經常是因為不當飲食或抽煙嚼檳榔造成，卻沒有被污名化；肝病常與飲酒或過度勞累有關，而且也無法痊癒，但肝病卻也沒有被污名化。</text:span></text:p>
      <text:p text:style-name="P3"><text:span text:style-name="T1">39. 相反地，精神病越來越被認為是一種生物因素造成，而不是什麼精神打擊或心結，也不是一種個人所應負責的道德缺陷或不當生活型態所致，但它依然持續被污名化。</text:span></text:p>
      <text:p text:style-name="P3"><text:span text:style-name="T1">40. 阿吉問說，污名化既然是一種不當的概念分類造成，難道我們就應該停止對人事物進行概念化？如此推論是錯的，因為有問題的不是概念化，而是不當的道德化，也就是說，把中性事物給添上不當的價值色彩。比方說，喜歡同性或異性或是要不要結婚要不要生小孩要不要離婚等等，純屬價值中立，卻被抹上敗德或病態的道德陰影，或是製造一種影射，彷彿當事人有著某種人格或能力或道德缺陷。</text:span><text:span text:style-name="T3"><text:line-break/><text:line-break/></text:span><text:span text:style-name="T1">41. 當一個人要結婚，我們不會污名化之，我們不會用驚訝遺憾的口吻問說：“天啊，你為什麼要結婚？” 但是當一個人選擇單身時，人們卻污名化之，彷彿他之不結婚是一種遺憾或缺陷，甚至進一步影射背後是不是有著某種人格或道德缺陷。</text:span></text:p>
      <text:p text:style-name="P3"><text:span text:style-name="T1">42. 但事實上，結婚與不結婚，在道德意義上是完全平等的。如果我們對未婚感到驚訝，那我們其實也該對結婚感到驚訝才對，因為兩者的道德地位平等。</text:span></text:p>
      <text:p text:style-name="P3"><text:span text:style-name="T1">43. 有問題的不是概念化，而是賦予不相干的道德色彩。就如康德所說，概念化是進行理解所必要的，否則我們對世界將一無所知。但是，概念化的對象是物不是人；而道德的主體卻是人而非物。</text:span></text:p>
      <text:p text:style-name="P3"><text:span text:style-name="T1">44. 我們常聽到一句老掉牙的話說：「醫生不是治病，而是治療病人。」這話很對。但它究竟是什麼意思？簡單說，病只有一種，但病人卻千千萬萬。</text:span></text:p>
      <text:p text:style-name="P3"><text:span text:style-name="T1">45. 科學史學家 Francois Delaporte 寫了一本Disease and Civilization》，談十九世紀巴黎霍亂史，書中開宗明義說：「疾病不存在，存在的只是操作（及其概念）。」許多醫生聽了恐怕要跳腳，但他們其實無需生氣。這話的意思並不是說細菌不存在，而是說我們無法不透過概念來理解世界。</text:span></text:p>
      <text:p text:style-name="P3"><text:span text:style-name="T1">46. 問題是：對於疾病，我們進行概念化與分類；但生命卻各有差異而無法等同與分類。精神分裂就是精神分裂，但張三的精神分裂和李四的精神分裂卻大不同；同樣的病，卻有不同表現，因為當事人對它必然有不同反應。任何疾病都是如此。就好像一樣是偷東西，一樣是殺人，一樣是強暴，但內涵卻不同。</text:span></text:p>
      <text:p text:style-name="P3"><text:span text:style-name="T1">47. 甚至我們可以說，疾病根本不存在，存在的只是病人。就好像愛情如果不是依附在一個人或一個生命身上，愛情是無法理解的。</text:span></text:p>
      <text:p text:style-name="P3"><text:span text:style-name="T1">48. 基於上面這兩點，當我們企圖把一組道德概念以一種違反美學的粗糙方式給套在某一族群或社群上時，那往往只是在製造更多誤解，而不是增進了理解。當然，做為一種政治目的，污名化將很有效，可它卻傷害了詩歌，傷害了感情，傷害了我們對生命、對世界的真實理解。</text:span></text:p>
      <text:p text:style-name="P3"><text:span text:style-name="T1">49. 於是更大的一個問題來了。既然我們是治療病人而不是治病，而病人卻千千萬萬、個個不同，我如何可能對「個別人事物」（the individual）產生知識？我如何可能去理解（更不用說治療）一個個完全不同的個人或生命？</text:span></text:p>
      <text:p text:style-name="P3"><text:span text:style-name="T1">50. 最早提出這個問題的人叫做W. Windelband，他在一百多年前（1894）的一個非常著名的演講中提出這樣一個問題。他給知識或科學做了一個區分，一個是nomothetic（我不會翻譯），指的是對於 “一般性事物” 的一種知識，另一種科學是idiographic （我也不會翻），指的是對於個別人事物的知識。</text:span></text:p>
      <text:p text:style-name="P3"><text:span text:style-name="T1">51. 前者毫無問題，一加一在台灣等於二，到了英國還是等於二。但後者卻有問題，世上有這樣一種知識嗎？這問題其實等於是在問說：「我有可能了解你嗎？」我又不是你肚子裏的蛔蟲，我如何可能了解你？</text:span></text:p>
      <text:p text:style-name="P3"><text:span text:style-name="T1">52. 這問題對於其他科的人或許比較不嚴重，但是對於精神科，卻是這科的知識的一個知識論基礎；除非有人真的笨到以為所有心靈都一樣，彷彿只要貼上一個DSM-IV的精神醫學診斷，某人心靈的真相便已昭然若揭。</text:span></text:p>
      <text:p text:style-name="P3"><text:span text:style-name="T1">53. 關於這一點，請參看底下（54-81）我寫給住院醫師看的一份討論課講義（2007. 6. 5.）。我在講義中提到為什麼這樣的知識是可能的，說明其歷史淵源及對心理學及精神醫學的影響，並說明這樣的知識如何獲得。不過要了解底下這些東西，可能就需要一點必要的相關人文學科基礎。</text:span></text:p>
      <text:p text:style-name="P3"><text:span text:style-name="T1">54. 討論課主題：What does it mean to have a “science of the individual”? （ 擁有“對於某個人事物的科學”是什麼意思？）by 陳興正 2007. 6. 5.</text:span></text:p>
      <text:p text:style-name="P3"><text:span text:style-name="T1">55. To have a ‘science of the individual’ is to claim a scientific study of ‘particular or private’ things, striving for direct insight into their unique nature.</text:span></text:p>
      <text:p text:style-name="P3"><text:span text:style-name="T1">56. In a famous address in 1894, W. Windelband (1980) introduced the terms ‘nomothetic’ to refer to the kind of science that dealt with the general and ‘idiographic’ to refer to the one that dealt with the particular.</text:span></text:p>
      <text:p text:style-name="P3"><text:span text:style-name="T1">These two ways of acquiring scientific knowledge differ not only in their objects of study but also in aims and methods. The former seeks to establish general laws by using analysis, quantification and explanation, while the latter is concerned with the uniqueness of individual things by ‘understanding.’ This methodological dichotomy has often been discussed in the study of personality, history and social psychology.</text:span></text:p>
      <text:p text:style-name="P3"><text:span text:style-name="T1">57. The origins of idiographic psychology lie in 19th century Germany, as part of a general swing away from classicism (represented by objectivity, positivism, materialism and mechanism) towards romanticism (represented by subjectivity, intuitionism, and vitalism) A central them was the claim that the social sciences were distinct from the natural sciences and demanded different methods, notably that of Verstehen understanding).</text:span></text:p>
      <text:p text:style-name="P3"><text:span text:style-name="T1">58. The scientific study of the individual has been thought problematical on the grounds that the individual constitutes a unique pattern which is more than the sum of component parts and not fully represented by scores on dimensional tests. see Valentine, 1982, p. 164.</text:span></text:p>
      <text:p text:style-name="P3"><text:span text:style-name="T1">59. We explain nature but we understand human beings.----W. Dilthey (1937), Historik.</text:span></text:p>
      <text:p text:style-name="P3"><text:span text:style-name="T1">60. Knowledge involves life, not only reason.---- M. J. Inwood (1995).</text:span></text:p>
      <text:p text:style-name="P3"><text:span text:style-name="T1">61. Traditionally, an individual cannot be the object of scientific study because of its uniqueness, which is considered by many as elusive, unsystematic and hence incapable of investigation. On the other hand, whether the “general laws” are ever relevant to the individual remains dubious.</text:span></text:p>
      <text:p text:style-name="P3"><text:span text:style-name="T1">62. Wittgenstein’s “private language” argument: Is private language possible?</text:span><text:span text:style-name="T3"><text:line-break/><text:line-break/></text:span><text:span text:style-name="T1">63. To make the ‘idiographic approach’ possible, we need to presuppose that human beings can empathize with each other (Ebmeier, 1987). In other word, we should have a special ability to “share people’s state of mind” and hence understand their behavior. This special ability is at the basis of the method of Verstehen.</text:span></text:p>
      <text:p text:style-name="P3"><text:span text:style-name="T1">64. Verstehen is a kind of hermeneutic understanding, involving intuition, empathic feeling and direct non-intellectual knowing. Holt puts it thus: Verstehen, i.e., “an artist’s quest for truth, differs from a scientist’s being a striving not for strict verisimilitude but for allusive illumination (Valentine, 1982: 178).”</text:span></text:p>
      <text:p text:style-name="P3"><text:span text:style-name="T1">65. Verstehen demands empathic, intuitive, interpretative understanding while nomothetic approach is preoccupied with prediction and explanation based on general causal statements (Valentine, 1982, p. 165).</text:span></text:p>
      <text:p text:style-name="P3"><text:span text:style-name="T1">That is, we use empathic understanding to identify the motives and interpret the social significance of human behavior. Its power is much dependent on the amount and quality of interpreters’ experience and their introspective capacity.</text:span></text:p>
      <text:p text:style-name="P3"><text:span text:style-name="T1">66. Comte was the first to establish what may be termed “the postulate of Verstehen” for sociological research. According to him, empirical generalizations about human behaviour are not valid unless they are in accord with our knowledge of human nature. His theory is that we can understand the behaviour of human beings by being able to share their “state of mind”. see Abel, 1953, p. 677.</text:span></text:p>
      <text:p text:style-name="P3"><text:span text:style-name="T1">67. Maclver 也認為我們必須有一套有別於自然科學的方法來研究 social causation or human behaviour. He calls this process “imaginative reconstruction”.</text:span></text:p>
      <text:p text:style-name="P3"><text:span text:style-name="T1">68. Verstehen is a hermeneutic tool and source of intuition for the formation of causal hypotheses in social and human sciences.</text:span></text:p>
      <text:p text:style-name="P1"><text:span text:style-name="T1">陳真 | 2009.08.02 18:31 | </text:span><text:span text:style-name="T2">#</text:span></text:p>
      <text:p text:style-name="P2"><text:span text:style-name="T1">(續前,因字數太多,一次貼不了)</text:span></text:p>
      <text:p text:style-name="P2"><text:span text:style-name="T1">69. Bhaskar has argued that social explanation is both causal and interpretative. He accepts “hermeneutic understanding” as a legitimate method for arriving at “causal generative mechanism” in human sciences (Collier, 1994: 167). However, the logical relationship between causal explanation and the testing of hypotheses still remains controversial.</text:span></text:p>
      <text:p text:style-name="P2"><text:span text:style-name="T1">70. A science of the individual should not be mistaken as a “methodological individualism," which stems from a general assumption that the wholes must be resolved into simple units to be understood (Collier, 1994).</text:span></text:p>
      <text:p text:style-name="P2"><text:span text:style-name="T1">71. It is not a branch of the science of “whole”. Actually, as Windelband pointed out, these two cognitive methods remain independent and juxtaposed in the total synthesis of knowledge (Windelband, 1980: 183). The world is stratified. Science within this world is hence divided into different kinds which are mutually irreducible (Bhaskar, 1997).</text:span></text:p>
      <text:p text:style-name="P2"><text:span text:style-name="T1">72. It is plausible to say that the science of the individual is one of the two faces of the world. Without this, science is nothing more than a technique. A scientist needs to be an artist in theory construction and making discoveries because science involves life not only reason (Inwood, 1995: 201).</text:span></text:p>
      <text:p text:style-name="P2"><text:span text:style-name="T1">73. psychoanalytic methodology has been described as causal explanation or hermeneutic understanding. This methodological dichotomy has been introduced into psychopathology by Karl Jaspers.</text:span></text:p>
      <text:p text:style-name="P2"><text:span text:style-name="T1">74. For Jaspers, psychoanalysis is an hermeneutic discipline mistaking itself for a causal science. (But is presented by Freud as a causal science similar to the natural sciences.)</text:span></text:p>
      <text:p text:style-name="P2"><text:span text:style-name="T1">75. Empathetic understanding (“as if” understanding) is a method modeled by Jaspers on the hermeneutic disciplines, philosophy and history. Such a kind of understanding can never be complete or final. Consequently, contrary interpretations are often equally plausible.</text:span></text:p>
      <text:p text:style-name="P2"><text:span text:style-name="T1">76. 相對於 hermeneutic understanding, causal explanation 需要一種外來的觀察以避免循環論證。</text:span><text:span text:style-name="T3"><text:line-break/><text:line-break/></text:span><text:span text:style-name="T1">77. Llewelyn &amp; Kelly (1980) have also argued the case for a “new paradigm” in psychology, i.e., a non-essentialist psychology, which will account adequately for the social construction of individuality.</text:span></text:p>
      <text:p text:style-name="P2"><text:span text:style-name="T1">They criticize contemporary psychology for relying on a biological conception of the individual as an organism physically separated from its environment. This view is essentialist in that it takes for granted the pre-social existence of the individual. See Clifford &amp; Frosh (1982), p. 267.</text:span></text:p>
      <text:p text:style-name="P2"><text:span text:style-name="T1">78. Clifford &amp; Frosh (1982), believes that psychology must begin neither with the individual nor with society, but with their interface, language. The construction of the individual is seen as a gradual process of differentiation and organization in which the production of meaning is central. pp. 267, 269.</text:span><text:span text:style-name="T3"><text:line-break/><text:line-break/></text:span><text:span text:style-name="T1">79. Clifford &amp; Frosh (1982): the meaning of a signifier is not defined by its relation to a real object or to an idea in the mind of the speaker, but by its relation to other signifiers. They believe that their “new paradigm” transcends the long and bitter opposition between “interpretative” and “experimental” psychologies. See p. 268.</text:span></text:p>
      <text:p text:style-name="P2"><text:span text:style-name="T1">80. Verstehen is not a method of verification. It starts with some hunch or intuition. See Abel, 1953, p. 685.</text:span></text:p>
      <text:p text:style-name="P2"><text:span text:style-name="T1">81. In every concrete individual, there is a uniqueness that defies all formulation. We can feel the touch of it and recognize its taste, so to speak, relishing or disliking, as the case may be, but we can give no ultimate account of it, and have in the end simply to admire the Creator. Willam James 1912。</text:span></text:p>
      <text:p text:style-name="P2"><text:span text:style-name="T1">============</text:span><text:span text:style-name="T3"><text:line-break/></text:span><text:span text:style-name="T1">我剛剛試著簡單搜尋一下我那篇 "波蘭醫師掀波瀾", 結果馬上就看到一堆, 底下只是我隨意看到的兩三個註明為 "醫學生" 版面的回應, 但我看不到內容, 只看得到每一則發言的頭兩句, 盡是污言穢語及抹黑與羞辱. 我若行有餘力, 我會很樂意控告這些人, 教他們一點基本的做人的道理.</text:span></text:p>
      <text:p text:style-name="P2"><text:span text:style-name="T1">而且, 所有這些發言都是匿名. 你平常可以匿名, 但你若要抹黑他人時, 就應該為自己的言論負責, 但這些匿名的醫學生或醫生卻反倒拼命攻擊我 "用假名".</text:span></text:p>
      <text:p text:style-name="P2"><text:span text:style-name="T1">從我當黨外雜誌編輯到現在, 我已經寫了超過 27 年的文章, 99 % 的文章[甚至連學術譯著都是署名陳真, 陳真就是我的名字, 但很多人卻總是故意在這上頭做文章.</text:span></text:p>
      <text:p text:style-name="P2"><text:span text:style-name="T1">至於其他各式各樣的刻意影射抹黑公然侮辱造謠等等等, 就更是不堪入耳了. 如果這只是一種個案或是一種特殊例外, 倒也罷了, 但事實上它不是例外, 而是普遍狀態, 普遍到我幾乎不曾見過幾個發言用心而且負責任的台灣人, 彷彿只要匿名便能為所欲為.</text:span></text:p>
      <text:p text:style-name="P2"><text:span text:style-name="T1">整個 "醫學生版" 就是這樣, 為所欲為, 看誰不爽就攻擊抹黑! 你能想像西方醫學生會這樣子 "討論" 問題嗎? 我想請問學弟, 你們推展一個運動時, 以這樣一種方式來造勢, 你真的覺得這樣很 ok 嗎?</text:span></text:p>
      <text:p text:style-name="P2"><text:span text:style-name="T1">你能不能試著想像一下這樣一種落差? 百忙之中, 明知寫這樣一些東西只是會讓自己更加污名化, 只會給自己招來痛苦和名譽上的損害與人格上的羞辱, 但我還是硬著頭皮寫了, (而且你看我光是寫給你看的部份就超過一兩萬字). 但我面對的卻是一些什麼什麼樣的人? 一些什麼樣的學生和醫生? 如果你是我, 你心中會做何感想?</text:span></text:p>
      <text:p text:style-name="P2"><text:span text:style-name="T1">今天有人邀我提出一個台大醫學院的教職申請, 我本來還挺高興, 但只要一想到我站在台上, 而面對台下的卻是一些這樣的學生或醫生時, 我實在很想放棄這個教職機會,甚至正嚴肅考慮職去台大分院的工作, 去一些鄉下地方的小醫院或診所, 去一個能夠單單純純好好看病而且不會把自己累死的地方, 而且能夠把大部份時間拿來做我喜歡的哲學研究工作; 實在很不想讓自己陷在一種不但不會讓人感到驕傲的醫界, 反而是一種很不正直的環境; 也不想去教這樣一些心裏並沒有秉持著基本善念的學生或醫生.</text:span></text:p>
      <text:p text:style-name="P2"><text:span text:style-name="T1">我在西方社會, 常常不經意被一些人感動, 比方說我看一些工人, 他們做一個很小卻很辛苦的工作, 但他們卻做得如此專注而認真; 我曾因為肺炎高燒住進劍橋附設醫院, 沒有人知道我是醫生, 也沒有人知道我是博士班學生, 但那些醫生護士對我之友善, 讓我心裏興起一種感覺: 就算他們不小心把我醫死, 我的幽魂也依然會感謝他們的友善.</text:span></text:p>
      <text:p text:style-name="P2"><text:span text:style-name="T1">但在台灣卻不然, 你能想像那樣一些整天在網路上匿名抹黑謾罵人的學生或醫生或老師會是一個善待病患的人嗎?</text:span></text:p>
      <text:p text:style-name="P2"><text:span text:style-name="T1">或許你會說這些抹黑攻擊跟你們的組織無關, 問題是, 你們都是一整個運動的組成成份不是嗎? 當你們推展一種運動時, 難道面對這樣一些敗德或甚至非法的所謂 "支持者" 的行為時, 竟能視若無睹? 難道只要你們 "立場" 彼此相同, 便要怎麼幹都行? 都仍然是站在同一條線的同志?</text:span></text:p>
      <text:p text:style-name="P2"><text:span text:style-name="T1">我去查了兩位匿名代號, 一個有查到本人, 一個沒查到, 沒查到的那個人自稱是實習醫師, 他還匿名投書一篇文章給你們的組織刊登在網站上, 你們卻註明 "不代表你們的立場", 而且他還另外寫了許多匿名抹黑波蘭醫師的文章, 極盡羞辱之能事,其中有一篇最後還提到你的名字, 說很多人會想找你簽名之類, 意思是你很紅很棒.</text:span></text:p>
      <text:p text:style-name="P2"><text:span text:style-name="T1">我的意思是說, 你們不能以 "與本會無關" 來搪塞, 這只是搪塞一種法律責任, 但重要的是道德, 而不光是法律. 法律只是最低形式的一種道德.</text:span></text:p>
      <text:p text:style-name="P2"><text:span text:style-name="T1">我若有個朋友做這樣一些抹黑或汙名化他人的事, 抹黑之餘文章末了卻又恭維我很棒! 我肯定不會默然或說什麼這與我無關, 我肯定會制止他, 我甚至不會和這樣一種品性的人做朋友.</text:span></text:p>
      <text:p text:style-name="P2"><text:span text:style-name="T1">另外一個匿名者就是版主, 我依據他的代號去查, 找到兩位同名同姓的醫師, 但我想很可能是...面對自己的版面連篇累牘的匿名抹黑留言時, 他嘿嘿嘿笑得非常開心, 還在網路上戲謔地說 "陳興正醫師趕快來跟我要證據喔", 意思似乎是要告就來告, 一副樂不可支的模樣.</text:span></text:p>
      <text:p text:style-name="P2"><text:span text:style-name="T1">諸如像這樣一些每天都在發生的抹黑造謠攻擊等等的基本德性問題, 如果不重要,我不知道天底下還會有比什麼更重要的道德問題了. 如果對此不當一回事, 我不相信在課堂上教學生一些需要深刻思考的道德思辯能力或知識, 有何意義? 如果對這樣一些最基本必須做到的事假裝沒看見, 卻教學生什麼史懷哲的犧牲奉獻精神, 難道不是一種自欺欺人的騙局? 一種笑話?</text:span></text:p>
      <text:p text:style-name="P2"><text:span text:style-name="T1">如果做人最簡單的道理都完全做不到, 我們還需要教什麼康德的倫理學或什麼史懷哲嗎?</text:span></text:p>
      <text:p text:style-name="P2"><text:span text:style-name="T1">最底下附錄是那些對我進行人身攻擊的留言: 我若面對像版主這樣一個醫師, 你說我怎麼可能教他什麼倫理學或什麼醫學倫理? 這樣一些人其實並不應該當醫生!</text:span></text:p>
      <text:p text:style-name="P2"><text:span text:style-name="T1">陳真</text:span></text:p>
      <text:p text:style-name="P2"><text:span text:style-name="T1">==============</text:span><text:span text:style-name="T3"><text:line-break/></text:span><text:span text:style-name="T1">學弟你好,</text:span><text:span text:style-name="T3"><text:line-break/><text:line-break/></text:span><text:span text:style-name="T1">我是陳真, 希望沒有干擾到您考試的狀況或心情.</text:span><text:span text:style-name="T3"><text:line-break/><text:line-break/></text:span><text:span text:style-name="T1">文章傳給誰或貼到哪我都不介意, 我只希望你所轉寄或轉貼的對象是一種可以好好討論 "事情" 而不是會對 "人" 做出抹黑辱罵或甚至造謠的人. 如果你無法確保這一點, 那就不要貼不要傳.</text:span><text:span text:style-name="T3"><text:line-break/><text:line-break/></text:span><text:span text:style-name="T1">我是很訝異你怎麼會說這是一種醫學生(道德)自覺運動? 我真的覺得許多台灣讀書人或醫生或大學生或老師教授什麼都好, 只要唸過一些書的, 往往真的很可怕; 完全沒有道德感可言. 他們的道德感只適用於自己家人或自己的朋友或與自己立場相同的人, 而且只限於白天, 晚上或陰暗處或四下無人處就似乎都不一定了, 沒有絲毫榮譽感.</text:span><text:span text:style-name="T3"><text:line-break/><text:line-break/></text:span><text:span text:style-name="T1">我答應黃院長的事我還是會照辦, 也就是說, 如果你們雙方要正式見面, 我很樂意做陪, 但我還是得跟您表示我內心真正的想法與感覺, 我的感覺是: 我和你彼此間基本上是懷著善意和友善的態度, 在這樣的基礎上, 我都已經講了一兩萬字了, 但你卻仍然覺得你們的運動是一種醫學生自覺運動, 我實在有點啞口無言, 不知道還能對其他一些不友善的人說些什麼, 真的是詞窮了.</text:span><text:span text:style-name="T3"><text:line-break/><text:line-break/></text:span><text:span text:style-name="T1">仍然還是老話, 我不相信你們的智商無法理解這樣一些基本的做人的道理, 不是無法理解, 而是根本不在乎, 不在乎別人受到什麼傷害.</text:span><text:span text:style-name="T3"><text:line-break/><text:line-break/></text:span><text:span text:style-name="T1">天快亮了, 我兩個小時後還得開車去台北, 今天是我們反戰站樁的日子, 本來我打算今天早點睡的, 但你們的行為碎了我的心, 使我睡意全消, 猛想著自己的將來真不知道何去何從.</text:span><text:span text:style-name="T3"><text:line-break/><text:line-break/></text:span><text:span text:style-name="T1">我目前是留職停薪, 專心做研究, 再過半年多就得復職, 但我真的越來越害怕回到醫界. 你們比我年輕許多, 理應比我更有理想才對, 而不該比我更能適應這麼一些烏煙瘴氣, 身處其中卻不察其臭.</text:span><text:span text:style-name="T3"><text:line-break/><text:line-break/></text:span><text:span text:style-name="T1">祝平安</text:span><text:span text:style-name="T3"><text:line-break/><text:line-break/></text:span><text:span text:style-name="T1">陳真</text:span><text:span text:style-name="T3"><text:line-break/></text:span><text:span text:style-name="T1">===========</text:span></text:p>
      <text:p text:style-name="P2"><text:span text:style-name="T1">TO 學弟及GGYY醫師,</text:span></text:p>
      <text:p text:style-name="P2"><text:span text:style-name="T1">一個人不能因為對別人的想法或觀點不認同就做出侵犯人權的事, 這是非法的不是嗎? 如果這很難理解, 我若行有餘力,我真的挺樂意用法律行動來給各位做一種機會教育,當道德使不上力,或許唯有法律才會使人壓制他的惡念.</text:span></text:p>
      <text:p text:style-name="P2"><text:span text:style-name="T1">其它的我就不想多說了.</text:span><text:span text:style-name="T3"><text:line-break/><text:line-break/></text:span><text:span text:style-name="T1">陳真</text:span></text:p>
      <text:p text:style-name="P2"><text:span text:style-name="T1">=========</text:span><text:span text:style-name="T3"><text:line-break/></text:span><text:span text:style-name="T1">Dear CW (一位醫界前輩),</text:span><text:span text:style-name="T3"><text:line-break/><text:line-break/></text:span><text:span text:style-name="T1">Many thanks for your comments. In my view, people here in Taiwan are too "reasonable" to reason with. To this I mean they always know how to act and how to talk to meet different purpose. On the table is one thing, under the table is another. They act not on the basis of what they perceive as moral or beautiful; rather, they act on their need. People lack a sense of self-respect and hence they cannot respct others and discipline themselves where there is no law.</text:span><text:span text:style-name="T3"><text:line-break/><text:line-break/></text:span><text:span text:style-name="T1">I see what you mean by "reasonable"; but I believe that what metters is not the ability to reason but the will to act, to act rightly of course. Like you, I also believe that there are many good persons with good behaviours; that's why I am still willing to live and to strive rather than committing a suicide. But it is the existence of misconduct or even evil that necessitates morality; namely, morality takes shape at least in part in response to evil. It is just like the fact that what medicine faces is various kinds of disordered state rather than a healthy one.</text:span><text:span text:style-name="T3"><text:line-break/><text:line-break/></text:span><text:span text:style-name="T1">Most importantly, I always believe that there is no such thing as medical ethics; what exists is simply some basic moralities and virtues of humanity which all of us, as a human being, MUST share with each other that forms the foudation of a civilized society in its every aspects. To put this claim in a mild form: there would be no such thing as medical ethics unless people are willing to act on this basis of humanity; and then it might be possible for them to be "more" moral on that basis in medical situations. In other words, if we pay no attention to things which are violating the basic law of humanity; it would make little sense to stress on some kind of virtues which are far more difficult to achieve than the basic one.</text:span><text:span text:style-name="T3"><text:line-break/><text:line-break/></text:span><text:span text:style-name="T1">I am happy to meet you in person too, if you feel that I am such a person, crude but sincere, who is worthy of your time. I will be in Taipei on 8 Aug, 14-15 Aug, 11-12 September. But you should be warned in advance of my "unsociability"; I am not good at talking as I have little valuable to say. In the past 25 years, I have written many articles or notes, acdemic or non-academic, but most of them-- more than 95%-- I keep to myself as I cannot convince myself they have some value and are worthy of being published or even being shared with any others.</text:span><text:span text:style-name="T3"><text:line-break/><text:line-break/></text:span><text:span text:style-name="T1">Yours,</text:span><text:span text:style-name="T3"><text:line-break/></text:span><text:span text:style-name="T1">Emir</text:span><text:span text:style-name="T3"><text:line-break/></text:span><text:span text:style-name="T1">=========</text:span><text:span text:style-name="T3"><text:line-break/></text:span><text:span text:style-name="T1">附錄:</text:span></text:p>
      <text:p text:style-name="P2"><text:span text:style-name="T1">-作者: pofenglee (pofeng) 看板: medstudent</text:span><text:span text:style-name="T3"><text:line-break/></text:span><text:span text:style-name="T1">標題: [修法] 哈巴狗電台：波蘭醫師掀波瀾</text:span><text:span text:style-name="T3"><text:line-break/></text:span><text:span text:style-name="T1">時間: Thu Jul 30 18:35:44 2009</text:span></text:p>
      <text:p text:style-name="P2"><text:span text:style-name="T1">不要噓我，我也很討厭這種嘴砲文章-- ...</text:span></text:p>
      <text:p text:style-name="P2"><text:span text:style-name="T1">※ 發信站: 批踢踢實業坊(ptt.cc)</text:span><text:span text:style-name="T3"><text:line-break/></text:span><text:span text:style-name="T1">◆ From: 61.224.107.36</text:span></text:p>
      <text:p text:style-name="P2"><text:span text:style-name="T1">噓 cooltyus:價值基礎？鑽法律漏洞有啥價值基礎？ 07/30 18:37</text:span></text:p>
      <text:p text:style-name="P2"><text:span text:style-name="T1">→ Silverdawn:結果發現他是波爸? 07/30 18:37</text:span></text:p>
      <text:p text:style-name="P2"><text:span text:style-name="T1">推 jagdzaku:這位老兄的文章喜歡站在主流意見對面 07/30 18:40</text:span></text:p>
      <text:p text:style-name="P2"><text:span text:style-name="T1">噓 eternia:為什麼不敢用真名呢？黃達夫李供跨賣！ 07/30 18:40</text:span></text:p>
      <text:p text:style-name="P2"><text:span text:style-name="T3"><text:line-break/></text:span><text:span text:style-name="T1">推 Bigheadhan:原PO是無辜的！可以允許我罵一聲啃嗎？ 07/30 18:41</text:span></text:p>
      <text:p text:style-name="P2"><text:span text:style-name="T1">→ cooltyus:台灣社會很可悲~~做壞事的永遠都是最大聲最囂張的 07/30 18:41</text:span></text:p>
      <text:p text:style-name="P2"><text:span text:style-name="T3"><text:line-break/></text:span><text:span text:style-name="T1">→ Silverdawn:達夫:換人上場救援了 07/30 18:42</text:span></text:p>
      <text:p text:style-name="P2"><text:span text:style-name="T1">→ cooltyus:台灣醫界更可悲~~有一整鍋的老鼠屎 07/30 18:42</text:span></text:p>
      <text:p text:style-name="P2"><text:span text:style-name="T1">噓 cherilove:轉過來幹麼啦 07/30 18:43</text:span></text:p>
      <text:p text:style-name="P2"><text:span text:style-name="T1">→ pofenglee:============= 以下開放噓文 :p =============== 07/30 18:43</text:span></text:p>
      <text:p text:style-name="P2"><text:span text:style-name="T1">噓 AllenTTN:原po都這麼說了！不噓對不起自己 07/30 18:46</text:span></text:p>
      <text:p text:style-name="P2"><text:span text:style-name="T1">噓 jcchiou:不懂裝懂, 如果真是醫師真是醫界之** 07/30 18:51</text:span></text:p>
      <text:p text:style-name="P2"><text:span text:style-name="T1">推 DrBear:google:1991年陳真醫師在長庚精神科R1 07/30 18:52</text:span></text:p>
      <text:p text:style-name="P2"><text:span text:style-name="T1">→ pofenglee:陳興正醫師 07/30 18:53</text:span></text:p>
      <text:p text:style-name="P2"><text:span text:style-name="T1">→ pofenglee:陳醫師，歡迎你打電話給我找證據喔，啾咪 07/30 18:55</text:span></text:p>
      <text:p text:style-name="P2"><text:span text:style-name="T1">噓 cooltyus:.....................原來他也不敢用本名 挖賽 07/30 18:56</text:span></text:p>
      <text:p text:style-name="P2"><text:span text:style-name="T1">→ pofenglee:陳真是筆名啦，他還蠻有名的 07/30 18:59</text:span></text:p>
      <text:p text:style-name="P2"><text:span text:style-name="T1">噓 shaq7766:不知所云 07/30 19:05</text:span></text:p>
      <text:p text:style-name="P2"><text:span text:style-name="T1">推 deathsman:陳真，我地係中國人，唔係東亞病夫，更唔係波蘭狗！ 07/30 19:07</text:span></text:p>
      <text:p text:style-name="P2"><text:span text:style-name="T1">噓 delta0521:我們罵的難聽也是私底下的氣話 公開場合的發言是經過考 07/30 19:08</text:span><text:span text:style-name="T3"><text:line-break/></text:span><text:span text:style-name="T1">→ delta0521:慮以正當方式表達 那些波波呢? 他們的父母才是用盡各種 07/30 19:09</text:span><text:span text:style-name="T3"><text:line-break/></text:span><text:span text:style-name="T1">→ delta0521:卑鄙手段從大老政府媒體等拼命想偷渡(應該說踹門硬闖) 07/30 19:11</text:span></text:p>
      <text:p text:style-name="P2"><text:span text:style-name="T1">噓 orcus927:看病請指名有天生神力的波波 07/30 19:11</text:span></text:p>
      <text:p text:style-name="P2"><text:span text:style-name="T1">matsui55:其他通篇放** 07/30 19:29</text:span></text:p>
      <text:p text:style-name="P2"><text:span text:style-name="T1">→ matsui55:權利跟利益會自己掉下來？！來！達夫你說說看 07/30 19:30</text:span></text:p>
      <text:p text:style-name="P2"><text:span text:style-name="T1">→ matsui55:的確太矯情....事實上，順便回答陳真的問題 07/30 19:31</text:span></text:p>
      <text:p text:style-name="P2"><text:span text:style-name="T1">→ cherilove:要原諒他的親人沒遇上波波 才會講得如此無知 07/30 19:48</text:span></text:p>
      <text:p text:style-name="P2"><text:span text:style-name="T1">噓 BioMachine:吃** 07/30 19:56</text:span></text:p>
      <text:p text:style-name="P2"><text:span text:style-name="T1">噓 abyssalpoet:=====biomachine請注意用詞，警告一次=============== 07/30 20:27</text:span></text:p>
      <text:p text:style-name="P2"><text:span text:style-name="T1">噓 abyssalpoet:還有 要罵他的最好都要具名，不然對他來說 07/30 20:27</text:span></text:p>
      <text:p text:style-name="P2"><text:span text:style-name="T1">噓 abyssalpoet:任何的批評只要沒具名就是抹黑吧 科科 07/30 20:27</text:span></text:p>
      <text:p text:style-name="P2"><text:span text:style-name="T1">→ pofenglee:我有具名喔 啾咪 07/30 20:31</text:span></text:p>
      <text:p text:style-name="P2"><text:span text:style-name="T1">推 PGasol:=====我地係中國人，唔係東亞病夫，更唔係波蘭狗！======== 07/30 20:55</text:span></text:p>
      <text:p text:style-name="P2"><text:span text:style-name="T1">噓 Monoprix:非要等波波神醫醫掛的病人鬧上媒體才會回頭認真看此議題 07/30 21:07</text:span></text:p>
      <text:p text:style-name="P2"><text:span text:style-name="T1">噓 gr1031:隨便吧..有認證過的波醫我可以接受~但是沒有的就...= = 07/30 22:02</text:span></text:p>
      <text:p text:style-name="P2"><text:span text:style-name="T1">推 hzlin77:值的大 家好好 省思 07/30 22:22</text:span></text:p>
      <text:p text:style-name="P2"><text:span text:style-name="T1">噓 HoterLin:不噓對不起自己 這人是何來歷??? 07/30 23:45</text:span></text:p>
      <text:p text:style-name="P2"><text:span text:style-name="T1">推 nreally:在這個版怎麼能說真話 肯定被噓 07/31 00:22</text:span></text:p>
      <text:p text:style-name="P2"><text:span text:style-name="T1">噓 sfsol:我也蠻佩服上面幾個能推這篇廢話的 07/31 00:30</text:span></text:p>
      <text:p text:style-name="P2"><text:span text:style-name="T1">噓 speedlimit:這樣他還想讓他兒子加入我們 他的腦袋怎麼了? 07/31 00:45</text:span></text:p>
      <text:p text:style-name="P2"><text:span text:style-name="T1">陳真陳興正是署立雲林醫院的醫師</text:span><text:span text:style-name="T3"><text:line-break/></text:span><text:span text:style-name="T1">台大被迫接下署雲後 陳真就變雲林分院醫師</text:span></text:p>
      <text:p text:style-name="P2"><text:span text:style-name="T1">基本上 他就是一個嘴砲鄉民</text:span><text:span text:style-name="T3"><text:line-break/></text:span><text:span text:style-name="T1">多讀了幾本書</text:span><text:span text:style-name="T3"><text:line-break/></text:span><text:span text:style-name="T1">就以為自己站在道德和邏輯的 制高點</text:span><text:span text:style-name="T3"><text:line-break/></text:span><text:span text:style-name="T1">就要跳出「討論的範圍」 去指導別人「應該如何討論」</text:span><text:span text:style-name="T3"><text:line-break/></text:span><text:span text:style-name="T1">作為反省力量是有餘</text:span><text:span text:style-name="T3"><text:line-break/></text:span><text:span text:style-name="T1">要真正解決政治社會問題 則是絕對不足</text:span></text:p>
      <text:p text:style-name="P2"><text:span text:style-name="T1">推 abyssalpoet:有興趣的可以自己google一下陳真(陳興正)醫師的文章 07/30 20:29</text:span></text:p>
      <text:p text:style-name="P2"><text:span text:style-name="T1">→ abyssalpoet:保證對他的真知卓見會有新的見解 07/30 20:30</text:span></text:p>
      <text:p text:style-name="P2"><text:span text:style-name="T1">bryantlee:= =我要跟我家人說在雲林台大分院看病要小心 07/30 20:56</text:span></text:p>
      <text:p text:style-name="P2"><text:span text:style-name="T1">→ PGasol:從署雲醫師變成台大醫師 還不錯 07/30 21:01</text:span></text:p>
      <text:p text:style-name="P2"><text:span text:style-name="T1">推 cherilove:台大招牌很好用的..像吸病人的磁石一樣.. 07/30 21:53</text:span></text:p>
      <text:p text:style-name="P2"><text:span text:style-name="T1">→ pippen2002:我要跟我家人說在雲林台大分院看病要小心 07/30 22:19</text:span><text:span text:style-name="T3"><text:line-break/></text:span><text:span text:style-name="T1">→ abyssalpoet:阿 又打錯字了 是"灼"見 才對...</text:span></text:p>
      <text:p text:style-name="P2"><text:span text:style-name="T1">陳真是一位精神科的前輩。早年是為了一些他看不下去的主流價值而挺身而出。但是在主流價值開始轉變之後，他卻反而沉迷在「反主流的樂趣」上，始終無法勒戒成功。簡單講，他喜歡透過發表一些「反主流價值」的文章，在別人的反對聲浪中，界定出自己的獨特與真知灼見來。</text:span></text:p>
      <text:p text:style-name="P2"><text:span text:style-name="T1">因為他當年在反對主流之後，並沒有建立什麼屬於自己的價值。正如所謂「破立」，他有破而無立，當「破壞」成為風潮，主流價值千瘡百孔之後，他就越來越沒有「語不驚人死不休」的發言餘地了。所以，請網友注意：他並沒有支持波波喔！他只是反對「反對波波」而已。</text:span></text:p>
      <text:p text:style-name="P2"><text:span text:style-name="T1">但是，他自己當年就是他所謂「小小年紀就XXXX」的那種特異份子，他反對到了當年的他自己。看得到他沒有東西可以反對時有多孤單了吧？</text:span></text:p>
      <text:p text:style-name="P2"><text:span text:style-name="T1">不過話說回來，醫學生可以搞到自己的訴求變成「主流價值」，驚動這些反對者來反對，倒也不簡單了。厲害！</text:span></text:p>
      <text:p text:style-name="P2"><text:span text:style-name="T1">※ 發信站: 批踢踢實業坊(ptt.cc)</text:span></text:p>
      <text:p text:style-name="P2"><text:span text:style-name="T1">◆ From: 123.204.113.124</text:span></text:p>
      <text:p text:style-name="P2"><text:span text:style-name="T1">推 AllenTTN:剛剛看到陳真是精神科醫生 就想說教主應該會出動了 07/30 22:11</text:span></text:p>
      <text:p text:style-name="P2"><text:span text:style-name="T1">推 abyssalpoet:可惜他沒PTTid 不然好想看教主大戰陳真唷XD 07/30 22:12</text:span></text:p>
      <text:p text:style-name="P2"><text:span text:style-name="T1">推 BioMachine:對呀 他年輕時更政治咧 科科 07/30 22:12</text:span></text:p>
      <text:p text:style-name="P2"><text:span text:style-name="T1">推 netfly:某人是不是該看病了 吸收太多的負面能量 且無病識感 07/30 22:19</text:span></text:p>
      <text:p text:style-name="P2"><text:span text:style-name="T1">→ pippen2002:明明只是個廢物! 07/30 22:20</text:span></text:p>
      <text:p text:style-name="P2"><text:span text:style-name="T1">推 Bigheadhan:樓上，說好不提老母的 07/30 22:22</text:span></text:p>
      <text:p text:style-name="P2"><text:span text:style-name="T1">推 abyssalpoet:=========pippen2002警告一次 請注意用詞=========== 07/30 22:26</text:span></text:p>
      <text:p text:style-name="P2"><text:span text:style-name="T1">→ abyssalpoet:====pippen2002您7/11以被警告過一次了 請自制====== 07/30 22:27</text:span></text:p>
      <text:p text:style-name="P2"><text:span text:style-name="T1">推 cooltyus:看起來也是為反對而反對的 07/30 22:40</text:span></text:p>
      <text:p text:style-name="P2"><text:span text:style-name="T1">推 kbtmvc:喂！羊姐嗎？我們需要急會診.... 07/30 22:43</text:span></text:p>
      <text:p text:style-name="P2"><text:span text:style-name="T1">推 HoterLin:搞破壞是很爽 不過最後充其量也只是副角 07/30 23:54</text:span></text:p>
      <text:p text:style-name="P2"><text:span text:style-name="T1">推 linceboy:我很想問...聽說精神科醫生當久了也會得精神病，是真的? 07/31 01:01</text:span></text:p>
      <text:p text:style-name="P2"><text:span text:style-name="T1">→ Elleria:樓上有一個說法是 精神科醫師有一半是因為別人的問題來當 07/31 01:13</text:span></text:p>
      <text:p text:style-name="P2"><text:span text:style-name="T1">→ Elleria:一半是為了自己的問題 言下之意 就是有一部分的精神科醫師 07/31 01:13</text:span></text:p>
      <text:p text:style-name="P2"><text:span text:style-name="T1">標題: 醫界是很小的－－波爸波媽下屆要選理監事要註明喔！發表於 : 週六 7月 25, 2009 3:57 pm</text:span></text:p>
      <text:p text:style-name="P2"><text:span text:style-name="T1">BY Intern</text:span></text:p>
      <text:p text:style-name="P2"><text:span text:style-name="T1">註冊時間: 週一 10月 13, 2008 1:35 am</text:span></text:p>
      <text:p text:style-name="P2"><text:span text:style-name="T1">台灣醫界是很小的，但是台灣的XXX協會卻很多。我猜，不少波爸波媽應該都身兼好多XXX協會或XXX學會的理監事或根本就事理事長的。</text:span></text:p>
      <text:p text:style-name="P2"><text:span text:style-name="T1">要改選的時候，記得註明一下：我就是那個某波的靠山喔！</text:span></text:p>
      <text:p text:style-name="P2"><text:span text:style-name="T1">讓有投票權的醫師會員用選票給你鼓勵鼓勵嘛！</text:span></text:p>
      <text:p text:style-name="P2"><text:span text:style-name="T1">我相信波爸波媽都不會接受藥商招待，也不會委託藥商代查Paper，更不會拿藥商免費奉送的三節禮物或出國邀宴的，年會的時候也不會接受藥商代買機票－－這些都是沒人告發，就沒有事情，但是一有人告發，就是重罪（尤其是公立醫院，那就是瀆職罪，至少都好幾年以上的，連監獄管理員幫獄友買東西收回扣，只要有人舉發，就是貪污治罪條例的）的事情。</text:span></text:p>
      <text:p text:style-name="P2"><text:span text:style-name="T1">台灣本土醫界人士都醫醫相護，好可惡喔！波爸波媽為了維護「人民有鑽法律漏洞」的權利，不畏艱難險阻，把小孩送到波蘭去的。為了達成波爸波媽的守法心願，理監事改選的時候，我們一定會用力支持您的！</text:span></text:p>
      <text:p text:style-name="P2"><text:span text:style-name="T1">在醫院的波爸波媽呢，就要靠醫學生幫忙了。藥商提供任何服務，請吃午餐啦，年會機票啦，即便送一杯咖啡也可以。請同學們用錄影筆拍下來，寄給我。台灣的醫師都很爛啊！一定會彼此醫醫相護的，不會互相告發（我也是濁流之一）。</text:span></text:p>
      <text:p text:style-name="P2"><text:span text:style-name="T1">波爸波媽你們是清流，一定不會接受這種司空見慣但是有違法可能的招待的。對不對？拿來給我們做醫改會的正確教材啊！</text:span></text:p>
      <text:p text:style-name="P2"><text:span text:style-name="T1">錄影筆到處都有在賣。這裡就有一家，一支才790元而已。放在襯衫口袋或醫師服口袋裡面，沒人知道, 錄影品質可以參考這裡：h t tp://www.youtube.com/watch?v=93NZRoaUXgg</text:span></text:p>
      <text:p text:style-name="P2"><text:span text:style-name="T1">XXX 委員如果考過國考了，送你十支（我想很多人渴望得到你的簽名筆），記得回送我一支簽名筆喔！</text:span></text:p>
      <text:p text:style-name="P1"><text:span text:style-name="T1">陳真 | 2009.08.02 17:12 | </text:span><text:span text:style-name="T2">#</text:span></text:p>
      <text:p text:style-name="P3"><text:span text:style-name="T1">網路上對林勤綱一片(匿名)謾罵抹黑,這種匿名抹黑現象已經變成台灣的一種特有文化,一種cancer,而且大多是綠營支持者才會有這樣的行為. 很可悲. 生死以之反對作惡,卻製造出一個更大的惡! 如果時光可以重來,我絕不會再跟任何品性不好的人從事任何事情,不管那事情有多麼偉大,都只會導向邪惡的後果.</text:span></text:p>
      <text:p text:style-name="P3"><text:span text:style-name="T1">陳真</text:span></text:p>
      <text:p text:style-name="P3"><text:span text:style-name="T1">=============</text:span><text:span text:style-name="T3"><text:line-break/></text:span><text:span text:style-name="T1">林勤綱 . 說謊 . 編故事 . 走狗檢察官</text:span></text:p>
      <text:p text:style-name="P3"><text:span text:style-name="T1">署名: 昆蟲</text:span></text:p>
      <text:p text:style-name="P3"><text:span text:style-name="T1">馬政府執政下，台灣司法已經從講法律、講證據演變成用想像、編故事。</text:span></text:p>
      <text:p text:style-name="P3"><text:span text:style-name="T1">這兩天，台灣的檢察官更蛻變成唱哭調仔的演員。這位唱哭調仔的演員就是林勤綱。</text:span></text:p>
      <text:p text:style-name="P3"><text:span text:style-name="T1">林勤綱邊哭邊說他以阿扁總統的室友身分向阿扁喊話要他認罪，還要釘死阿扁。</text:span></text:p>
      <text:p text:style-name="P3"><text:span text:style-name="T1">要唱哭調仔也沒什麼不可以，但是起碼也要讓人知道唱的是真實還是想像的故事。</text:span></text:p>
      <text:p text:style-name="P3"><text:span text:style-name="T1">問題是，和阿扁做了四年正牌室友的吳文清出來證明了林勤綱根本不是阿扁的室友。</text:span></text:p>
      <text:p text:style-name="P3"><text:span text:style-name="T1">就像馬英九大學時接觸電腦同一個樣子，林勤綱和阿扁也忽然成為大學室友 . . .</text:span></text:p>
      <text:p text:style-name="P3"><text:span text:style-name="T1">原來，「大學」之道，在說謊、在造假、在製造專制集權。</text:span></text:p>
      <text:p text:style-name="P3"><text:span text:style-name="T1">說謊無恥、走狗群的一員: 林勤綱</text:span></text:p>
      <text:p text:style-name="P3"><text:span text:style-name="T1">在被踢曝他說謊之後，林勤綱開始說是記者亂報。他如果真有種、有正義感就應該將現在正在為害全台灣社會、有名有姓的這批「亂報」記者「釘死」才對。哭著去釘一個早就被走狗成群的法官檢察官釘死的阿扁，根本就是孬種。</text:span><text:span text:style-name="T3"><text:line-break/></text:span></text:p>
      <text:p text:style-name="P1"><text:span text:style-name="T1">陳真 | 2009.08.02 16:41 | </text:span><text:span text:style-name="T2">#</text:span></text:p>
      <text:p text:style-name="P2"><text:span text:style-name="T1">像金恆煒這樣一些過去一點都不勇敢的人,跟黨外根本沾不上一點邊,如今卻反倒質疑一個一路走來最勇敢最無私的人.</text:span></text:p>
      <text:p text:style-name="P2"><text:span text:style-name="T1">現實真是比小說還荒謬.</text:span></text:p>
      <text:p text:style-name="P2"><text:span text:style-name="T1">陳真</text:span></text:p>
      <text:p text:style-name="P2"><text:span text:style-name="T1">====================</text:span><text:span text:style-name="T3"><text:line-break/></text:span><text:span text:style-name="T1">林勤綱哭什麼哭?!</text:span></text:p>
      <text:p text:style-name="P2"><text:span text:style-name="T1">（作者金恒煒，《當代》雜誌總編輯）</text:span></text:p>
      <text:p text:style-name="P2"><text:span text:style-name="T1">事情沸沸揚揚鬧了多日之後，檢察官林勤綱終於承認他不是前總統陳水扁的「室友」，把責任全推給媒體，歸咎為錯誤報導的烏龍事件。林勤綱的釐清並沒有解開疑竇，反而成為「謎團」的線索，牽出更多的疑問。</text:span></text:p>
      <text:p text:style-name="P2"><text:span text:style-name="T1">首先，如果沒有陳前總統「真正」的室友吳文清在媒體上公開「事實」，林勤綱會不會「以訛傳訛」的「居之不疑」？然後從「室友」連上「戰友」，歷史因此可以改寫？</text:span></text:p>
      <text:p text:style-name="P2"><text:span text:style-name="T1">其次要問的是，「室友說」出於何人之口？如此久遠的「私事」，不是「當事人」，誰能、誰敢說？何況此一說法見於所有媒體，沒有一家漏掉，可見絕對有製造中心：是有意製造還是確有所本？核心問題是，為何造假？一旦抽離掉「室友」、「戰友」的因素，林勤綱在法庭中用眼淚建構的論述馬上崩解，只剩下赤裸裸的鬥爭本色；「扁案」的政治本質再一次呈現在大家面前。</text:span></text:p>
      <text:p text:style-name="P2"><text:span text:style-name="T1">林勤綱接受訪問表示自己從來沒有說過與陳前總統是室友。要問的是，造謠的是誰？但他強調「和阿扁是三、四十年的老戰友」，這可不能再委之於「媒體」的烏龍了。既是「戰友」而且是「老」的，為什麼陳前總統「只有聽過，跟他不熟」的回應？</text:span></text:p>
      <text:p text:style-name="P2"><text:span text:style-name="T1">唯一捕捉到林勤綱的所謂「綠色淵源」，就是確曾擔任過美麗島事件的律師；「特偵組」的「政治利用」何嘗不是著眼於此！然而，「美麗島事件」的「律師團」成員共十五位，全屬「軍事審判」庭，林勤綱從事的「一般司法」不與焉；更重要的是，日後「律師團」組成「二二二會」，納入他人卻沒有林勤綱，這是其一。當年力戰國民黨的律師們，沒有一人進入黨國「司法體系」；這是「原則」與「理念」問題，可見林勤綱不可能成為「戰友」，遑論「老」了！</text:span></text:p>
      <text:p text:style-name="P2"><text:span text:style-name="T1">「室友」是假，「戰友」也不實，那麼林勤綱接受記者訪問時所說，他因為「太了解」阿扁，卻又無法迴避阿扁犯下的罪（《聯合報》，七月三十日），全屬無稽，接下來報導其他公訴檢察官形容「林勤綱珍惜與阿扁共同為民主奮戰的回憶，如今怎堪揭穿戰友犯罪的面紗」云云，洩漏了司法當局藉林勤綱（或與林合謀）的詭詐。</text:span></text:p>
      <text:p text:style-name="P2"><text:span text:style-name="T1">「扁案」法庭的雙林，真是各有特色：林怡君執「良心」之斧，把「法律」砸得稀爛；林勤綱拿「戰友」之棒，把「虛矯」（林勤綱語）打出「本尊」。「扁案」還辦得下去嗎！</text:span></text:p>
      <text:p text:style-name="P1"><text:span text:style-name="T1">陳真 | 2009.08.02 16:33 | </text:span><text:span text:style-name="T2">#</text:span></text:p>
      <text:p text:style-name="P3"><text:span text:style-name="T1">阿扁說: 耶穌是因反對巴勒斯坦獨立才被釘死的，可見林勤綱有意識形態，反對台灣獨立.</text:span></text:p>
      <text:p text:style-name="P3"><text:span text:style-name="T1">這些綠營的人真是病得不輕.</text:span></text:p>
      <text:p text:style-name="P3"><text:span text:style-name="T1">陳真</text:span><text:span text:style-name="T3"><text:line-break/></text:span><text:span text:style-name="T1">================</text:span><text:span text:style-name="T3"><text:line-break/></text:span><text:span text:style-name="T1">扁說不識 林勤綱不意外</text:span><text:span text:style-name="T3"><text:line-break/><text:line-break/></text:span><text:span text:style-name="T1">【聯合報╱記者許聲胤、吳政修／台北縣報導】 2009.08.01 02:26 am</text:span><text:span text:style-name="T3"><text:line-break/><text:line-break/><text:line-break/></text:span><text:span text:style-name="T1">扁辦昨天證實已收到前總統陳水扁指控台北地院合議庭法官濫權羈押自訴狀，將儘速遞送北院提出告訴。扁並透過探視的客社社長張葉森、中社社長陳萬德，重申他從未與公訴主任檢察官林勤綱有過接觸，並批林勤綱的引喻失當。</text:span></text:p>
      <text:p text:style-name="P3"><text:span text:style-name="T1">台南縣長蘇煥智昨到台北看守所探視前總統陳水扁後表示，阿扁告訴他，與林勤綱不熟，林在辯論庭根本就在演戲。</text:span></text:p>
      <text:p text:style-name="P3"><text:span text:style-name="T1">蘇煥智說，阿扁批評林勤綱在辯論庭上談到耶穌被釘死在十字架，耶穌是因反對巴勒斯坦獨立才被釘死的，可見林有意識形態，反對台灣獨立。阿扁還形容林走路都走直線，不會走歪線，遇到紅燈還會原地踏步。</text:span></text:p>
      <text:p text:style-name="P3"><text:span text:style-name="T1">【記者張宏業／台北報導】在法庭上感性流淚一夕成名的台北地檢署主任檢察官林勤綱，昨天表示「這一切的紛紛擾擾，我都已經交托給天上的那一位，其他的不想再去想。」</text:span></text:p>
      <text:p text:style-name="P3"><text:span text:style-name="T1">林勤綱指出，陳水扁會說與他不認識他並不意外，也不會怨恨。林勤綱說，他從沒說過自己和陳水扁同一間寢室，但兩人的確同為美麗島辯護律師，這部分事實無庸置疑。</text:span></text:p>
      <text:p text:style-name="P3"><text:span text:style-name="T1">【2009/08/01 聯合報】</text:span></text:p>
      <text:p text:style-name="P5"><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